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379000000DD812A8393B98183B5.jpg" manifest:media-type="image/jpeg"/>
  <manifest:file-entry manifest:full-path="Pictures/1000000000000379000000DDDD8F98E564C383D4.jpg" manifest:media-type="image/jpeg"/>
  <manifest:file-entry manifest:full-path="Pictures/1000000000000263000002808EDAE75CF2076EDB.png" manifest:media-type="image/png"/>
  <manifest:file-entry manifest:full-path="Pictures/1000000000000379000000DD9B9CD46DC34FAF90.jpg" manifest:media-type="image/jpeg"/>
  <manifest:file-entry manifest:full-path="Pictures/1000000000000379000000DDE8018341D30E022B.jpg" manifest:media-type="image/jpeg"/>
  <manifest:file-entry manifest:full-path="Pictures/1000000000000379000000DD8C88F95B38413872.jpg" manifest:media-type="image/jpeg"/>
  <manifest:file-entry manifest:full-path="Pictures/1000000000000379000000DD5EDEA345412395AD.jpg" manifest:media-type="image/jpeg"/>
  <manifest:file-entry manifest:full-path="Pictures/1000000000000379000000DD1C945A59B6AC87B5.jpg" manifest:media-type="image/jpeg"/>
  <manifest:file-entry manifest:full-path="Pictures/1000000000000379000000DDE462015C623EABA2.jpg" manifest:media-type="image/jpeg"/>
  <manifest:file-entry manifest:full-path="Pictures/1000000000000379000000DDB37C2F33A75AFB8B.jpg" manifest:media-type="image/jpeg"/>
  <manifest:file-entry manifest:full-path="Pictures/1000000000000379000000DDB15830147604863A.jpg" manifest:media-type="image/jpeg"/>
  <manifest:file-entry manifest:full-path="Pictures/1000000000000379000000DDC3E4FE53B4AB66BA.jpg" manifest:media-type="image/jpeg"/>
  <manifest:file-entry manifest:full-path="Pictures/1000000000000379000000DD683D5063A9C29181.jpg" manifest:media-type="image/jpeg"/>
  <manifest:file-entry manifest:full-path="Pictures/1000000000000379000000DDFEAD22D19E0E1692.jpg" manifest:media-type="image/jpeg"/>
  <manifest:file-entry manifest:full-path="Pictures/10000201000001F4000001F4D0F4557A4C10E64C.png" manifest:media-type="image/png"/>
  <manifest:file-entry manifest:full-path="Pictures/1000000000000379000000DD07A4D43C8569EB43.jpg" manifest:media-type="image/jpeg"/>
  <manifest:file-entry manifest:full-path="Pictures/1000000000000379000000DDFAA0EBE1614F966D.jpg" manifest:media-type="image/jpeg"/>
  <manifest:file-entry manifest:full-path="Pictures/1000000000000379000000DD9E6189F7F2F9FF30.jpg" manifest:media-type="image/jpeg"/>
  <manifest:file-entry manifest:full-path="Pictures/1000000000000379000000DDBB10D2F71BF7B121.jpg" manifest:media-type="image/jpeg"/>
  <manifest:file-entry manifest:full-path="Pictures/1000000000000379000000DD62DC8A266A09A7DC.jpg" manifest:media-type="image/jpeg"/>
  <manifest:file-entry manifest:full-path="Pictures/1000000000000379000000DD89C6CF3BB7B10100.jpg" manifest:media-type="image/jpeg"/>
  <manifest:file-entry manifest:full-path="Pictures/10000000000006400000024E9FA42DEFDE9CC3AB.jpg" manifest:media-type="image/jpeg"/>
  <manifest:file-entry manifest:full-path="Pictures/10000201000002A900000007C0CE8847B684B808.png" manifest:media-type="image/png"/>
  <manifest:file-entry manifest:full-path="Pictures/1000000000000379000000DD58320E6E11DF042D.jpg" manifest:media-type="image/jpeg"/>
  <manifest:file-entry manifest:full-path="Pictures/1000000000000379000000DD5B9DEB5EFD89C51A.jpg" manifest:media-type="image/jpeg"/>
  <manifest:file-entry manifest:full-path="Pictures/1000000000000379000000DDCDB147EE129AA1C6.jpg" manifest:media-type="image/jpeg"/>
  <manifest:file-entry manifest:full-path="Pictures/1000000000000379000000DDBAF9F3ABB55E4FAB.jpg" manifest:media-type="image/jpeg"/>
  <manifest:file-entry manifest:full-path="Pictures/1000000000000379000000DDBD2096207B7AEC32.jpg" manifest:media-type="image/jpeg"/>
  <manifest:file-entry manifest:full-path="Pictures/1000000000000379000000DD8D0B946BCD905143.jpg" manifest:media-type="image/jpeg"/>
  <manifest:file-entry manifest:full-path="Pictures/1000000000000379000000DDDB029B9C66984846.jpg" manifest:media-type="image/jpeg"/>
  <manifest:file-entry manifest:full-path="Pictures/1000000000000379000000DD7468643C1C1A4F34.jpg" manifest:media-type="image/jpeg"/>
  <manifest:file-entry manifest:full-path="Pictures/1000000000000379000000DD13125D85F61CA0E1.jpg" manifest:media-type="image/jpeg"/>
  <manifest:file-entry manifest:full-path="Pictures/1000000000000379000000DD0F4F38981614C78A.jpg" manifest:media-type="image/jpeg"/>
  <manifest:file-entry manifest:full-path="Pictures/1000000000000379000000DD01A9A334893D8EDE.jpg" manifest:media-type="image/jpeg"/>
  <manifest:file-entry manifest:full-path="Pictures/1000000000000379000000DD0670C5BBDA5103F3.jpg" manifest:media-type="image/jpeg"/>
  <manifest:file-entry manifest:full-path="Pictures/TablePreview1.svm" manifest:media-type=""/>
  <manifest:file-entry manifest:full-path="Pictures/1000000000000379000000DDC76598A3449F2C9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lack1" svg:font-family="'Arial Black'"/>
    <style:font-face style:name="Calibri2" svg:font-family="Calibri"/>
    <style:font-face style:name="Courier New1" svg:font-family="'Courier New'"/>
    <style:font-face style:name="Gill Sans MT" svg:font-family="'Gill Sans MT'"/>
    <style:font-face style:name="Palatino Linotype1" svg:font-family="'Palatino Linotype'"/>
    <style:font-face style:name="Segoe UI Symbol1" svg:font-family="'Segoe UI Symbol'"/>
    <style:font-face style:name="Times New Roman1" svg:font-family="'Times New Roman'"/>
    <style:font-face style:name="Trebuchet MS1" svg:font-family="'Trebuchet MS'"/>
    <style:font-face style:name="Arial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alatino Linotype" svg:font-family="'Palatino Linotype'" style:font-pitch="variable"/>
    <style:font-face style:name="Segoe UI Symbol" svg:font-family="'Segoe UI Symbol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4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7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draw:fit-to-size="false" fo:min-height="0.7cm" fo:min-width="2.816cm" fo:padding-top="0cm" fo:padding-bottom="0cm" fo:padding-left="0cm" fo:padding-right="0cm" fo:wrap-option="wrap" fo:clip="rect(0cm, 0cm, 0cm, 0cm)"/>
    </style:style>
    <style:style style:name="gr8" style:family="graphic" style:parent-style-name="standard">
      <style:graphic-properties draw:stroke="solid" svg:stroke-width="0.028cm" svg:stroke-color="#000000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bitmap" draw:fill-image-name="msFillBitmap_20_31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11" style:family="graphic" style:parent-style-name="standard">
      <style:graphic-properties draw:stroke="solid" svg:stroke-width="0.105cm" svg:stroke-color="#999999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bitmap" draw:fill-image-name="msFillBitmap_20_32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37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38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17" style:family="graphic" style:parent-style-name="standard">
      <style:graphic-properties draw:stroke="none" svg:stroke-width="0cm" draw:fill="bitmap" draw:fill-image-name="msFillBitmap_20_39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18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bitmap" draw:fill-image-name="msFillBitmap_20_40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41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1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svg:stroke-width="0cm" draw:fill="bitmap" draw:fill-image-name="msFillBitmap_20_42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3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4" style:family="graphic" style:parent-style-name="standard">
      <style:graphic-properties draw:stroke="solid" svg:stroke-width="0.105cm" svg:stroke-color="#999999" draw:fill="none" draw:textarea-vertical-align="top" draw:auto-grow-height="false" draw:fit-to-size="false" fo:min-height="0.256cm" fo:min-width="0.002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svg:stroke-width="0cm" draw:fill="bitmap" draw:fill-image-name="msFillBitmap_20_42" style:repeat="stretch" draw:textarea-vertical-align="top" draw:auto-grow-height="false" draw:fit-to-size="false" fo:min-height="0.7cm" fo:min-width="2.816cm" fo:padding-top="0cm" fo:padding-bottom="0cm" fo:padding-left="0cm" fo:padding-right="0cm" fo:wrap-option="wrap" fo:clip="rect(0cm, 0cm, 0cm, 0cm)"/>
    </style:style>
    <style:style style:name="gr26" style:family="graphic" style:parent-style-name="standard">
      <style:graphic-properties draw:stroke="none" svg:stroke-width="0cm" draw:fill="bitmap" draw:fill-image-name="msFillBitmap_20_44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7" style:family="graphic" style:parent-style-name="standard">
      <style:graphic-properties draw:stroke="none" svg:stroke-width="0cm" draw:fill="bitmap" draw:fill-image-name="msFillBitmap_20_45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svg:stroke-width="0cm" draw:fill="bitmap" draw:fill-image-name="msFillBitmap_20_46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30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1" style:family="graphic" style:parent-style-name="standard">
      <style:graphic-properties draw:stroke="none" svg:stroke-width="0cm" draw:fill="bitmap" draw:fill-image-name="msFillBitmap_20_47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32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3" style:family="graphic" style:parent-style-name="standard">
      <style:graphic-properties draw:stroke="none" svg:stroke-width="0cm" draw:fill="bitmap" draw:fill-image-name="msFillBitmap_20_48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34" style:family="graphic" style:parent-style-name="standard">
      <style:graphic-properties draw:stroke="none" svg:stroke-width="0cm" draw:fill="bitmap" draw:fill-image-name="msFillBitmap_20_49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35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6" style:family="graphic" style:parent-style-name="standard">
      <style:graphic-properties draw:stroke="none" svg:stroke-width="0cm" draw:fill="bitmap" draw:fill-image-name="msFillBitmap_20_50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37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8" style:family="graphic" style:parent-style-name="standard">
      <style:graphic-properties draw:stroke="none" svg:stroke-width="0cm" draw:fill="bitmap" draw:fill-image-name="msFillBitmap_20_51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39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0" style:family="graphic" style:parent-style-name="standard">
      <style:graphic-properties draw:stroke="none" svg:stroke-width="0cm" draw:fill="bitmap" draw:fill-image-name="msFillBitmap_20_52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41" style:family="graphic" style:parent-style-name="standard">
      <style:graphic-properties draw:stroke="none" svg:stroke-width="0cm" draw:fill="bitmap" draw:fill-image-name="msFillBitmap_20_54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42" style:family="graphic" style:parent-style-name="standard">
      <style:graphic-properties draw:stroke="none" svg:stroke-width="0cm" draw:fill="bitmap" draw:fill-image-name="msFillBitmap_20_55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43" style:family="graphic" style:parent-style-name="standard">
      <style:graphic-properties draw:stroke="none" svg:stroke-width="0cm" draw:fill="bitmap" draw:fill-image-name="msFillBitmap_20_56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44" style:family="graphic" style:parent-style-name="standard">
      <style:graphic-properties draw:stroke="none" svg:stroke-width="0cm" draw:fill="bitmap" draw:fill-image-name="msFillBitmap_20_57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45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6" style:family="graphic" style:parent-style-name="standard">
      <style:graphic-properties draw:stroke="none" svg:stroke-width="0cm" draw:fill="bitmap" draw:fill-image-name="msFillBitmap_20_58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47" style:family="graphic" style:parent-style-name="standard">
      <style:graphic-properties draw:stroke="none" svg:stroke-width="0cm" draw:fill="bitmap" draw:fill-image-name="msFillBitmap_20_59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48" style:family="graphic" style:parent-style-name="standard">
      <style:graphic-properties draw:stroke="none" svg:stroke-width="0cm" draw:fill="bitmap" draw:fill-image-name="msFillBitmap_20_61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49" style:family="graphic" style:parent-style-name="standard">
      <style:graphic-properties draw:stroke="none" svg:stroke-width="0cm" draw:fill="bitmap" draw:fill-image-name="msFillBitmap_20_62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50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1" style:family="graphic" style:parent-style-name="standard">
      <style:graphic-properties draw:stroke="none" svg:stroke-width="0cm" draw:fill="bitmap" draw:fill-image-name="msFillBitmap_20_63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52" style:family="graphic" style:parent-style-name="standard">
      <style:graphic-properties draw:stroke="none" svg:stroke-width="0cm" draw:fill="bitmap" draw:fill-image-name="msFillBitmap_20_64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53" style:family="graphic" style:parent-style-name="standard">
      <style:graphic-properties draw:stroke="none" svg:stroke-width="0cm" draw:fill="bitmap" draw:fill-image-name="msFillBitmap_20_65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54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5" style:family="graphic" style:parent-style-name="standard">
      <style:graphic-properties draw:stroke="none" svg:stroke-width="0cm" draw:fill="bitmap" draw:fill-image-name="msFillBitmap_20_66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56" style:family="graphic" style:parent-style-name="standard">
      <style:graphic-properties draw:stroke="none" svg:stroke-width="0cm" draw:fill="bitmap" draw:fill-image-name="msFillBitmap_20_68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57" style:family="graphic" style:parent-style-name="standard">
      <style:graphic-properties draw:stroke="solid" svg:stroke-width="0.014cm" svg:stroke-color="#000000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8" style:family="graphic" style:parent-style-name="standard">
      <style:graphic-properties draw:stroke="none" svg:stroke-width="0cm" draw:fill="bitmap" draw:fill-image-name="msFillBitmap_20_69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59" style:family="graphic" style:parent-style-name="standard">
      <style:graphic-properties draw:stroke="solid" svg:stroke-width="0.014cm" svg:stroke-color="#000000" draw:fill="none" draw:textarea-vertical-align="top" draw:auto-grow-height="true" draw:fit-to-size="false" fo:min-height="0cm" fo:min-width="0cm" fo:padding-top="0.032cm" fo:padding-bottom="0cm" fo:padding-left="0cm" fo:padding-right="0cm" fo:wrap-option="wrap"/>
    </style:style>
    <style:style style:name="gr60" style:family="graphic" style:parent-style-name="standard">
      <style:graphic-properties draw:stroke="none" svg:stroke-width="0cm" draw:fill="bitmap" draw:fill-image-name="msFillBitmap_20_70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61" style:family="graphic" style:parent-style-name="standard">
      <style:graphic-properties draw:stroke="none" svg:stroke-width="0cm" draw:fill="bitmap" draw:fill-image-name="msFillBitmap_20_71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62" style:family="graphic" style:parent-style-name="standard">
      <style:graphic-properties draw:stroke="none" svg:stroke-width="0cm" draw:fill="bitmap" draw:fill-image-name="msFillBitmap_20_72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63" style:family="graphic" style:parent-style-name="standard">
      <style:graphic-properties draw:stroke="none" svg:stroke-width="0cm" draw:fill="bitmap" draw:fill-image-name="msFillBitmap_20_73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gr64" style:family="graphic" style:parent-style-name="standard">
      <style:graphic-properties draw:stroke="none" svg:stroke-width="0cm" draw:fill="bitmap" draw:fill-image-name="msFillBitmap_20_487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pr1" style:family="presentation" style:parent-style-name="Blank-notes">
      <style:graphic-properties draw:fill-color="#ffffff" fo:min-height="13.364cm"/>
    </style:style>
    <style:style style:name="pr2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3" style:family="presentation" style:parent-style-name="Title_20_and_20_Content-outline1" style:list-style-name="L19">
      <style:graphic-properties draw:stroke="none" svg:stroke-width="0cm" draw:fill="none" draw:textarea-vertical-align="top" draw:auto-grow-height="true" draw:fit-to-size="false" fo:min-height="5.324cm" fo:padding-top="1.105cm" fo:padding-bottom="0cm" fo:padding-left="0cm" fo:padding-right="0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top" draw:auto-grow-height="true" draw:fit-to-size="false" fo:min-height="5.575cm" fo:padding-top="0cm" fo:padding-bottom="0cm" fo:padding-left="0cm" fo:padding-right="0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7" style:family="presentation" style:parent-style-name="Title_20_and_20_Content-outline1" style:list-style-name="L19">
      <style:graphic-properties draw:stroke="none" svg:stroke-width="0cm" draw:fill="none" draw:textarea-vertical-align="top" draw:auto-grow-height="true" draw:fit-to-size="false" fo:min-height="5.324cm" fo:padding-top="1.105cm" fo:padding-bottom="0cm" fo:padding-left="0cm" fo:padding-right="0cm" fo:wrap-option="wrap"/>
    </style:style>
    <style:style style:name="pr8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top" draw:auto-grow-height="true" draw:fit-to-size="false" fo:min-height="1.605cm" fo:padding-top="0cm" fo:padding-bottom="0cm" fo:padding-left="0cm" fo:padding-right="0cm" fo:wrap-option="wrap"/>
    </style:style>
    <style:style style:name="pr10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11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12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13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14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15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1.177cm" fo:padding-top="0cm" fo:padding-bottom="0cm" fo:padding-left="0cm" fo:padding-right="0cm" fo:wrap-option="wrap"/>
    </style:style>
    <style:style style:name="pr16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1.177cm" fo:padding-top="0cm" fo:padding-bottom="0cm" fo:padding-left="0cm" fo:padding-right="0cm" fo:wrap-option="wrap"/>
    </style:style>
    <style:style style:name="pr17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18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19" style:family="presentation" style:parent-style-name="Title_20_and_20_Content-title" style:list-style-name="L20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20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21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22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1.177cm" fo:padding-top="0cm" fo:padding-bottom="0cm" fo:padding-left="0cm" fo:padding-right="0cm" fo:wrap-option="wrap"/>
    </style:style>
    <style:style style:name="pr23" style:family="presentation" style:parent-style-name="Title_20_Only-title" style:list-style-name="L14">
      <style:graphic-properties draw:stroke="none" svg:stroke-width="0cm" draw:fill="none" draw:textarea-vertical-align="top" draw:auto-grow-height="true" draw:fit-to-size="false" fo:min-height="1.177cm" fo:padding-top="0cm" fo:padding-bottom="0cm" fo:padding-left="0cm" fo:padding-right="0cm" fo:wrap-option="wrap"/>
    </style:style>
    <style:style style:name="pr24" style:family="presentation" style:parent-style-name="Title_20_Only-backgroundobjects">
      <style:graphic-properties draw:stroke="none" svg:stroke-width="0cm" draw:fill="none" draw:fill-color="#ffffff" draw:textarea-vertical-align="top" draw:auto-grow-height="true" draw:fit-to-size="false" fo:min-height="5.575cm" fo:padding-top="0cm" fo:padding-bottom="0cm" fo:padding-left="0cm" fo:padding-right="0cm" fo:wrap-option="wrap"/>
    </style:style>
    <style:style style:name="pr25" style:family="presentation" style:parent-style-name="Title_20_Only-notes">
      <style:graphic-properties draw:fill-color="#ffffff" fo:min-height="13.364cm"/>
    </style:style>
    <style:style style:name="pr26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1.177cm" fo:padding-top="0cm" fo:padding-bottom="0cm" fo:padding-left="0cm" fo:padding-right="0cm" fo:wrap-option="wrap"/>
    </style:style>
    <style:style style:name="pr27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1.177cm" fo:padding-top="0cm" fo:padding-bottom="0cm" fo:padding-left="0cm" fo:padding-right="0cm" fo:wrap-option="wrap"/>
    </style:style>
    <style:style style:name="pr28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1.177cm" fo:padding-top="0cm" fo:padding-bottom="0cm" fo:padding-left="0cm" fo:padding-right="0cm" fo:wrap-option="wrap"/>
    </style:style>
    <style:style style:name="pr29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30" style:family="presentation" style:parent-style-name="Two_20_Content-title">
      <style:graphic-properties draw:stroke="none" svg:stroke-width="0cm" draw:fill="none" draw:textarea-vertical-align="top" draw:auto-grow-height="true" draw:fit-to-size="false" fo:min-height="1.605cm" fo:padding-top="0cm" fo:padding-bottom="0cm" fo:padding-left="0cm" fo:padding-right="0cm" fo:wrap-option="wrap"/>
    </style:style>
    <style:style style:name="pr31" style:family="presentation" style:parent-style-name="Two_20_Content-backgroundobjects">
      <style:graphic-properties draw:stroke="none" svg:stroke-width="0cm" draw:fill="none" draw:fill-color="#ffffff" draw:textarea-vertical-align="top" draw:auto-grow-height="true" draw:fit-to-size="false" fo:min-height="5.575cm" fo:padding-top="0cm" fo:padding-bottom="0cm" fo:padding-left="0cm" fo:padding-right="0cm" fo:wrap-option="wrap"/>
    </style:style>
    <style:style style:name="pr32" style:family="presentation" style:parent-style-name="Two_20_Content-notes">
      <style:graphic-properties draw:fill-color="#ffffff" fo:min-height="13.364cm"/>
    </style:style>
    <style:style style:name="pr33" style:family="presentation" style:parent-style-name="Title_20_Only-title">
      <style:graphic-properties draw:stroke="none" svg:stroke-width="0cm" draw:fill="none" draw:textarea-vertical-align="top" draw:auto-grow-height="true" draw:fit-to-size="false" fo:min-height="1.605cm" fo:padding-top="0cm" fo:padding-bottom="0cm" fo:padding-left="0cm" fo:padding-right="0cm" fo:wrap-option="wrap"/>
    </style:style>
    <style:style style:name="pr34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35" style:family="presentation" style:parent-style-name="Title_20_and_20_Content-title" style:list-style-name="L14">
      <style:graphic-properties draw:stroke="none" svg:stroke-width="0cm" draw:fill="none" draw:textarea-vertical-align="top" draw:auto-grow-height="true" draw:fit-to-size="false" fo:min-height="0.593cm" fo:padding-top="0cm" fo:padding-bottom="0cm" fo:padding-left="0cm" fo:padding-right="0cm" fo:wrap-option="wrap"/>
    </style:style>
    <style:style style:name="pr36" style:family="presentation" style:parent-style-name="Title_20_and_20_Content-outline1" style:list-style-name="L19">
      <style:graphic-properties draw:stroke="none" svg:stroke-width="0cm" draw:fill="none" draw:textarea-vertical-align="top" draw:auto-grow-height="true" draw:fit-to-size="false" fo:min-height="5.324cm" fo:padding-top="1.105cm" fo:padding-bottom="0cm" fo:padding-left="0cm" fo:padding-right="0cm" fo:wrap-option="wrap"/>
    </style:style>
    <style:style style:name="pr37" style:family="presentation" style:parent-style-name="Title_20_and_20_Content-backgroundobjects" style:list-style-name="L14">
      <style:graphic-properties draw:stroke="none" svg:stroke-width="0cm" draw:fill="none" draw:fill-color="#ffffff" draw:textarea-vertical-align="top" draw:auto-grow-height="true" draw:fit-to-size="false" fo:min-height="5.575cm" fo:padding-top="0cm" fo:padding-bottom="0cm" fo:padding-left="0cm" fo:padding-right="0cm" fo:wrap-option="wrap"/>
    </style:style>
    <style:style style:name="pr38" style:family="presentation" style:parent-style-name="Title_20_and_20_Content-backgroundobjects" style:list-style-name="L15">
      <style:graphic-properties draw:stroke="none" svg:stroke-width="0cm" draw:fill="none" draw:fill-color="#ffffff" draw:textarea-vertical-align="top" draw:auto-grow-height="true" draw:fit-to-size="false" fo:min-height="5.575cm" fo:padding-top="0cm" fo:padding-bottom="0cm" fo:padding-left="0cm" fo:padding-right="0cm" fo:wrap-option="wrap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co3" style:family="table-column">
      <style:table-column-properties style:column-width="7.592cm" style:use-optimal-column-width="false"/>
    </style:style>
    <style:style style:name="co4" style:family="table-column">
      <style:table-column-properties style:column-width="1.962cm" style:use-optimal-column-width="false"/>
    </style:style>
    <style:style style:name="co5" style:family="table-column">
      <style:table-column-properties style:column-width="8.067cm" style:use-optimal-column-width="false"/>
    </style:style>
    <style:style style:name="co6" style:family="table-column">
      <style:table-column-properties style:column-width="3.88cm" style:use-optimal-column-width="false"/>
    </style:style>
    <style:style style:name="co7" style:family="table-column">
      <style:table-column-properties style:column-width="2.672cm" style:use-optimal-column-width="false"/>
    </style:style>
    <style:style style:name="co8" style:family="table-column">
      <style:table-column-properties style:column-width="3.333cm" style:use-optimal-column-width="false"/>
    </style:style>
    <style:style style:name="ro1" style:family="table-row">
      <style:table-row-properties style:row-height="3.425cm"/>
    </style:style>
    <style:style style:name="ro2" style:family="table-row">
      <style:table-row-properties style:row-height="1.593cm"/>
    </style:style>
    <style:style style:name="ro3" style:family="table-row">
      <style:table-row-properties style:row-height="2.045cm"/>
    </style:style>
    <style:style style:name="ro4" style:family="table-row">
      <style:table-row-properties style:row-height="1.157cm"/>
    </style:style>
    <style:style style:name="ro5" style:family="table-row">
      <style:table-row-properties style:row-height="1.609cm"/>
    </style:style>
    <style:style style:name="ro6" style:family="table-row">
      <style:table-row-properties style:row-height="0.915cm"/>
    </style:style>
    <style:style style:name="ro7" style:family="table-row">
      <style:table-row-properties style:row-height="0.458cm"/>
    </style:style>
    <style:style style:name="ro8" style:family="table-row">
      <style:table-row-properties style:row-height="1.045cm"/>
    </style:style>
    <style:style style:name="ro9" style:family="table-row">
      <style:table-row-properties style:row-height="1.066cm"/>
    </style:style>
    <style:style style:name="ce1" style:family="table-cell">
      <loext:graphic-properties draw:fill="none" style:repeat="repeat"/>
      <style:paragraph-properties fo:margin-left="0cm" fo:margin-right="0cm" fo:margin-top="0.1cm" fo:margin-bottom="0cm" fo:line-height="100%" fo:text-align="end" fo:text-indent="0cm" fo:border="none">
        <style:tab-stops>
          <style:tab-stop style:position="1.843cm"/>
        </style:tab-stops>
      </style:paragraph-properties>
      <style:text-properties style:font-name="Liberation Sans2" fo:font-size="18pt"/>
    </style:style>
    <style:style style:name="ce2" style:family="table-cell">
      <loext:graphic-properties draw:fill="none" style:repeat="repeat"/>
      <style:paragraph-properties fo:border="none"/>
    </style:style>
    <style:style style:name="ce3" style:family="table-cell">
      <loext:graphic-properties draw:fill="none" style:repeat="repeat"/>
      <style:paragraph-properties fo:margin-left="0cm" fo:margin-right="0cm" fo:margin-top="0.1cm" fo:margin-bottom="0cm" fo:line-height="100%" fo:text-align="start" fo:text-indent="0cm" fo:border="none">
        <style:tab-stops>
          <style:tab-stop style:position="1.843cm"/>
        </style:tab-stops>
      </style:paragraph-properties>
      <style:text-properties style:font-name="Liberation Sans2" fo:font-size="18pt"/>
    </style:style>
    <style:style style:name="ce4" style:family="table-cell">
      <loext:graphic-properties draw:fill="none" style:repeat="repeat" draw:textarea-vertical-align="top"/>
      <style:paragraph-properties fo:margin-left="0cm" fo:margin-right="0cm" fo:margin-top="0cm" fo:margin-bottom="0cm" fo:line-height="100%" fo:text-align="start" fo:text-indent="0cm" fo:border="none"/>
      <style:text-properties fo:font-size="18pt"/>
    </style:style>
    <style:style style:name="ce5" style:family="table-cell">
      <loext:graphic-properties draw:fill="none" style:repeat="repeat" draw:textarea-vertical-align="top"/>
      <style:paragraph-properties fo:margin-left="0cm" fo:margin-right="0cm" fo:margin-top="0cm" fo:margin-bottom="0cm" fo:line-height="102%" fo:text-align="start" fo:text-indent="0cm" fo:border="none">
        <style:tab-stops>
          <style:tab-stop style:position="0cm"/>
        </style:tab-stops>
      </style:paragraph-properties>
      <style:text-properties fo:font-size="18pt"/>
    </style:style>
    <style:style style:name="ce6" style:family="table-cell">
      <loext:graphic-properties draw:fill="none" style:repeat="repeat" draw:textarea-vertical-align="top"/>
      <style:paragraph-properties fo:margin-left="0cm" fo:margin-right="0cm" fo:margin-top="0cm" fo:margin-bottom="0cm" fo:line-height="100%" fo:text-align="start" fo:text-indent="0cm" fo:border="none">
        <style:tab-stops>
          <style:tab-stop style:position="0cm"/>
        </style:tab-stops>
      </style:paragraph-properties>
      <style:text-properties fo:font-size="18pt"/>
    </style:style>
    <style:style style:name="ce7" style:family="table-cell">
      <loext:graphic-properties draw:fill="none" style:repeat="repeat" draw:textarea-vertical-align="top"/>
      <style:paragraph-properties fo:margin-left="0cm" fo:margin-right="0cm" fo:margin-top="0cm" fo:margin-bottom="0cm" fo:line-height="100%" fo:text-align="start" fo:text-indent="0cm" fo:border="none">
        <style:tab-stops>
          <style:tab-stop style:position="1.041cm"/>
        </style:tab-stops>
      </style:paragraph-properties>
      <style:text-properties fo:font-size="18pt"/>
    </style:style>
    <style:style style:name="ce8" style:family="table-cell">
      <loext:graphic-properties draw:fill="none" style:repeat="repeat" draw:textarea-vertical-align="middle" fo:padding-top="0cm" fo:padding-bottom="0cm" fo:padding-left="0cm" fo:padding-right="0cm"/>
      <style:paragraph-properties fo:margin-left="0.035cm" fo:margin-right="0cm" fo:margin-top="0cm" fo:margin-bottom="0cm" fo:line-height="100%" fo:text-align="center" fo:text-indent="0cm" fo:border-left="none" fo:border-right="none" fo:border-top="none" fo:border-bottom="0.26pt solid #000000"/>
      <style:text-properties fo:font-size="18pt" fo:letter-spacing="normal"/>
    </style:style>
    <style:style style:name="ce9" style:family="table-cell">
      <loext:graphic-properties draw:fill="none" style:repeat="repeat" draw:textarea-vertical-align="middle" fo:padding-top="0cm" fo:padding-bottom="0cm" fo:padding-left="0cm" fo:padding-right="0cm"/>
      <style:paragraph-properties fo:margin-left="0cm" fo:margin-right="0.028cm" fo:margin-top="0cm" fo:margin-bottom="0cm" style:line-height-at-least="0.383cm" fo:text-align="center" fo:text-indent="0cm" fo:border-left="none" fo:border-right="none" fo:border-top="none" fo:border-bottom="0.26pt solid #000000"/>
    </style:style>
    <style:style style:name="ce10" style:family="table-cell">
      <loext:graphic-properties draw:fill="none" style:repeat="repeat" draw:textarea-vertical-align="middle" fo:padding-top="0cm" fo:padding-bottom="0cm" fo:padding-left="0cm" fo:padding-right="0cm"/>
      <style:paragraph-properties fo:margin-left="0.175cm" fo:margin-right="0cm" fo:margin-top="0cm" fo:margin-bottom="0cm" style:line-height-at-least="0.383cm" fo:text-align="center" fo:text-indent="0cm" fo:border-left="none" fo:border-right="none" fo:border-top="none" fo:border-bottom="0.26pt solid #000000"/>
    </style:style>
    <style:style style:name="ce11" style:family="table-cell">
      <loext:graphic-properties draw:fill="none" style:repeat="repeat" draw:textarea-vertical-align="middle" fo:padding-top="0cm" fo:padding-bottom="0cm" fo:padding-left="0cm" fo:padding-right="0cm"/>
      <style:paragraph-properties fo:margin-left="0.21cm" fo:margin-right="0cm" fo:margin-top="0.118cm" fo:margin-bottom="0cm" fo:line-height="100%" fo:text-align="start" fo:text-indent="0cm" fo:border-left="none" fo:border-right="none" fo:border-top="0.26pt solid #000000" fo:border-bottom="none"/>
    </style:style>
    <style:style style:name="ce12" style:family="table-cell">
      <loext:graphic-properties draw:fill="none" style:repeat="repeat" draw:textarea-vertical-align="middle" fo:padding-top="0cm" fo:padding-bottom="0cm" fo:padding-left="0cm" fo:padding-right="0cm"/>
      <style:paragraph-properties fo:margin-left="0cm" fo:margin-right="0cm" fo:margin-top="0.136cm" fo:margin-bottom="0cm" fo:line-height="100%" fo:text-align="center" fo:text-indent="0cm" fo:border-left="none" fo:border-right="none" fo:border-top="0.26pt solid #000000" fo:border-bottom="none"/>
    </style:style>
    <style:style style:name="ce13" style:family="table-cell">
      <loext:graphic-properties draw:fill="none" style:repeat="repeat" draw:textarea-vertical-align="middle" fo:padding-top="0cm" fo:padding-bottom="0cm" fo:padding-left="0cm" fo:padding-right="0cm"/>
      <style:paragraph-properties fo:border-left="none" fo:border-right="none" fo:border-top="0.26pt solid #000000" fo:border-bottom="none"/>
    </style:style>
    <style:style style:name="ce14" style:family="table-cell">
      <loext:graphic-properties draw:fill="none" style:repeat="repeat" draw:textarea-vertical-align="middle" fo:padding-top="0cm" fo:padding-bottom="0cm" fo:padding-left="0cm" fo:padding-right="0cm"/>
      <style:paragraph-properties fo:margin-left="0.21cm" fo:margin-right="0cm" fo:margin-top="0.004cm" fo:margin-bottom="0cm" fo:line-height="100%" fo:text-align="start" fo:text-indent="0cm" fo:border="none"/>
    </style:style>
    <style:style style:name="ce15" style:family="table-cell">
      <loext:graphic-properties draw:fill="none" style:repeat="repeat" draw:textarea-vertical-align="middle" fo:padding-top="0cm" fo:padding-bottom="0cm" fo:padding-left="0cm" fo:padding-right="0cm"/>
      <style:paragraph-properties fo:margin-left="0cm" fo:margin-right="0cm" fo:margin-top="0.004cm" fo:margin-bottom="0cm" fo:line-height="100%" fo:text-align="center" fo:text-indent="0cm" fo:border="none"/>
    </style:style>
    <style:style style:name="ce16" style:family="table-cell">
      <loext:graphic-properties draw:fill="none" style:repeat="repeat" draw:textarea-vertical-align="middle" fo:padding-top="0cm" fo:padding-bottom="0cm" fo:padding-left="0cm" fo:padding-right="0cm"/>
      <style:paragraph-properties fo:border="none"/>
    </style:style>
    <style:style style:name="ce17" style:family="table-cell">
      <loext:graphic-properties draw:fill="none" style:repeat="repeat" draw:textarea-vertical-align="middle" fo:padding-top="0cm" fo:padding-bottom="0cm" fo:padding-left="0cm" fo:padding-right="0cm"/>
      <style:paragraph-properties fo:margin-left="0cm" fo:margin-right="0cm" fo:margin-top="0.002cm" fo:margin-bottom="0cm" fo:line-height="100%" fo:text-align="start" fo:text-indent="0cm" fo:border="none"/>
    </style:style>
    <style:style style:name="ce18" style:family="table-cell">
      <loext:graphic-properties draw:fill="none" style:repeat="repeat" draw:textarea-vertical-align="middle" fo:padding-top="0cm" fo:padding-bottom="0cm" fo:padding-left="0cm" fo:padding-right="0cm"/>
      <style:paragraph-properties fo:margin-left="0.21cm" fo:margin-right="0cm" fo:margin-top="0.03cm" fo:margin-bottom="0cm" fo:line-height="100%" fo:text-align="start" fo:text-indent="0cm" fo:border-left="none" fo:border-right="none" fo:border-top="none" fo:border-bottom="0.4pt solid #000000"/>
    </style:style>
    <style:style style:name="ce19" style:family="table-cell">
      <loext:graphic-properties draw:fill="none" style:repeat="repeat" draw:textarea-vertical-align="middle" fo:padding-top="0cm" fo:padding-bottom="0cm" fo:padding-left="0cm" fo:padding-right="0cm"/>
      <style:paragraph-properties fo:margin-left="0cm" fo:margin-right="0cm" fo:margin-top="0.007cm" fo:margin-bottom="0cm" fo:line-height="100%" fo:text-align="start" fo:text-indent="0cm" fo:border-left="none" fo:border-right="none" fo:border-top="none" fo:border-bottom="0.4pt solid #000000"/>
    </style:style>
    <style:style style:name="ce20" style:family="table-cell">
      <loext:graphic-properties draw:fill="none" style:repeat="repeat" draw:textarea-vertical-align="middle" fo:padding-top="0cm" fo:padding-bottom="0cm" fo:padding-left="0cm" fo:padding-right="0cm"/>
      <style:paragraph-properties fo:margin-left="0.215cm" fo:margin-right="0cm" fo:margin-top="0.048cm" fo:margin-bottom="0cm" fo:line-height="100%" fo:text-align="center" fo:text-indent="0cm" fo:border-left="none" fo:border-right="none" fo:border-top="none" fo:border-bottom="0.4pt solid #000000"/>
    </style:style>
    <style:style style:name="P1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.035cm" fo:margin-right="0cm" fo:margin-top="0cm" fo:margin-bottom="0cm" fo:line-height="100%" fo:text-align="start" fo:text-indent="0cm"/>
    </style:style>
    <style:style style:name="P3" style:family="paragraph">
      <style:paragraph-properties fo:margin-left="0.122cm" fo:margin-right="0cm" fo:margin-top="0.144cm" fo:margin-bottom="0cm" fo:line-height="100%" fo:text-align="center" fo:text-indent="0cm"/>
    </style:style>
    <style:style style:name="P4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fo:font-size="18pt"/>
    </style:style>
    <style:style style:name="P5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1.154cm" fo:margin-right="0cm" fo:margin-top="0cm" fo:margin-bottom="0cm" style:line-height-at-least="0.337cm" fo:text-align="start" fo:text-indent="0cm"/>
    </style:style>
    <style:style style:name="P7" style:family="paragraph">
      <style:paragraph-properties fo:margin-left="0.035cm" fo:margin-right="0cm" fo:margin-top="0cm" fo:margin-bottom="0cm" style:line-height-at-least="0.337cm" fo:text-align="start" fo:text-indent="0cm"/>
    </style:style>
    <style:style style:name="P8" style:family="paragraph">
      <loext:graphic-properties draw:fill="none"/>
      <style:paragraph-properties fo:margin-left="1.154cm" fo:margin-right="0cm" fo:margin-top="0cm" fo:margin-bottom="0cm" style:line-height-at-least="0.337cm" fo:text-align="start" fo:text-indent="0cm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left="0.035cm" fo:margin-right="0cm" fo:margin-top="0cm" fo:margin-bottom="0cm" style:line-height-at-least="0.584cm" fo:text-align="start" fo:text-indent="0cm"/>
    </style:style>
    <style:style style:name="P11" style:family="paragraph">
      <loext:graphic-properties draw:fill="none"/>
      <style:paragraph-properties fo:margin-left="0.035cm" fo:margin-right="0cm" fo:margin-top="0cm" fo:margin-bottom="0cm" style:line-height-at-least="0.584cm" fo:text-align="start" fo:text-indent="0cm" style:font-independent-line-spacing="true"/>
      <style:text-properties fo:font-size="14pt"/>
    </style:style>
    <style:style style:name="P12" style:family="paragraph">
      <style:paragraph-properties fo:margin-left="0.039cm" fo:margin-right="0cm" fo:margin-top="0cm" fo:margin-bottom="0cm" fo:line-height="100%" fo:text-align="start" fo:text-indent="0cm">
        <style:tab-stops>
          <style:tab-stop style:position="11.411cm"/>
        </style:tab-stops>
      </style:paragraph-properties>
    </style:style>
    <style:style style:name="P13" style:family="paragraph">
      <style:paragraph-properties fo:margin-left="0cm" fo:margin-right="0cm" fo:margin-top="0.012cm" fo:margin-bottom="0cm" fo:line-height="100%" fo:text-align="start" fo:text-indent="0cm">
        <style:tab-stops>
          <style:tab-stop style:position="1.614cm"/>
        </style:tab-stops>
      </style:paragraph-properties>
    </style:style>
    <style:style style:name="P14" style:family="paragraph">
      <style:paragraph-properties fo:margin-left="0cm" fo:margin-right="0cm" fo:margin-top="0.012cm" fo:margin-bottom="0cm" fo:line-height="100%" fo:text-align="start" fo:text-indent="0cm">
        <style:tab-stops>
          <style:tab-stop style:position="1.614cm"/>
          <style:tab-stop style:position="11.217cm"/>
        </style:tab-stops>
      </style:paragraph-properties>
    </style:style>
    <style:style style:name="P15" style:family="paragraph">
      <loext:graphic-properties draw:fill="none"/>
      <style:paragraph-properties fo:margin-left="0.039cm" fo:margin-right="0cm" fo:margin-top="0cm" fo:margin-bottom="0cm" fo:line-height="100%" fo:text-align="start" fo:text-indent="0cm" style:font-independent-line-spacing="true">
        <style:tab-stops>
          <style:tab-stop style:position="11.411cm"/>
        </style:tab-stops>
      </style:paragraph-properties>
      <style:text-properties fo:font-size="10.5pt"/>
    </style:style>
    <style:style style:name="P16" style:family="paragraph">
      <loext:graphic-properties draw:fill="bitmap" draw:fill-image-name="msFillBitmap_20_29" style:repeat="stretch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.035cm" fo:margin-right="0cm" fo:margin-top="0cm" fo:margin-bottom="0cm" style:line-height-at-least="0.243cm" fo:text-align="start" fo:text-indent="0cm"/>
      <style:text-properties fo:font-size="6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P19" style:family="paragraph">
      <style:paragraph-properties fo:margin-left="0.071cm" fo:margin-right="0cm" fo:margin-top="0cm" fo:margin-bottom="0cm" style:line-height-at-least="0.245cm" fo:text-align="start" fo:text-indent="0cm"/>
      <style:text-properties fo:font-size="6pt" style:font-size-asian="14pt" style:font-size-complex="14pt"/>
    </style:style>
    <style:style style:name="P20" style:family="paragraph">
      <loext:graphic-properties draw:fill="none"/>
      <style:paragraph-properties fo:margin-left="0.035cm" fo:margin-right="0cm" fo:margin-top="0cm" fo:margin-bottom="0cm" style:line-height-at-least="0.584cm" fo:text-align="start" fo:text-indent="0cm" style:font-independent-line-spacing="true"/>
      <style:text-properties fo:font-size="14pt" fo:font-style="normal" style:font-style-asian="normal" style:font-style-complex="normal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.116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23" style:family="paragraph">
      <style:paragraph-properties fo:margin-left="0cm" fo:margin-right="0cm" fo:margin-top="0.012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24" style:family="paragraph">
      <style:paragraph-properties fo:margin-left="0.815cm" fo:margin-right="0cm" fo:margin-top="0cm" fo:margin-bottom="0cm" fo:line-height="100%" fo:text-align="start" fo:text-indent="0cm">
        <style:tab-stops>
          <style:tab-stop style:position="1.843cm"/>
        </style:tab-stops>
      </style:paragraph-properties>
    </style:style>
    <style:style style:name="P25" style:family="paragraph">
      <style:paragraph-properties fo:margin-left="0.714cm" fo:margin-right="0cm" fo:margin-top="0.012cm" fo:margin-bottom="0cm" fo:line-height="100%" fo:text-align="start" fo:text-indent="0cm">
        <style:tab-stops>
          <style:tab-stop style:position="1.843cm"/>
        </style:tab-stops>
      </style:paragraph-properties>
    </style:style>
    <style:style style:name="P26" style:family="paragraph">
      <style:paragraph-properties fo:margin-left="0cm" fo:margin-right="0.014cm" fo:margin-top="0.002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27" style:family="paragraph">
      <loext:graphic-properties draw:fill="bitmap" draw:fill-image-name="msFillBitmap_20_31" style:repeat="stretch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.1cm" fo:margin-bottom="0cm" fo:line-height="100%" fo:text-align="end" fo:text-indent="0cm">
        <style:tab-stops>
          <style:tab-stop style:position="1.843cm"/>
        </style:tab-stops>
      </style:paragraph-properties>
    </style:style>
    <style:style style:name="P29" style:family="paragraph">
      <style:paragraph-properties fo:margin-left="0cm" fo:margin-right="0cm" fo:margin-top="0.1cm" fo:margin-bottom="0cm" fo:line-height="100%" fo:text-align="start" fo:text-indent="0cm">
        <style:tab-stops>
          <style:tab-stop style:position="1.843cm"/>
        </style:tab-stops>
      </style:paragraph-properties>
    </style:style>
    <style:style style:name="P3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1" style:family="paragraph">
      <style:paragraph-properties fo:margin-left="0.035cm" fo:margin-right="0.014cm" fo:margin-top="0cm" fo:margin-bottom="0cm" style:line-height-at-least="0.335cm" fo:text-align="start" fo:text-indent="0cm"/>
    </style:style>
    <style:style style:name="P32" style:family="paragraph">
      <loext:graphic-properties draw:fill="none"/>
      <style:paragraph-properties fo:margin-left="0.035cm" fo:margin-right="0.014cm" fo:margin-top="0cm" fo:margin-bottom="0cm" style:line-height-at-least="0.335cm" fo:text-align="start" fo:text-indent="0cm" style:font-independent-line-spacing="true"/>
      <style:text-properties fo:font-size="18pt"/>
    </style:style>
    <style:style style:name="P33" style:family="paragraph">
      <loext:graphic-properties draw:fill="bitmap" draw:fill-image-name="msFillBitmap_20_32" style:repeat="stretch"/>
      <style:paragraph-properties fo:text-align="start" style:font-independent-line-spacing="true"/>
      <style:text-properties fo:font-size="18pt"/>
    </style:style>
    <style:style style:name="P34" style:family="paragraph">
      <style:paragraph-properties fo:margin-left="0.219cm" fo:margin-right="0cm" fo:margin-top="0cm" fo:margin-bottom="0cm" fo:line-height="100%" fo:text-align="start" fo:text-indent="0cm"/>
    </style:style>
    <style:style style:name="P35" style:family="paragraph">
      <style:paragraph-properties fo:margin-left="0cm" fo:margin-right="0.3cm" fo:margin-top="0.095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36" style:family="paragraph">
      <style:paragraph-properties fo:margin-left="0cm" fo:margin-right="0.034cm" fo:margin-top="0.071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37" style:family="paragraph">
      <style:paragraph-properties fo:margin-left="0cm" fo:margin-right="0.034cm" fo:margin-top="0.081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38" style:family="paragraph">
      <style:paragraph-properties fo:margin-left="0cm" fo:margin-right="0.042cm" fo:margin-top="0.131cm" fo:margin-bottom="0cm" fo:line-height="100%" fo:text-align="start" fo:text-indent="0cm">
        <style:tab-stops>
          <style:tab-stop style:position="1.175cm"/>
        </style:tab-stops>
      </style:paragraph-properties>
    </style:style>
    <style:style style:name="P39" style:family="paragraph">
      <style:paragraph-properties fo:margin-left="1.245cm" fo:margin-right="0.01cm" fo:margin-top="0.012cm" fo:margin-bottom="0cm" style:line-height-at-least="0.423cm" fo:text-align="start" fo:text-indent="0cm">
        <style:tab-stops>
          <style:tab-stop style:position="1.175cm"/>
        </style:tab-stops>
      </style:paragraph-properties>
    </style:style>
    <style:style style:name="P40" style:family="paragraph">
      <style:paragraph-properties fo:margin-left="1.173cm" fo:margin-right="0.014cm" fo:margin-top="0cm" fo:margin-bottom="0cm" style:line-height-at-least="0.423cm" fo:text-align="start" fo:text-indent="0cm">
        <style:tab-stops>
          <style:tab-stop style:position="1.175cm"/>
        </style:tab-stops>
      </style:paragraph-properties>
    </style:style>
    <style:style style:name="P41" style:family="paragraph">
      <loext:graphic-properties draw:fill="bitmap" draw:fill-image-name="msFillBitmap_20_37" style:repeat="stretch"/>
      <style:paragraph-properties fo:text-align="start" style:font-independent-line-spacing="true"/>
      <style:text-properties fo:font-size="18pt"/>
    </style:style>
    <style:style style:name="P42" style:family="paragraph">
      <style:paragraph-properties fo:margin-left="0cm" fo:margin-right="0.138cm" fo:margin-top="0.051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43" style:family="paragraph">
      <style:paragraph-properties fo:margin-left="0cm" fo:margin-right="0.203cm" fo:margin-top="0.032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44" style:family="paragraph">
      <style:paragraph-properties fo:margin-left="0.402cm" fo:margin-right="0.203cm" fo:margin-top="0.115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45" style:family="paragraph">
      <style:paragraph-properties fo:margin-left="0cm" fo:margin-right="0.014cm" fo:margin-top="0.032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46" style:family="paragraph">
      <style:paragraph-properties fo:margin-left="0.402cm" fo:margin-right="0.014cm" fo:margin-top="0.115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47" style:family="paragraph">
      <style:paragraph-properties fo:margin-left="0.402cm" fo:margin-right="0.014cm" fo:margin-top="0.012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48" style:family="paragraph">
      <loext:graphic-properties draw:fill="bitmap" draw:fill-image-name="msFillBitmap_20_38" style:repeat="stretch"/>
      <style:paragraph-properties fo:text-align="start" style:font-independent-line-spacing="true"/>
      <style:text-properties fo:font-size="18pt"/>
    </style:style>
    <style:style style:name="P49" style:family="paragraph">
      <style:paragraph-properties fo:margin-left="0.034cm" fo:margin-right="0cm" fo:margin-top="0cm" fo:margin-bottom="0cm" style:line-height-at-least="0.584cm" fo:text-align="start" fo:text-indent="0cm"/>
    </style:style>
    <style:style style:name="P50" style:family="paragraph">
      <style:paragraph-properties fo:margin-left="0cm" fo:margin-right="0.071cm" fo:margin-top="0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51" style:family="paragraph">
      <style:paragraph-properties fo:margin-left="0cm" fo:margin-right="0.014cm" fo:margin-top="0.106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52" style:family="paragraph">
      <style:paragraph-properties fo:margin-left="0.4cm" fo:margin-right="7.8cm" fo:margin-top="0.175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53" style:family="paragraph">
      <loext:graphic-properties draw:fill="bitmap" draw:fill-image-name="msFillBitmap_20_39" style:repeat="stretch"/>
      <style:paragraph-properties fo:text-align="start" style:font-independent-line-spacing="true"/>
      <style:text-properties fo:font-size="18pt"/>
    </style:style>
    <style:style style:name="P54" style:family="paragraph">
      <style:paragraph-properties fo:margin-left="0cm" fo:margin-right="0cm" fo:margin-top="0.249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55" style:family="paragraph">
      <style:paragraph-properties fo:margin-left="0cm" fo:margin-right="0cm" fo:margin-top="0.166cm" fo:margin-bottom="0cm" style:line-height-at-least="0.423cm" fo:text-align="start" fo:text-indent="0cm">
        <style:tab-stops>
          <style:tab-stop style:position="1.175cm"/>
        </style:tab-stops>
      </style:paragraph-properties>
    </style:style>
    <style:style style:name="P56" style:family="paragraph">
      <style:paragraph-properties fo:margin-left="0cm" fo:margin-right="0cm" fo:margin-top="0cm" fo:margin-bottom="0cm" style:line-height-at-least="0.423cm" fo:text-align="start" fo:text-indent="0cm">
        <style:tab-stops>
          <style:tab-stop style:position="1.175cm"/>
        </style:tab-stops>
      </style:paragraph-properties>
    </style:style>
    <style:style style:name="P57" style:family="paragraph">
      <style:paragraph-properties fo:margin-left="0.402cm" fo:margin-right="0.014cm" fo:margin-top="0.182cm" fo:margin-bottom="0cm" fo:line-height="102%" fo:text-align="start" fo:text-indent="0cm">
        <style:tab-stops>
          <style:tab-stop style:position="1.175cm"/>
        </style:tab-stops>
      </style:paragraph-properties>
    </style:style>
    <style:style style:name="P58" style:family="paragraph">
      <style:paragraph-properties fo:margin-left="0.402cm" fo:margin-right="9.834cm" fo:margin-top="0.175cm" fo:margin-bottom="0cm" fo:line-height="102%" fo:text-align="start" fo:text-indent="0cm">
        <style:tab-stops>
          <style:tab-stop style:position="1.175cm"/>
        </style:tab-stops>
      </style:paragraph-properties>
    </style:style>
    <style:style style:name="P59" style:family="paragraph">
      <style:paragraph-properties fo:margin-left="0.402cm" fo:margin-right="8.823cm" fo:margin-top="0cm" fo:margin-bottom="0cm" fo:line-height="102%" fo:text-align="start" fo:text-indent="0cm">
        <style:tab-stops>
          <style:tab-stop style:position="1.175cm"/>
        </style:tab-stops>
      </style:paragraph-properties>
    </style:style>
    <style:style style:name="P60" style:family="paragraph">
      <loext:graphic-properties draw:fill="bitmap" draw:fill-image-name="msFillBitmap_20_40" style:repeat="stretch"/>
      <style:paragraph-properties fo:text-align="start" style:font-independent-line-spacing="true"/>
      <style:text-properties fo:font-size="18pt"/>
    </style:style>
    <style:style style:name="P61" style:family="paragraph">
      <style:paragraph-properties fo:margin-left="0.219cm" fo:margin-right="0cm" fo:margin-top="0.005cm" fo:margin-bottom="0cm" fo:line-height="100%" fo:text-align="start" fo:text-indent="0cm"/>
    </style:style>
    <style:style style:name="P6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63" style:family="paragraph">
      <style:paragraph-properties fo:margin-left="0.402cm" fo:margin-right="0.014cm" fo:margin-top="0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64" style:family="paragraph">
      <style:paragraph-properties fo:margin-left="0.402cm" fo:margin-right="9.834cm" fo:margin-top="0.175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65" style:family="paragraph">
      <style:paragraph-properties fo:margin-left="0.402cm" fo:margin-right="4.177cm" fo:margin-top="0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66" style:family="paragraph">
      <style:paragraph-properties fo:margin-left="0.402cm" fo:margin-right="8.015cm" fo:margin-top="0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67" style:family="paragraph">
      <loext:graphic-properties draw:fill="bitmap" draw:fill-image-name="msFillBitmap_20_41" style:repeat="stretch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.035cm" fo:margin-right="0cm" fo:margin-top="0.131cm" fo:margin-bottom="0cm" fo:line-height="100%" fo:text-align="start" fo:text-indent="0cm"/>
    </style:style>
    <style:style style:name="P69" style:family="paragraph">
      <style:paragraph-properties fo:margin-left="1.64cm" fo:margin-right="0.014cm" fo:margin-top="0.159cm" fo:margin-bottom="0cm" fo:line-height="102%" fo:text-align="start" fo:text-indent="-1.001cm">
        <style:tab-stops>
          <style:tab-stop style:position="0cm"/>
        </style:tab-stops>
      </style:paragraph-properties>
    </style:style>
    <style:style style:name="P70" style:family="paragraph">
      <style:paragraph-properties fo:margin-left="0.64cm" fo:margin-right="0.014cm" fo:margin-top="0.171cm" fo:margin-bottom="0cm" fo:line-height="100%" fo:text-align="start" fo:text-indent="-1.001cm">
        <style:tab-stops>
          <style:tab-stop style:position="0cm"/>
        </style:tab-stops>
      </style:paragraph-properties>
    </style:style>
    <style:style style:name="P71" style:family="paragraph">
      <loext:graphic-properties draw:fill="bitmap" draw:fill-image-name="msFillBitmap_20_42" style:repeat="stretch"/>
      <style:paragraph-properties fo:text-align="start" style:font-independent-line-spacing="true"/>
      <style:text-properties fo:font-size="18pt"/>
    </style:style>
    <style:style style:name="P72" style:family="paragraph">
      <style:paragraph-properties fo:margin-left="0cm" fo:margin-right="0cm" fo:margin-top="0cm" fo:margin-bottom="0cm" fo:line-height="100%" fo:text-align="start" fo:text-indent="0cm"/>
    </style:style>
    <style:style style:name="P7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74" style:family="paragraph">
      <style:paragraph-properties fo:margin-left="0cm" fo:margin-right="0cm" fo:margin-top="0cm" fo:margin-bottom="0cm" fo:line-height="102%" fo:text-align="start" fo:text-indent="0cm">
        <style:tab-stops>
          <style:tab-stop style:position="0cm"/>
        </style:tab-stops>
      </style:paragraph-properties>
    </style:style>
    <style:style style:name="P75" style:family="paragraph">
      <style:paragraph-properties fo:margin-left="0cm" fo:margin-right="0cm" fo:margin-top="0cm" fo:margin-bottom="0cm" fo:line-height="102%" fo:text-align="start" fo:text-indent="0cm"/>
    </style:style>
    <style:style style:name="P7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.041cm"/>
        </style:tab-stops>
      </style:paragraph-properties>
    </style:style>
    <style:style style:name="P77" style:family="paragraph">
      <style:paragraph-properties fo:margin-left="0.402cm" fo:margin-right="0cm" fo:margin-top="0.187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78" style:family="paragraph">
      <style:paragraph-properties fo:margin-left="0.402cm" fo:margin-right="0cm" fo:margin-top="0.012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79" style:family="paragraph">
      <style:paragraph-properties fo:margin-left="0cm" fo:margin-right="0cm" fo:margin-top="0.187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80" style:family="paragraph">
      <loext:graphic-properties draw:fill="bitmap" draw:fill-image-name="msFillBitmap_20_44" style:repeat="stretch"/>
      <style:paragraph-properties fo:text-align="start" style:font-independent-line-spacing="true"/>
      <style:text-properties fo:font-size="18pt"/>
    </style:style>
    <style:style style:name="P81" style:family="paragraph">
      <loext:graphic-properties draw:fill="none"/>
      <style:paragraph-properties fo:margin-left="0.034cm" fo:margin-right="0cm" fo:margin-top="0cm" fo:margin-bottom="0cm" style:line-height-at-least="0.584cm" fo:text-align="start" fo:text-indent="0cm" style:font-independent-line-spacing="true"/>
      <style:text-properties fo:font-size="14pt"/>
    </style:style>
    <style:style style:name="P82" style:family="paragraph">
      <style:paragraph-properties fo:margin-left="0cm" fo:margin-right="0.014cm" fo:margin-top="0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83" style:family="paragraph">
      <style:paragraph-properties fo:margin-left="0cm" fo:margin-right="0.014cm" fo:margin-top="0.116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84" style:family="paragraph">
      <style:paragraph-properties fo:margin-left="0.8cm" fo:margin-right="0.2cm" fo:margin-top="0.166cm" fo:margin-bottom="0cm" fo:line-height="100%" fo:text-align="start" fo:text-indent="0cm">
        <style:tab-stops>
          <style:tab-stop style:position="1.175cm"/>
        </style:tab-stops>
      </style:paragraph-properties>
    </style:style>
    <style:style style:name="P85" style:family="paragraph">
      <style:paragraph-properties fo:margin-left="1.173cm" fo:margin-right="0.19cm" fo:margin-top="0.173cm" fo:margin-bottom="0cm" fo:line-height="100%" fo:text-align="start" fo:text-indent="0cm">
        <style:tab-stops>
          <style:tab-stop style:position="1.175cm"/>
        </style:tab-stops>
      </style:paragraph-properties>
    </style:style>
    <style:style style:name="P86" style:family="paragraph">
      <style:paragraph-properties fo:margin-left="0.8cm" fo:margin-right="0.2cm" fo:margin-top="0.173cm" fo:margin-bottom="0cm" fo:line-height="100%" fo:text-align="start" fo:text-indent="0cm">
        <style:tab-stops>
          <style:tab-stop style:position="1.175cm"/>
        </style:tab-stops>
      </style:paragraph-properties>
    </style:style>
    <style:style style:name="P87" style:family="paragraph">
      <style:paragraph-properties fo:margin-left="1.173cm" fo:margin-right="0.194cm" fo:margin-top="0.173cm" fo:margin-bottom="0cm" fo:line-height="100%" fo:text-align="start" fo:text-indent="0cm">
        <style:tab-stops>
          <style:tab-stop style:position="1.175cm"/>
        </style:tab-stops>
      </style:paragraph-properties>
    </style:style>
    <style:style style:name="P88" style:family="paragraph">
      <loext:graphic-properties draw:fill="bitmap" draw:fill-image-name="msFillBitmap_20_45" style:repeat="stretch"/>
      <style:paragraph-properties fo:text-align="start" style:font-independent-line-spacing="true"/>
      <style:text-properties fo:font-size="18pt"/>
    </style:style>
    <style:style style:name="P89" style:family="paragraph">
      <style:paragraph-properties fo:margin-left="0.402cm" fo:margin-right="1.222cm" fo:margin-top="0.175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90" style:family="paragraph">
      <style:paragraph-properties fo:margin-left="0.402cm" fo:margin-right="1.222cm" fo:margin-top="0.012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91" style:family="paragraph">
      <style:paragraph-properties fo:margin-left="0.402cm" fo:margin-right="0.415cm" fo:margin-top="0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9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.404cm"/>
        </style:tab-stops>
      </style:paragraph-properties>
      <style:text-properties fo:font-size="18pt"/>
    </style:style>
    <style:style style:name="P93" style:family="paragraph">
      <loext:graphic-properties draw:fill="bitmap" draw:fill-image-name="msFillBitmap_20_46" style:repeat="stretch"/>
      <style:paragraph-properties fo:text-align="start" style:font-independent-line-spacing="true"/>
      <style:text-properties fo:font-size="18pt"/>
    </style:style>
    <style:style style:name="P94" style:family="paragraph">
      <style:paragraph-properties fo:margin-left="0cm" fo:margin-right="0.134cm" fo:margin-top="0.104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95" style:family="paragraph">
      <style:paragraph-properties fo:margin-left="0.402cm" fo:margin-right="0.134cm" fo:margin-top="0.187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96" style:family="paragraph">
      <style:paragraph-properties fo:margin-left="0.402cm" fo:margin-right="0.134cm" fo:margin-top="0.012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97" style:family="paragraph">
      <loext:graphic-properties draw:fill="bitmap" draw:fill-image-name="msFillBitmap_20_47" style:repeat="stretch"/>
      <style:paragraph-properties fo:text-align="start" style:font-independent-line-spacing="true"/>
      <style:text-properties fo:font-size="18pt"/>
    </style:style>
    <style:style style:name="P98" style:family="paragraph">
      <style:paragraph-properties fo:margin-left="0cm" fo:margin-right="0cm" fo:margin-top="0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99" style:family="paragraph">
      <style:paragraph-properties fo:margin-left="0cm" fo:margin-right="0cm" fo:margin-top="0.106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100" style:family="paragraph">
      <style:paragraph-properties fo:margin-left="0cm" fo:margin-right="0cm" fo:margin-top="0.175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101" style:family="paragraph">
      <loext:graphic-properties draw:fill="none"/>
      <style:paragraph-properties fo:margin-left="0cm" fo:margin-right="0cm" fo:text-align="start" fo:text-indent="0cm" style:font-independent-line-spacing="true"/>
      <style:text-properties fo:font-size="18pt"/>
    </style:style>
    <style:style style:name="P102" style:family="paragraph">
      <loext:graphic-properties draw:fill="bitmap" draw:fill-image-name="msFillBitmap_20_48" style:repeat="stretch"/>
      <style:paragraph-properties fo:text-align="start" style:font-independent-line-spacing="true"/>
      <style:text-properties fo:font-size="18pt"/>
    </style:style>
    <style:style style:name="P103" style:family="paragraph">
      <style:paragraph-properties fo:margin-left="0.402cm" fo:margin-right="0.014cm" fo:margin-top="0.187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104" style:family="paragraph">
      <style:paragraph-properties fo:margin-left="0cm" fo:margin-right="0.014cm" fo:margin-top="0.187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105" style:family="paragraph">
      <loext:graphic-properties draw:fill="bitmap" draw:fill-image-name="msFillBitmap_20_49" style:repeat="stretch"/>
      <style:paragraph-properties fo:text-align="start" style:font-independent-line-spacing="true"/>
      <style:text-properties fo:font-size="18pt"/>
    </style:style>
    <style:style style:name="P106" style:family="paragraph">
      <loext:graphic-properties draw:fill="bitmap" draw:fill-image-name="msFillBitmap_20_50" style:repeat="stretch"/>
      <style:paragraph-properties fo:text-align="start" style:font-independent-line-spacing="true"/>
      <style:text-properties fo:font-size="18pt"/>
    </style:style>
    <style:style style:name="P107" style:family="paragraph">
      <style:paragraph-properties fo:margin-left="0cm" fo:margin-right="0.014cm" fo:margin-top="0.097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108" style:family="paragraph">
      <style:paragraph-properties fo:margin-left="0cm" fo:margin-right="0.628cm" fo:margin-top="0.071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109" style:family="paragraph">
      <style:paragraph-properties fo:margin-left="0cm" fo:margin-right="0.628cm" fo:margin-top="0.083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110" style:family="paragraph">
      <style:paragraph-properties fo:margin-left="2.21cm" fo:margin-right="1.983cm" fo:margin-top="0.141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111" style:family="paragraph">
      <style:paragraph-properties fo:margin-left="0.393cm" fo:margin-right="0.014cm" fo:margin-top="0.141cm" fo:margin-bottom="0cm" fo:line-height="102%" fo:text-align="start" fo:text-indent="0.009cm">
        <style:tab-stops>
          <style:tab-stop style:position="0cm"/>
        </style:tab-stops>
      </style:paragraph-properties>
    </style:style>
    <style:style style:name="P112" style:family="paragraph">
      <loext:graphic-properties draw:fill="bitmap" draw:fill-image-name="msFillBitmap_20_51" style:repeat="stretch"/>
      <style:paragraph-properties fo:text-align="start" style:font-independent-line-spacing="true"/>
      <style:text-properties fo:font-size="18pt"/>
    </style:style>
    <style:style style:name="P113" style:family="paragraph">
      <style:paragraph-properties fo:margin-left="0.035cm" fo:margin-right="0cm" fo:margin-top="0.012cm" fo:margin-bottom="0cm" fo:line-height="100%" fo:text-align="start" fo:text-indent="0cm"/>
    </style:style>
    <style:style style:name="P114" style:family="paragraph">
      <style:paragraph-properties fo:margin-left="0.035cm" fo:margin-right="0.619cm" fo:margin-top="0cm" fo:margin-bottom="0cm" fo:line-height="102%" fo:text-align="start" fo:text-indent="0cm"/>
    </style:style>
    <style:style style:name="P115" style:family="paragraph">
      <style:paragraph-properties fo:margin-left="0.035cm" fo:margin-right="0.619cm" fo:margin-top="0.012cm" fo:margin-bottom="0cm" fo:line-height="100%" fo:text-align="start" fo:text-indent="0cm"/>
    </style:style>
    <style:style style:name="P116" style:family="paragraph">
      <loext:graphic-properties draw:fill="bitmap" draw:fill-image-name="msFillBitmap_20_52" style:repeat="stretch"/>
      <style:paragraph-properties fo:text-align="start" style:font-independent-line-spacing="true"/>
      <style:text-properties fo:font-size="18pt"/>
    </style:style>
    <style:style style:name="P117" style:family="paragraph">
      <loext:graphic-properties draw:fill="bitmap" draw:fill-image-name="msFillBitmap_20_54" style:repeat="stretch"/>
      <style:paragraph-properties fo:text-align="start" style:font-independent-line-spacing="true"/>
      <style:text-properties fo:font-size="18pt"/>
    </style:style>
    <style:style style:name="P118" style:family="paragraph">
      <style:paragraph-properties fo:margin-left="0cm" fo:margin-right="0cm" fo:margin-top="0.1cm" fo:margin-bottom="0.1cm" fo:line-height="100%" fo:text-align="start" fo:text-indent="0cm">
        <style:tab-stops>
          <style:tab-stop style:position="0.404cm"/>
        </style:tab-stops>
      </style:paragraph-properties>
    </style:style>
    <style:style style:name="P119" style:family="paragraph">
      <style:paragraph-properties fo:margin-left="0.402cm" fo:margin-right="0cm" fo:margin-top="0.287cm" fo:margin-bottom="0.1cm" fo:line-height="100%" fo:text-align="start" fo:text-indent="0cm">
        <style:tab-stops>
          <style:tab-stop style:position="0.404cm"/>
        </style:tab-stops>
      </style:paragraph-properties>
    </style:style>
    <style:style style:name="P120" style:family="paragraph">
      <style:paragraph-properties fo:margin-left="0cm" fo:margin-right="0.014cm" fo:margin-top="0.275cm" fo:margin-bottom="0.1cm" fo:line-height="102%" fo:text-align="start" fo:text-indent="0cm">
        <style:tab-stops>
          <style:tab-stop style:position="0.404cm"/>
        </style:tab-stops>
      </style:paragraph-properties>
    </style:style>
    <style:style style:name="P121" style:family="paragraph">
      <style:paragraph-properties fo:margin-left="0cm" fo:margin-right="0.014cm" fo:margin-top="0.112cm" fo:margin-bottom="0.1cm" style:line-height-at-least="0.423cm" fo:text-align="start" fo:text-indent="0cm">
        <style:tab-stops>
          <style:tab-stop style:position="1.175cm"/>
        </style:tab-stops>
      </style:paragraph-properties>
    </style:style>
    <style:style style:name="P122" style:family="paragraph">
      <style:paragraph-properties fo:margin-left="0cm" fo:margin-right="0.014cm" fo:margin-top="0.28cm" fo:margin-bottom="0.1cm" fo:line-height="100%" fo:text-align="start" fo:text-indent="0cm">
        <style:tab-stops>
          <style:tab-stop style:position="0.404cm"/>
        </style:tab-stops>
      </style:paragraph-properties>
    </style:style>
    <style:style style:name="P123" style:family="paragraph">
      <loext:graphic-properties draw:fill="bitmap" draw:fill-image-name="msFillBitmap_20_55" style:repeat="stretch"/>
      <style:paragraph-properties fo:text-align="start" style:font-independent-line-spacing="true"/>
      <style:text-properties fo:font-size="18pt"/>
    </style:style>
    <style:style style:name="P124" style:family="paragraph">
      <style:paragraph-properties fo:margin-left="0cm" fo:margin-right="0.014cm" fo:margin-top="0.175cm" fo:margin-bottom="0cm" fo:line-height="102%" fo:text-align="justify" fo:text-indent="0cm">
        <style:tab-stops>
          <style:tab-stop style:position="0.404cm"/>
        </style:tab-stops>
      </style:paragraph-properties>
    </style:style>
    <style:style style:name="P125" style:family="paragraph">
      <style:paragraph-properties fo:margin-left="0cm" fo:margin-right="0.945cm" fo:margin-top="0.166cm" fo:margin-bottom="0cm" fo:line-height="100%" fo:text-align="start" fo:text-indent="0cm">
        <style:tab-stops>
          <style:tab-stop style:position="1.175cm"/>
        </style:tab-stops>
      </style:paragraph-properties>
    </style:style>
    <style:style style:name="P126" style:family="paragraph">
      <style:paragraph-properties fo:margin-left="0cm" fo:margin-right="0.944cm" fo:margin-top="0.012cm" fo:margin-bottom="0cm" style:line-height-at-least="0.423cm" fo:text-align="start" fo:text-indent="0cm">
        <style:tab-stops>
          <style:tab-stop style:position="1.175cm"/>
        </style:tab-stops>
      </style:paragraph-properties>
    </style:style>
    <style:style style:name="P127" style:family="paragraph">
      <style:paragraph-properties fo:margin-left="0cm" fo:margin-right="0.944cm" fo:margin-top="0.18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128" style:family="paragraph">
      <style:paragraph-properties fo:margin-left="0cm" fo:margin-right="0.944cm" fo:margin-top="0.116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129" style:family="paragraph">
      <loext:graphic-properties draw:fill="bitmap" draw:fill-image-name="msFillBitmap_20_56" style:repeat="stretch"/>
      <style:paragraph-properties fo:text-align="start" style:font-independent-line-spacing="true"/>
      <style:text-properties fo:font-size="18pt"/>
    </style:style>
    <style:style style:name="P130" style:family="paragraph">
      <style:paragraph-properties fo:margin-left="0cm" fo:margin-right="0.014cm" fo:margin-top="0.175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131" style:family="paragraph">
      <loext:graphic-properties draw:fill="bitmap" draw:fill-image-name="msFillBitmap_20_57" style:repeat="stretch"/>
      <style:paragraph-properties fo:text-align="start" style:font-independent-line-spacing="true"/>
      <style:text-properties fo:font-size="18pt"/>
    </style:style>
    <style:style style:name="P132" style:family="paragraph">
      <loext:graphic-properties draw:fill="bitmap" draw:fill-image-name="msFillBitmap_20_58" style:repeat="stretch"/>
      <style:paragraph-properties fo:text-align="start" style:font-independent-line-spacing="true"/>
      <style:text-properties fo:font-size="18pt"/>
    </style:style>
    <style:style style:name="P133" style:family="paragraph">
      <style:paragraph-properties fo:margin-left="0cm" fo:margin-right="0.651cm" fo:margin-top="0.064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134" style:family="paragraph">
      <style:paragraph-properties fo:margin-left="0.8cm" fo:margin-right="0.6cm" fo:margin-top="0.104cm" fo:margin-bottom="0cm" fo:line-height="100%" fo:text-align="start" fo:text-indent="0cm">
        <style:tab-stops>
          <style:tab-stop style:position="1.175cm"/>
        </style:tab-stops>
      </style:paragraph-properties>
    </style:style>
    <style:style style:name="P135" style:family="paragraph">
      <style:paragraph-properties fo:margin-left="0.402cm" fo:margin-right="0.651cm" fo:margin-top="0.132cm" fo:margin-bottom="0cm" fo:line-height="100%" fo:text-align="start" fo:text-indent="0cm">
        <style:tab-stops>
          <style:tab-stop style:position="1.175cm"/>
        </style:tab-stops>
      </style:paragraph-properties>
    </style:style>
    <style:style style:name="P136" style:family="paragraph">
      <style:paragraph-properties fo:margin-left="0cm" fo:margin-right="0.651cm" fo:margin-top="0.104cm" fo:margin-bottom="0cm" style:line-height-at-least="0.423cm" fo:text-align="start" fo:text-indent="0cm">
        <style:tab-stops>
          <style:tab-stop style:position="1.175cm"/>
        </style:tab-stops>
      </style:paragraph-properties>
    </style:style>
    <style:style style:name="P137" style:family="paragraph">
      <style:paragraph-properties fo:margin-left="0cm" fo:margin-right="0.651cm" fo:margin-top="0cm" fo:margin-bottom="0cm" style:line-height-at-least="0.423cm" fo:text-align="start" fo:text-indent="0cm">
        <style:tab-stops>
          <style:tab-stop style:position="1.175cm"/>
        </style:tab-stops>
      </style:paragraph-properties>
    </style:style>
    <style:style style:name="P138" style:family="paragraph">
      <style:paragraph-properties fo:margin-left="0cm" fo:margin-right="0.651cm" fo:margin-top="0.104cm" fo:margin-bottom="0cm" fo:line-height="100%" fo:text-align="start" fo:text-indent="0cm">
        <style:tab-stops>
          <style:tab-stop style:position="1.175cm"/>
        </style:tab-stops>
      </style:paragraph-properties>
    </style:style>
    <style:style style:name="P139" style:family="paragraph">
      <style:paragraph-properties fo:margin-left="0cm" fo:margin-right="0.014cm" fo:margin-top="0.12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140" style:family="paragraph">
      <style:paragraph-properties fo:margin-left="0cm" fo:margin-right="0.014cm" fo:margin-top="0.104cm" fo:margin-bottom="0cm" style:line-height-at-least="0.423cm" fo:text-align="start" fo:text-indent="0cm">
        <style:tab-stops>
          <style:tab-stop style:position="1.175cm"/>
        </style:tab-stops>
      </style:paragraph-properties>
    </style:style>
    <style:style style:name="P141" style:family="paragraph">
      <style:paragraph-properties fo:margin-left="0cm" fo:margin-right="0.014cm" fo:margin-top="0cm" fo:margin-bottom="0cm" style:line-height-at-least="0.423cm" fo:text-align="start" fo:text-indent="0cm">
        <style:tab-stops>
          <style:tab-stop style:position="1.175cm"/>
        </style:tab-stops>
      </style:paragraph-properties>
    </style:style>
    <style:style style:name="P142" style:family="paragraph">
      <loext:graphic-properties draw:fill="bitmap" draw:fill-image-name="msFillBitmap_20_59" style:repeat="stretch"/>
      <style:paragraph-properties fo:text-align="start" style:font-independent-line-spacing="true"/>
      <style:text-properties fo:font-size="18pt"/>
    </style:style>
    <style:style style:name="P143" style:family="paragraph">
      <style:paragraph-properties fo:margin-left="0.035cm" fo:margin-right="0cm" fo:margin-top="0cm" fo:margin-bottom="0cm" fo:line-height="100%" fo:text-align="center" fo:text-indent="0cm"/>
      <style:text-properties fo:font-size="18pt" fo:letter-spacing="normal"/>
    </style:style>
    <style:style style:name="P144" style:family="paragraph">
      <style:paragraph-properties fo:margin-left="0cm" fo:margin-right="0.028cm" fo:margin-top="0cm" fo:margin-bottom="0cm" style:line-height-at-least="0.383cm" fo:text-align="center" fo:text-indent="0cm"/>
    </style:style>
    <style:style style:name="P145" style:family="paragraph">
      <style:paragraph-properties fo:margin-left="0.175cm" fo:margin-right="0cm" fo:margin-top="0cm" fo:margin-bottom="0cm" style:line-height-at-least="0.383cm" fo:text-align="center" fo:text-indent="0cm"/>
    </style:style>
    <style:style style:name="P146" style:family="paragraph">
      <style:paragraph-properties fo:margin-left="0.21cm" fo:margin-right="0cm" fo:margin-top="0.118cm" fo:margin-bottom="0cm" fo:line-height="100%" fo:text-align="start" fo:text-indent="0cm"/>
    </style:style>
    <style:style style:name="P147" style:family="paragraph">
      <style:paragraph-properties fo:margin-left="0cm" fo:margin-right="0cm" fo:margin-top="0.136cm" fo:margin-bottom="0cm" fo:line-height="100%" fo:text-align="center" fo:text-indent="0cm"/>
    </style:style>
    <style:style style:name="P148" style:family="paragraph">
      <style:paragraph-properties fo:margin-left="0.21cm" fo:margin-right="0cm" fo:margin-top="0.004cm" fo:margin-bottom="0cm" fo:line-height="100%" fo:text-align="start" fo:text-indent="0cm"/>
    </style:style>
    <style:style style:name="P149" style:family="paragraph">
      <style:paragraph-properties fo:margin-left="0cm" fo:margin-right="0cm" fo:margin-top="0.004cm" fo:margin-bottom="0cm" fo:line-height="100%" fo:text-align="center" fo:text-indent="0cm"/>
    </style:style>
    <style:style style:name="P150" style:family="paragraph">
      <style:paragraph-properties fo:margin-left="0.21cm" fo:margin-right="0cm" fo:margin-top="0.083cm" fo:margin-bottom="0cm" fo:line-height="100%" fo:text-align="start" fo:text-indent="0cm"/>
    </style:style>
    <style:style style:name="P151" style:family="paragraph">
      <style:paragraph-properties fo:margin-left="0cm" fo:margin-right="0cm" fo:margin-top="0.002cm" fo:margin-bottom="0cm" fo:line-height="100%" fo:text-align="start" fo:text-indent="0cm"/>
    </style:style>
    <style:style style:name="P152" style:family="paragraph">
      <style:paragraph-properties fo:margin-left="0.215cm" fo:margin-right="0cm" fo:margin-top="0cm" fo:margin-bottom="0cm" fo:line-height="100%" fo:text-align="center" fo:text-indent="0cm"/>
    </style:style>
    <style:style style:name="P153" style:family="paragraph">
      <style:paragraph-properties fo:margin-left="0.21cm" fo:margin-right="0cm" fo:margin-top="0.03cm" fo:margin-bottom="0cm" fo:line-height="100%" fo:text-align="start" fo:text-indent="0cm"/>
    </style:style>
    <style:style style:name="P154" style:family="paragraph">
      <style:paragraph-properties fo:margin-left="0cm" fo:margin-right="0cm" fo:margin-top="0.007cm" fo:margin-bottom="0cm" fo:line-height="100%" fo:text-align="start" fo:text-indent="0cm"/>
    </style:style>
    <style:style style:name="P155" style:family="paragraph">
      <style:paragraph-properties fo:margin-left="0cm" fo:margin-right="0cm" fo:margin-top="0.002cm" fo:margin-bottom="0cm" fo:line-height="100%" fo:text-align="center" fo:text-indent="0cm"/>
    </style:style>
    <style:style style:name="P156" style:family="paragraph">
      <style:paragraph-properties fo:margin-left="0.215cm" fo:margin-right="0cm" fo:margin-top="0.048cm" fo:margin-bottom="0cm" fo:line-height="100%" fo:text-align="center" fo:text-indent="0cm"/>
    </style:style>
    <style:style style:name="P157" style:family="paragraph">
      <loext:graphic-properties draw:fill="bitmap" draw:fill-image-name="msFillBitmap_20_61" style:repeat="stretch"/>
      <style:paragraph-properties fo:text-align="start" style:font-independent-line-spacing="true"/>
      <style:text-properties fo:font-size="18pt"/>
    </style:style>
    <style:style style:name="P158" style:family="paragraph">
      <loext:graphic-properties draw:fill="bitmap" draw:fill-image-name="msFillBitmap_20_62" style:repeat="stretch"/>
      <style:paragraph-properties fo:text-align="start" style:font-independent-line-spacing="true"/>
      <style:text-properties fo:font-size="18pt"/>
    </style:style>
    <style:style style:name="P159" style:family="paragraph">
      <loext:graphic-properties draw:fill="bitmap" draw:fill-image-name="msFillBitmap_20_63" style:repeat="stretch"/>
      <style:paragraph-properties fo:text-align="start" style:font-independent-line-spacing="true"/>
      <style:text-properties fo:font-size="18pt"/>
    </style:style>
    <style:style style:name="P160" style:family="paragraph">
      <style:paragraph-properties fo:margin-left="0cm" fo:margin-right="0.519cm" fo:margin-top="0cm" fo:margin-bottom="0cm" fo:line-height="102%" fo:text-align="justify" fo:text-indent="0cm">
        <style:tab-stops>
          <style:tab-stop style:position="0.404cm"/>
        </style:tab-stops>
      </style:paragraph-properties>
    </style:style>
    <style:style style:name="P161" style:family="paragraph">
      <loext:graphic-properties draw:fill="bitmap" draw:fill-image-name="msFillBitmap_20_64" style:repeat="stretch"/>
      <style:paragraph-properties fo:text-align="start" style:font-independent-line-spacing="true"/>
      <style:text-properties fo:font-size="18pt"/>
    </style:style>
    <style:style style:name="P162" style:family="paragraph">
      <style:paragraph-properties fo:margin-left="0.307cm" fo:margin-right="0cm" fo:margin-top="0cm" fo:margin-bottom="0cm" fo:line-height="100%" fo:text-align="start" fo:text-indent="0cm"/>
    </style:style>
    <style:style style:name="P163" style:family="paragraph">
      <style:paragraph-properties fo:margin-left="0cm" fo:margin-right="0cm" fo:margin-top="0.048cm" fo:margin-bottom="0cm" fo:line-height="100%" fo:text-align="start" fo:text-indent="0cm">
        <style:tab-stops>
          <style:tab-stop style:position="0.492cm"/>
        </style:tab-stops>
      </style:paragraph-properties>
    </style:style>
    <style:style style:name="P164" style:family="paragraph">
      <style:paragraph-properties fo:margin-left="0.49cm" fo:margin-right="0cm" fo:margin-top="0.101cm" fo:margin-bottom="0cm" fo:line-height="100%" fo:text-align="start" fo:text-indent="0cm">
        <style:tab-stops>
          <style:tab-stop style:position="0.492cm"/>
        </style:tab-stops>
      </style:paragraph-properties>
    </style:style>
    <style:style style:name="P165" style:family="paragraph">
      <style:paragraph-properties fo:margin-left="0cm" fo:margin-right="0cm" fo:margin-top="0.101cm" fo:margin-bottom="0cm" fo:line-height="100%" fo:text-align="start" fo:text-indent="0cm">
        <style:tab-stops>
          <style:tab-stop style:position="0.492cm"/>
        </style:tab-stops>
      </style:paragraph-properties>
    </style:style>
    <style:style style:name="P166" style:family="paragraph">
      <style:paragraph-properties fo:margin-left="0cm" fo:margin-right="0.014cm" fo:margin-top="0.09cm" fo:margin-bottom="0cm" fo:line-height="102%" fo:text-align="start" fo:text-indent="0cm">
        <style:tab-stops>
          <style:tab-stop style:position="0.492cm"/>
        </style:tab-stops>
      </style:paragraph-properties>
    </style:style>
    <style:style style:name="P167" style:family="paragraph">
      <style:paragraph-properties fo:margin-left="0.035cm" fo:margin-right="0.014cm" fo:margin-top="0.238cm" fo:margin-bottom="0cm" fo:line-height="100%" fo:text-align="start" fo:text-indent="0cm">
        <style:tab-stops>
          <style:tab-stop style:position="0.492cm"/>
        </style:tab-stops>
      </style:paragraph-properties>
    </style:style>
    <style:style style:name="P168" style:family="paragraph">
      <loext:graphic-properties draw:fill="bitmap" draw:fill-image-name="msFillBitmap_20_65" style:repeat="stretch"/>
      <style:paragraph-properties fo:text-align="start" style:font-independent-line-spacing="true"/>
      <style:text-properties fo:font-size="18pt"/>
    </style:style>
    <style:style style:name="P169" style:family="paragraph">
      <style:paragraph-properties fo:margin-left="0.4cm" fo:margin-right="1.6cm" fo:margin-top="0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170" style:family="paragraph">
      <style:paragraph-properties fo:margin-left="0.4cm" fo:margin-right="1.6cm" fo:margin-top="0.095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171" style:family="paragraph">
      <style:paragraph-properties fo:margin-left="0.4cm" fo:margin-right="1.6cm" fo:margin-top="0.108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172" style:family="paragraph">
      <style:paragraph-properties fo:margin-left="0.4cm" fo:margin-right="1.6cm" fo:margin-top="0.178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173" style:family="paragraph">
      <loext:graphic-properties draw:fill="none"/>
      <style:paragraph-properties fo:margin-left="0.4cm" fo:margin-right="1.6cm" fo:text-align="start" fo:text-indent="0cm" style:font-independent-line-spacing="true"/>
      <style:text-properties fo:font-size="18pt"/>
    </style:style>
    <style:style style:name="P174" style:family="paragraph">
      <style:paragraph-properties fo:margin-left="0.035cm" fo:margin-right="0.014cm" fo:margin-top="0cm" fo:margin-bottom="0cm" style:line-height-at-least="0.321cm" fo:text-align="start" fo:text-indent="0cm"/>
    </style:style>
    <style:style style:name="P175" style:family="paragraph">
      <style:paragraph-properties fo:margin-left="0.035cm" fo:margin-right="0.014cm" fo:margin-top="0cm" fo:margin-bottom="0cm" style:line-height-at-least="0.337cm" fo:text-align="start" fo:text-indent="0cm"/>
    </style:style>
    <style:style style:name="P176" style:family="paragraph">
      <loext:graphic-properties draw:fill="bitmap" draw:fill-image-name="msFillBitmap_20_66" style:repeat="stretch"/>
      <style:paragraph-properties fo:text-align="start" style:font-independent-line-spacing="true"/>
      <style:text-properties fo:font-size="18pt"/>
    </style:style>
    <style:style style:name="P177" style:family="paragraph">
      <loext:graphic-properties draw:fill="none" draw:fill-color="#ffffff"/>
      <style:paragraph-properties fo:margin-left="0.035cm" fo:margin-right="0cm" fo:margin-top="0cm" fo:margin-bottom="0cm" style:line-height-at-least="0.243cm" fo:text-align="start" fo:text-indent="0cm" style:font-independent-line-spacing="true"/>
      <style:text-properties fo:font-size="6pt" style:font-size-asian="14pt" style:font-size-complex="14pt"/>
    </style:style>
    <style:style style:name="P178" style:family="paragraph">
      <loext:graphic-properties draw:fill="none" draw:fill-color="#ffffff"/>
      <style:paragraph-properties fo:margin-left="0.071cm" fo:margin-right="0cm" fo:margin-top="0cm" fo:margin-bottom="0cm" style:line-height-at-least="0.245cm" fo:text-align="start" fo:text-indent="0cm" style:font-independent-line-spacing="true"/>
      <style:text-properties fo:font-size="6pt" style:font-size-asian="14pt" style:font-size-complex="14pt"/>
    </style:style>
    <style:style style:name="P179" style:family="paragraph">
      <loext:graphic-properties draw:fill-color="#ffffff"/>
      <style:text-properties fo:font-size="20pt"/>
    </style:style>
    <style:style style:name="P180" style:family="paragraph">
      <loext:graphic-properties draw:fill="bitmap" draw:fill-image-name="msFillBitmap_20_68" style:repeat="stretch"/>
      <style:paragraph-properties fo:text-align="start" style:font-independent-line-spacing="true"/>
      <style:text-properties fo:font-size="18pt"/>
    </style:style>
    <style:style style:name="P181" style:family="paragraph">
      <style:paragraph-properties fo:margin-left="0cm" fo:margin-right="0.843cm" fo:margin-top="0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182" style:family="paragraph">
      <style:paragraph-properties fo:margin-left="0.402cm" fo:margin-right="0.843cm" fo:margin-top="0.012cm" fo:margin-bottom="0cm" style:line-height-at-least="0.436cm" fo:text-align="start" fo:text-indent="0cm">
        <style:tab-stops>
          <style:tab-stop style:position="0.404cm"/>
        </style:tab-stops>
      </style:paragraph-properties>
    </style:style>
    <style:style style:name="P183" style:family="paragraph">
      <style:paragraph-properties fo:margin-left="4.073cm" fo:margin-right="0.843cm" fo:margin-top="0cm" fo:margin-bottom="0cm" style:line-height-at-least="0.436cm" fo:text-align="start" fo:text-indent="0cm">
        <style:tab-stops>
          <style:tab-stop style:position="0.404cm"/>
        </style:tab-stops>
      </style:paragraph-properties>
    </style:style>
    <style:style style:name="P184" style:family="paragraph">
      <style:paragraph-properties fo:margin-left="0.035cm" fo:margin-right="0.014cm" fo:margin-top="0cm" fo:margin-bottom="0cm" fo:line-height="102%" fo:text-align="start" fo:text-indent="0cm"/>
    </style:style>
    <style:style style:name="P185" style:family="paragraph">
      <style:paragraph-properties fo:margin-left="0.035cm" fo:margin-right="0.014cm" fo:margin-top="0.187cm" fo:margin-bottom="0cm" fo:line-height="100%" fo:text-align="start" fo:text-indent="0cm"/>
    </style:style>
    <style:style style:name="P186" style:family="paragraph">
      <style:paragraph-properties fo:margin-left="0.035cm" fo:margin-right="0.014cm" fo:margin-top="0.012cm" fo:margin-bottom="0cm" fo:line-height="100%" fo:text-align="start" fo:text-indent="0cm"/>
    </style:style>
    <style:style style:name="P187" style:family="paragraph">
      <loext:graphic-properties draw:fill="bitmap" draw:fill-image-name="msFillBitmap_20_69" style:repeat="stretch"/>
      <style:paragraph-properties fo:text-align="start" style:font-independent-line-spacing="true"/>
      <style:text-properties fo:font-size="18pt"/>
    </style:style>
    <style:style style:name="P188" style:family="paragraph">
      <style:paragraph-properties fo:margin-left="0cm" fo:margin-right="0.014cm" fo:margin-top="0.093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189" style:family="paragraph">
      <style:paragraph-properties fo:margin-left="0.402cm" fo:margin-right="0.014cm" fo:margin-top="0.15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190" style:family="paragraph">
      <style:paragraph-properties fo:margin-left="0cm" fo:margin-right="0.014cm" fo:margin-top="0.15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191" style:family="paragraph">
      <style:paragraph-properties fo:margin-left="0.085cm" fo:margin-right="0cm" fo:margin-top="0.032cm" fo:margin-bottom="0cm" fo:line-height="100%" fo:text-align="start" fo:text-indent="0cm"/>
    </style:style>
    <style:style style:name="P192" style:family="paragraph">
      <style:paragraph-properties fo:margin-left="0.035cm" fo:margin-right="0cm" fo:margin-top="0.15cm" fo:margin-bottom="0cm" fo:line-height="100%" fo:text-align="start" fo:text-indent="0cm"/>
    </style:style>
    <style:style style:name="P193" style:family="paragraph">
      <style:paragraph-properties fo:margin-left="0.035cm" fo:margin-right="0cm" fo:margin-top="0.004cm" fo:margin-bottom="0cm" fo:line-height="100%" fo:text-align="start" fo:text-indent="0cm"/>
    </style:style>
    <style:style style:name="P194" style:family="paragraph">
      <loext:graphic-properties draw:fill="bitmap" draw:fill-image-name="msFillBitmap_20_70" style:repeat="stretch"/>
      <style:paragraph-properties fo:text-align="start" style:font-independent-line-spacing="true"/>
      <style:text-properties fo:font-size="18pt"/>
    </style:style>
    <style:style style:name="P195" style:family="paragraph">
      <style:paragraph-properties fo:margin-left="0cm" fo:margin-right="0cm" fo:margin-top="0.144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196" style:family="paragraph">
      <style:paragraph-properties fo:margin-left="0cm" fo:margin-right="0.014cm" fo:margin-top="0.102cm" fo:margin-bottom="0cm" fo:line-height="102%" fo:text-align="start" fo:text-indent="0cm">
        <style:tab-stops>
          <style:tab-stop style:position="0.404cm"/>
        </style:tab-stops>
      </style:paragraph-properties>
    </style:style>
    <style:style style:name="P197" style:family="paragraph">
      <style:paragraph-properties fo:margin-left="0cm" fo:margin-right="0.014cm" fo:margin-top="0.115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198" style:family="paragraph">
      <style:paragraph-properties fo:margin-left="0.402cm" fo:margin-right="0.014cm" fo:margin-top="0.185cm" fo:margin-bottom="0cm" fo:line-height="100%" fo:text-align="start" fo:text-indent="0cm">
        <style:tab-stops>
          <style:tab-stop style:position="0.404cm"/>
        </style:tab-stops>
      </style:paragraph-properties>
    </style:style>
    <style:style style:name="P199" style:family="paragraph">
      <loext:graphic-properties draw:fill="bitmap" draw:fill-image-name="msFillBitmap_20_71" style:repeat="stretch"/>
      <style:paragraph-properties fo:text-align="start" style:font-independent-line-spacing="true"/>
      <style:text-properties fo:font-size="18pt"/>
    </style:style>
    <style:style style:name="P200" style:family="paragraph">
      <style:paragraph-properties fo:margin-left="0.035cm" fo:margin-right="0cm" fo:margin-top="0cm" fo:margin-bottom="0cm" style:line-height-at-least="0.245cm" fo:text-align="start" fo:text-indent="0cm"/>
    </style:style>
    <style:style style:name="P201" style:family="paragraph">
      <style:paragraph-properties fo:margin-left="1.651cm" fo:margin-right="0.014cm" fo:margin-top="0cm" fo:margin-bottom="0cm" fo:line-height="102%" fo:text-align="start" fo:text-indent="-1.616cm">
        <style:tab-stops>
          <style:tab-stop style:position="0cm"/>
        </style:tab-stops>
      </style:paragraph-properties>
    </style:style>
    <style:style style:name="P202" style:family="paragraph">
      <loext:graphic-properties draw:fill="bitmap" draw:fill-image-name="msFillBitmap_20_72" style:repeat="stretch"/>
      <style:paragraph-properties fo:text-align="start" style:font-independent-line-spacing="true"/>
      <style:text-properties fo:font-size="18pt"/>
    </style:style>
    <style:style style:name="P203" style:family="paragraph">
      <loext:graphic-properties draw:fill="bitmap" draw:fill-image-name="msFillBitmap_20_73" style:repeat="stretch"/>
      <style:paragraph-properties fo:text-align="start" style:font-independent-line-spacing="true"/>
      <style:text-properties fo:font-size="18pt"/>
    </style:style>
    <style:style style:name="P204" style:family="paragraph">
      <loext:graphic-properties draw:fill="bitmap" draw:fill-image-name="msFillBitmap_20_487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c51e41" style:text-line-through-style="none" style:text-line-through-type="none" style:text-position="0% 100%" style:font-name="Arial Black1" fo:font-size="20.5pt" fo:letter-spacing="-0.038cm" fo:font-style="normal" style:text-underline-style="none" fo:font-weight="bold" style:font-size-asian="20.5pt" style:font-style-asian="normal" style:font-weight-asian="bold" style:font-name-complex="Arial Black1" style:font-size-complex="20.5pt" style:font-style-complex="normal" style:font-weight-complex="bold"/>
    </style:style>
    <style:style style:name="T2" style:family="text">
      <style:text-properties fo:font-variant="normal" fo:text-transform="none" fo:color="#c51e41" style:text-line-through-style="none" style:text-line-through-type="none" style:text-position="0% 100%" style:font-name="Arial Black1" fo:font-size="10.5pt" fo:letter-spacing="-0.052cm" fo:font-style="normal" style:text-underline-style="none" fo:font-weight="bold" style:font-size-asian="10.5pt" style:font-style-asian="normal" style:font-weight-asian="bold" style:font-name-complex="Arial Black1" style:font-size-complex="10.5pt" style:font-style-complex="normal" style:font-weight-complex="bold"/>
    </style:style>
    <style:style style:name="T3" style:family="text">
      <style:text-properties fo:font-variant="normal" fo:text-transform="none" fo:color="#c51e41" style:text-line-through-style="none" style:text-line-through-type="none" style:text-position="0% 100%" style:font-name="Arial Black1" fo:font-size="10.5pt" fo:letter-spacing="-0.008cm" fo:font-style="normal" style:text-underline-style="none" fo:font-weight="bold" style:font-size-asian="10.5pt" style:font-style-asian="normal" style:font-weight-asian="bold" style:font-name-complex="Arial Black1" style:font-size-complex="10.5pt" style:font-style-complex="normal" style:font-weight-complex="bold"/>
    </style:style>
    <style:style style:name="T4" style:family="text">
      <style:text-properties fo:font-variant="normal" fo:text-transform="none" fo:color="#c51e41" style:text-line-through-style="none" style:text-line-through-type="none" style:text-position="0% 100%" style:font-name="Arial Black1" fo:font-size="10.5pt" fo:letter-spacing="-0.045cm" fo:font-style="normal" style:text-underline-style="none" fo:font-weight="bold" style:font-size-asian="10.5pt" style:font-style-asian="normal" style:font-weight-asian="bold" style:font-name-complex="Arial Black1" style:font-size-complex="10.5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8pt" fo:letter-spacing="-0.004cm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8pt" fo:letter-spacing="-0.003cm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8pt" fo:letter-spacing="-0.001cm" fo:font-style="normal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09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5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10" style:family="text">
      <style:text-properties fo:font-variant="normal" fo:text-transform="none" fo:color="#c51e41" style:text-line-through-style="none" style:text-line-through-type="none" style:text-position="0% 100%" style:font-name="Arial1" fo:font-size="10.5pt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-0.022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-0.001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-0.006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-0.008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 Black1" fo:font-size="6pt" fo:letter-spacing="-0.025cm" fo:font-style="normal" style:text-underline-style="none" fo:font-weight="bold" style:font-size-asian="6pt" style:font-style-asian="normal" style:font-weight-asian="bold" style:font-name-complex="Arial Black1" style:font-size-complex="6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 Black1" fo:font-size="6pt" fo:letter-spacing="0.056cm" fo:font-style="normal" style:text-underline-style="none" fo:font-weight="bold" style:font-size-asian="6pt" style:font-style-asian="normal" style:font-weight-asian="bold" style:font-name-complex="Arial Black1" style:font-size-complex="6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 Black1" fo:font-size="6pt" fo:letter-spacing="0.009cm" fo:font-style="normal" style:text-underline-style="none" fo:font-weight="bold" style:font-size-asian="6pt" style:font-style-asian="normal" style:font-weight-asian="bold" style:font-name-complex="Arial Black1" style:font-size-complex="6pt" style:font-style-complex="normal" style:font-weight-complex="bold"/>
    </style:style>
    <style:style style:name="T18" style:family="text">
      <style:text-properties fo:font-variant="normal" fo:text-transform="none" fo:color="#cccccc" style:text-line-through-style="none" style:text-line-through-type="none" style:text-position="0% 100%" style:font-name="Arial1" fo:font-size="10.5pt" fo:letter-spacing="-0.022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ill Sans MT" fo:font-size="14pt" fo:letter-spacing="0.011cm" fo:font-style="normal" style:text-underline-style="none" fo:font-weight="bold" style:font-size-asian="14pt" style:font-style-asian="normal" style:font-weight-asian="bold" style:font-name-complex="Gill Sans MT" style:font-size-complex="14pt" style:font-style-complex="normal" style:font-weight-complex="bold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1" fo:font-size="10.5pt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Times New Roman1" fo:font-size="14.5pt" fo:letter-spacing="normal" fo:font-style="normal" style:text-underline-style="none" fo:font-weight="normal" style:font-size-asian="14.5pt" style:font-style-asian="normal" style:font-weight-asian="normal" style:font-name-complex="Times New Roman1" style:font-size-complex="14.5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Liberation Sans2" fo:font-size="10.5pt" fo:letter-spacing="-0.029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Liberation Sans2" fo:font-size="10.5pt" fo:letter-spacing="-0.017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Liberation Sans2" fo:font-size="10.5pt" fo:letter-spacing="-0.006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Liberation Sans2" fo:font-size="10.5pt" fo:letter-spacing="-0.018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Liberation Sans2" fo:font-size="10.5pt" fo:letter-spacing="-0.033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Liberation Sans2" fo:font-size="10.5pt" fo:letter-spacing="-0.01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30" style:family="text">
      <style:text-properties fo:font-variant="normal" fo:text-transform="none" style:text-line-through-style="none" style:text-line-through-type="none" style:text-position="0% 100%" style:font-name="Liberation Sans2" fo:font-size="10.5pt" fo:letter-spacing="0.034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Liberation Sans2" fo:font-size="10.5pt" fo:letter-spacing="-0.013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Liberation Sans2" fo:font-size="10.5pt" fo:letter-spacing="-0.004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Liberation Sans2" fo:font-size="10.5pt" fo:letter-spacing="-0.003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39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3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3cm" fo:font-style="normal" style:text-underline-style="none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37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5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5cm" fo:font-style="normal" style:text-underline-style="none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9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9cm" fo:font-style="normal" style:text-underline-style="none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1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1cm" fo:font-style="normal" style:text-underline-style="none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07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07cm" fo:font-style="normal" style:text-underline-style="none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2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2cm" fo:font-style="normal" style:text-underline-style="none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35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4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8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50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34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-0.001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52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-0.003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3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6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26cm" fo:font-style="normal" style:text-underline-style="none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 Black1" fo:font-size="14pt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57" style:family="text">
      <style:text-properties fo:font-variant="normal" fo:text-transform="none" style:text-line-through-style="none" style:text-line-through-type="none" style:text-position="0% 100%" style:font-name="Arial Black1" fo:font-size="9pt" fo:letter-spacing="-0.033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58" style:family="text">
      <style:text-properties fo:font-variant="normal" fo:text-transform="none" style:text-line-through-style="none" style:text-line-through-type="none" style:text-position="0% 100%"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66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normal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55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62" style:family="text">
      <style:text-properties fo:font-variant="normal" fo:text-transform="none" style:text-line-through-style="none" style:text-line-through-type="none" style:text-position="0% 100%" style:font-name="Arial Black1" fo:font-size="9pt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63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29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64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5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65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25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6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67" style:family="text">
      <style:text-properties fo:font-variant="normal" fo:text-transform="none" style:text-line-through-style="none" style:text-line-through-type="none" style:text-position="0% 100%" style:font-name="Arial1" fo:font-size="10.5pt" fo:letter-spacing="-0.01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68" style:family="text">
      <style:text-properties fo:font-variant="normal" fo:text-transform="none" style:text-line-through-style="none" style:text-line-through-type="none" style:text-position="0% 100%" style:font-name="Courier New1" fo:font-size="10.5pt" fo:letter-spacing="normal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69" style:family="text">
      <style:text-properties fo:font-variant="normal" fo:text-transform="none" style:text-line-through-style="none" style:text-line-through-type="none" style:text-position="0% 100%" style:font-name="Arial Black1" fo:font-size="9pt" fo:letter-spacing="-0.038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70" style:family="text">
      <style:text-properties fo:font-variant="normal" fo:text-transform="none" style:text-line-through-style="none" style:text-line-through-type="none" style:text-position="0% 100%" style:font-name="Arial Black1" fo:font-size="9pt" fo:letter-spacing="-0.043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71" style:family="text">
      <style:text-properties fo:font-variant="normal" fo:text-transform="none" style:text-line-through-style="none" style:text-line-through-type="none" style:text-position="0% 100%" style:font-name="Arial Black1" fo:font-size="9pt" fo:letter-spacing="-0.034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72" style:family="text">
      <style:text-properties fo:font-variant="normal" fo:text-transform="none" style:text-line-through-style="none" style:text-line-through-type="none" style:text-position="0% 100%" style:font-name="Palatino Linotype1" fo:font-size="9pt" fo:letter-spacing="0.03cm" fo:font-style="normal" style:text-underline-style="none" fo:font-weight="bold" style:font-size-asian="9pt" style:font-style-asian="normal" style:font-weight-asian="bold" style:font-name-complex="Palatino Linotype1" style:font-size-complex="9pt" style:font-style-complex="normal" style:font-weight-complex="bold"/>
    </style:style>
    <style:style style:name="T73" style:family="text">
      <style:text-properties fo:font-variant="normal" fo:text-transform="none" style:text-line-through-style="none" style:text-line-through-type="none" style:text-position="0% 100%" style:font-name="Arial1" fo:font-size="10.5pt" fo:letter-spacing="-0.018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74" style:family="text">
      <style:text-properties fo:font-variant="normal" fo:text-transform="none" style:text-line-through-style="none" style:text-line-through-type="none" style:text-position="0% 100%" style:font-name="Arial1" fo:font-size="10.5pt" fo:letter-spacing="-0.022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75" style:family="text">
      <style:text-properties fo:font-variant="normal" fo:text-transform="none" style:text-line-through-style="none" style:text-line-through-type="none" style:text-position="0% 100%" style:font-name="Arial1" fo:font-size="10.5pt" fo:letter-spacing="-0.015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style:font-name="Arial1" fo:font-size="10.5pt" fo:letter-spacing="-0.001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Arial1" fo:font-size="10pt" fo:letter-spacing="-0.01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8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05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79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6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80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04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81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02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82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4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83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46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84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39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85" style:family="text">
      <style:text-properties fo:font-variant="normal" fo:text-transform="none" style:text-line-through-style="none" style:text-line-through-type="none" style:text-position="0% 100%" style:font-name="Arial Black1" fo:font-size="9pt" fo:letter-spacing="-0.036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86" style:family="text">
      <style:text-properties fo:font-variant="normal" fo:text-transform="none" style:text-line-through-style="none" style:text-line-through-type="none" style:text-position="0% 100%" style:font-name="Palatino Linotype1" fo:font-size="9pt" fo:letter-spacing="-0.01cm" fo:font-style="normal" style:text-underline-style="none" fo:font-weight="bold" style:font-size-asian="9pt" style:font-style-asian="normal" style:font-weight-asian="bold" style:font-name-complex="Palatino Linotype1" style:font-size-complex="9pt" style:font-style-complex="normal" style:font-weight-complex="bold"/>
    </style:style>
    <style:style style:name="T87" style:family="text">
      <style:text-properties fo:font-variant="normal" fo:text-transform="none" style:text-line-through-style="none" style:text-line-through-type="none" style:text-position="0% 100%" style:font-name="Times New Roman1" fo:font-size="9pt" fo:letter-spacing="normal" fo:font-style="normal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88" style:family="text">
      <style:text-properties fo:font-variant="normal" fo:text-transform="none" style:text-line-through-style="none" style:text-line-through-type="none" style:text-position="0% 100%" style:font-name="Arial1" fo:font-size="10.5pt" fo:letter-spacing="-0.029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89" style:family="text">
      <style:text-properties fo:font-variant="normal" fo:text-transform="none" style:text-line-through-style="none" style:text-line-through-type="none" style:text-position="0% 100%" style:font-name="Arial1" fo:font-size="10.5pt" fo:letter-spacing="-0.02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90" style:family="text">
      <style:text-properties fo:font-variant="normal" fo:text-transform="none" fo:color="#c51e41" style:text-line-through-style="none" style:text-line-through-type="none" style:text-position="0% 100%" style:font-name="Courier New1" fo:font-size="10.5pt" fo:letter-spacing="-0.029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91" style:family="text">
      <style:text-properties fo:font-variant="normal" fo:text-transform="none" fo:color="#c51e41" style:text-line-through-style="none" style:text-line-through-type="none" style:text-position="0% 100%" style:font-name="Courier New1" fo:font-size="10.5pt" fo:letter-spacing="-0.053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92" style:family="text">
      <style:text-properties fo:font-variant="normal" fo:text-transform="none" fo:color="#c51e41" style:text-line-through-style="none" style:text-line-through-type="none" style:text-position="0% 100%" style:font-name="Arial1" fo:font-size="10.5pt" fo:letter-spacing="-0.053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93" style:family="text">
      <style:text-properties fo:font-variant="normal" fo:text-transform="none" fo:color="#c51e41" style:text-line-through-style="none" style:text-line-through-type="none" style:text-position="0% 100%" style:font-name="Courier New1" fo:font-size="10.5pt" fo:letter-spacing="-0.039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94" style:family="text">
      <style:text-properties fo:font-variant="normal" fo:text-transform="none" fo:color="#c51e41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95" style:family="text">
      <style:text-properties fo:font-variant="normal" fo:text-transform="none" fo:color="#c51e41" style:text-line-through-style="none" style:text-line-through-type="none" style:text-position="0% 100%" style:font-name="Courier New1" fo:font-size="10.5pt" fo:letter-spacing="-0.041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96" style:family="text">
      <style:text-properties fo:font-variant="normal" fo:text-transform="none" fo:color="#c51e41" style:text-line-through-style="none" style:text-line-through-type="none" style:text-position="0% 100%" style:font-name="Arial1" fo:font-size="10.5pt" fo:letter-spacing="-0.029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97" style:family="text">
      <style:text-properties fo:font-variant="normal" fo:text-transform="none" fo:color="#c51e41" style:text-line-through-style="none" style:text-line-through-type="none" style:text-position="0% 100%" style:font-name="Arial1" fo:font-size="10.5pt" fo:letter-spacing="-0.02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98" style:family="text">
      <style:text-properties fo:font-variant="normal" fo:text-transform="none" fo:color="#c51e41" style:text-line-through-style="none" style:text-line-through-type="none" style:text-position="0% 100%" style:font-name="Courier New1" fo:font-size="10.5pt" fo:letter-spacing="-0.043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8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43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3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12cm" fo:font-style="normal" style:text-underline-style="none" fo:font-weight="bold" style:font-size-asian="9pt" style:font-style-asian="normal" style:font-weight-asian="bold" style:font-name-complex="Palatino Linotype1" style:font-size-complex="9pt" style:font-style-complex="normal" style:font-weight-complex="bold"/>
    </style:style>
    <style:style style:name="T103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41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38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05" style:family="text">
      <style:text-properties fo:font-variant="normal" fo:text-transform="none" style:text-line-through-style="none" style:text-line-through-type="none" style:text-position="0% 100%" style:font-name="Courier New1" fo:font-size="10pt" fo:letter-spacing="-0.027cm" fo:font-style="normal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06" style:family="text">
      <style:text-properties fo:font-variant="normal" fo:text-transform="none" style:text-line-through-style="none" style:text-line-through-type="none" style:text-position="0% 100%" style:font-name="Courier New1" fo:font-size="10pt" fo:letter-spacing="normal" fo:font-style="normal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07" style:family="text">
      <style:text-properties fo:font-variant="normal" fo:text-transform="none" style:text-line-through-style="none" style:text-line-through-type="none" style:text-position="0% 100%" style:font-name="Courier New1" fo:font-size="10pt" fo:letter-spacing="-0.029cm" fo:font-style="normal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08" style:family="text">
      <style:text-properties fo:font-variant="normal" fo:text-transform="none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variant="normal" fo:text-transform="none" style:text-line-through-style="none" style:text-line-through-type="none" style:text-position="0% 100%" style:font-name="Courier New1" fo:font-size="10pt" fo:letter-spacing="-0.025cm" fo:font-style="normal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4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07cm" fo:font-style="normal" style:text-underline-style="none" fo:font-weight="bold" style:font-size-asian="9pt" style:font-style-asian="normal" style:font-weight-asian="bold" style:font-name-complex="Palatino Linotype1" style:font-size-complex="9pt" style:font-style-complex="normal" style:font-weight-complex="bold"/>
    </style:style>
    <style:style style:name="T112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43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13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48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64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115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52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16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31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17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1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118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55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19" style:family="text">
      <style:text-properties fo:font-variant="normal" fo:text-transform="none" style:text-line-through-style="none" style:text-line-through-type="none" style:text-position="0% 100%" fo:font-size="10.5pt" style:text-underline-style="none" fo:font-weight="normal" style:font-size-asian="10.5pt" style:font-weight-asian="normal" style:font-size-complex="10.5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text-position="0% 100%" style:font-name="Arial1" fo:font-size="10.5pt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61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41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31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15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-0.098cm" fo:font-style="normal" style:text-underline-style="none" fo:font-weight="bold" style:font-size-asian="9pt" style:font-style-asian="normal" style:font-weight-asian="bold" style:font-name-complex="Palatino Linotype1" style:font-size-complex="9pt" style:font-style-complex="normal" style:font-weight-complex="bold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.5pt" fo:letter-spacing="-0.022cm" fo:font-style="normal" fo:text-shadow="none" style:text-underline-style="none" fo:font-weight="normal" style:letter-kerning="true" style:font-name-asian="DejaVu Sans" style:font-size-asian="10.5pt" style:font-style-asian="normal" style:font-weight-asian="normal" style:font-name-complex="Ari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.5pt" fo:letter-spacing="-0.006cm" fo:font-style="normal" fo:text-shadow="none" style:text-underline-style="none" fo:font-weight="normal" style:letter-kerning="true" style:font-name-asian="DejaVu Sans" style:font-size-asian="10.5pt" style:font-style-asian="normal" style:font-weight-asian="normal" style:font-name-complex="Ari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.5pt" fo:letter-spacing="-0.001cm" fo:font-style="normal" fo:text-shadow="none" style:text-underline-style="none" fo:font-weight="normal" style:letter-kerning="true" style:font-name-asian="DejaVu Sans" style:font-size-asian="10.5pt" style:font-style-asian="normal" style:font-weight-asian="normal" style:font-name-complex="Arial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0.5pt" fo:letter-spacing="-0.029cm" fo:font-style="normal" fo:text-shadow="none" style:text-underline-style="none" fo:font-weight="normal" style:letter-kerning="true" style:font-name-asian="DejaVu Sans" style:font-size-asian="10.5pt" style:font-style-asian="normal" style:font-weight-asian="normal" style:font-name-complex="Courier New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0.5pt" fo:letter-spacing="-0.027cm" fo:font-style="normal" fo:text-shadow="none" style:text-underline-style="none" fo:font-weight="normal" style:letter-kerning="true" style:font-name-asian="DejaVu Sans" style:font-size-asian="10.5pt" style:font-style-asian="normal" style:font-weight-asian="normal" style:font-name-complex="Courier New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-0.001cm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.5pt" fo:font-style="normal" fo:text-shadow="none" style:text-underline-style="none" fo:font-weight="normal" style:letter-kerning="true" style:font-name-asian="DejaVu Sans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text-line-through-style="none" style:text-line-through-type="none" style:text-position="0% 100%" style:font-name="Arial1" fo:font-size="10.5pt" fo:letter-spacing="-0.006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35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27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36" style:family="text">
      <style:text-properties fo:font-variant="normal" fo:text-transform="none" style:text-line-through-style="none" style:text-line-through-type="none" style:text-position="0% 100%" style:font-name="Arial1" fo:font-size="10.5pt" fo:letter-spacing="-0.031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37" style:family="text">
      <style:text-properties fo:font-variant="normal" fo:text-transform="none" style:text-line-through-style="none" style:text-line-through-type="none" style:text-position="0% 100%" style:font-name="Arial1" fo:font-size="10.5pt" fo:letter-spacing="-0.024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38" style:family="text">
      <style:text-properties fo:font-variant="normal" fo:text-transform="none" style:text-line-through-style="none" style:text-line-through-type="none" style:text-position="0% 100%" style:font-name="Arial1" fo:font-size="10.5pt" fo:letter-spacing="-0.025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39" style:family="text">
      <style:text-properties fo:font-variant="normal" fo:text-transform="none" style:text-line-through-style="none" style:text-line-through-type="none" style:text-position="0% 100%" style:font-name="Arial1" fo:font-size="10.5pt" fo:letter-spacing="-0.013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40" style:family="text">
      <style:text-properties fo:font-variant="normal" fo:text-transform="none" style:text-line-through-style="none" style:text-line-through-type="none" style:text-position="0% 100%" style:font-name="Arial1" fo:font-size="10.5pt" fo:letter-spacing="-0.008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41" style:family="text">
      <style:text-properties fo:font-variant="normal" fo:text-transform="none" style:text-line-through-style="none" style:text-line-through-type="none" style:text-position="0% 100%" style:font-name="Arial1" fo:font-size="10.5pt" fo:letter-spacing="-0.011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42" style:family="text">
      <style:text-properties fo:font-variant="normal" fo:text-transform="none" style:text-line-through-style="none" style:text-line-through-type="none" style:text-position="0% 100%" style:font-name="Arial1" fo:font-size="10.5pt" fo:letter-spacing="-0.017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43" style:family="text">
      <style:text-properties fo:font-variant="normal" fo:text-transform="none" style:text-line-through-style="none" style:text-line-through-type="none" style:text-position="0% 100%" style:font-name="Arial1" fo:font-size="10.5pt" fo:letter-spacing="0.067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44" style:family="text">
      <style:text-properties fo:font-variant="normal" fo:text-transform="none" style:text-line-through-style="none" style:text-line-through-type="none" style:text-position="0% 100%" style:font-name="Arial1" fo:font-size="10pt" fo:letter-spacing="-0.018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5" style:family="text">
      <style:text-properties fo:font-variant="normal" fo:text-transform="none" style:text-line-through-style="none" style:text-line-through-type="none" style:text-position="0% 100%" style:font-name="Arial1" fo:font-size="10pt" fo:letter-spacing="-0.041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6" style:family="text">
      <style:text-properties fo:font-variant="normal" fo:text-transform="none" style:text-line-through-style="none" style:text-line-through-type="none" style:text-position="0% 100%" style:font-name="Arial1" fo:font-size="10pt" fo:letter-spacing="-0.013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7" style:family="text">
      <style:text-properties fo:font-variant="normal" fo:text-transform="none" style:text-line-through-style="none" style:text-line-through-type="none" style:text-position="0% 100%" style:font-name="Arial1" fo:font-size="10pt" fo:letter-spacing="-0.027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8" style:family="text">
      <style:text-properties fo:font-variant="normal" fo:text-transform="none" style:text-line-through-style="none" style:text-line-through-type="none" style:text-position="0% 100%" style:font-name="Arial1" fo:font-size="10pt" fo:letter-spacing="-0.029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49" style:family="text">
      <style:text-properties fo:font-variant="normal" fo:text-transform="none" style:text-line-through-style="none" style:text-line-through-type="none" style:text-position="0% 100%" style:font-name="Arial1" fo:font-size="10pt" fo:letter-spacing="-0.022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0" style:family="text">
      <style:text-properties fo:font-variant="normal" fo:text-transform="none" style:text-line-through-style="none" style:text-line-through-type="none" style:text-position="0% 100%" style:font-name="Arial1" fo:font-size="10pt" fo:letter-spacing="-0.071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1" style:family="text">
      <style:text-properties fo:font-variant="normal" fo:text-transform="none" style:text-line-through-style="none" style:text-line-through-type="none" style:text-position="0% 100%" style:font-name="Arial1" fo:font-size="10pt" fo:letter-spacing="-0.001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2" style:family="text">
      <style:text-properties fo:font-variant="normal" fo:text-transform="none" style:text-line-through-style="none" style:text-line-through-type="none" style:text-position="0% 100%" style:font-name="Arial1" fo:font-size="10pt" fo:letter-spacing="-0.011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3" style:family="text">
      <style:text-properties fo:font-variant="normal" fo:text-transform="none" style:text-line-through-style="none" style:text-line-through-type="none" style:text-position="0% 100%" style:font-name="Arial1" fo:font-size="10pt" fo:letter-spacing="-0.02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4" style:family="text">
      <style:text-properties fo:font-variant="normal" fo:text-transform="none" style:text-line-through-style="none" style:text-line-through-type="none" style:text-position="0% 100%" style:font-name="Arial1" fo:font-size="10.5pt" fo:letter-spacing="-0.033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55" style:family="text">
      <style:text-properties fo:font-variant="normal" fo:text-transform="none" style:text-line-through-style="none" style:text-line-through-type="none" style:text-position="0% 100%" style:font-name="Arial1" fo:font-size="10.5pt" fo:letter-spacing="-0.034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56" style:family="text">
      <style:text-properties fo:font-variant="normal" fo:text-transform="none" style:text-line-through-style="none" style:text-line-through-type="none" style:text-position="0% 100%" style:font-name="Arial1" fo:font-size="10.5pt" fo:letter-spacing="0.026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text-position="0% 100%" style:font-name="Palatino Linotype1" fo:font-size="9pt" fo:letter-spacing="0.086cm" fo:font-style="normal" style:text-underline-style="none" fo:font-weight="bold" style:font-size-asian="9pt" style:font-style-asian="normal" style:font-weight-asian="bold" style:font-name-complex="Palatino Linotype1" style:font-size-complex="9pt" style:font-style-complex="normal" style:font-weight-complex="bold"/>
    </style:style>
    <style:style style:name="T158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0.012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159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-0.001cm" fo:font-style="normal" style:text-underline-style="none" fo:font-weight="bold" style:font-size-asian="14pt" style:font-style-asian="normal" style:font-weight-asian="bold" style:font-name-complex="Palatino Linotype1" style:font-size-complex="14pt" style:font-style-complex="normal" style:font-weight-complex="bold"/>
    </style:style>
    <style:style style:name="T160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72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161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67cm" fo:font-style="normal" style:text-underline-style="solid" style:text-underline-width="auto" style:text-underline-color="font-color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text-position="0% 100%" style:font-name="Arial1" fo:font-size="10pt" fo:letter-spacing="-0.015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style:text-position="0% 100%" style:font-name="Arial1" fo:font-size="10pt" fo:letter-spacing="-0.017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text-position="0% 100%" style:font-name="Arial1" fo:font-size="10pt" fo:letter-spacing="0.048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style:text-position="0% 100%" style:font-name="Courier New1" fo:font-size="10pt" fo:letter-spacing="-0.011cm" fo:font-style="normal" style:text-underline-style="none" fo:font-weight="normal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166" style:family="text">
      <style:text-properties fo:font-variant="normal" fo:text-transform="none" style:text-line-through-style="none" style:text-line-through-type="none" style:text-position="0% 100%" style:font-name="Arial1" fo:font-size="10pt" fo:letter-spacing="0.046cm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45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168" style:family="text">
      <style:text-properties fo:font-variant="normal" fo:text-transform="none" style:text-line-through-style="none" style:text-line-through-type="none" style:text-position="0% 100%" style:font-name="Arial Black1" fo:font-size="10.5pt" fo:letter-spacing="normal" fo:font-style="normal" style:text-underline-style="none" fo:font-weight="bold" style:font-size-asian="10.5pt" style:font-style-asian="normal" style:font-weight-asian="bold" style:font-name-complex="Arial Black1" style:font-size-complex="10.5pt" style:font-style-complex="normal" style:font-weight-complex="bold"/>
    </style:style>
    <style:style style:name="T169" style:family="text">
      <style:text-properties fo:font-variant="normal" fo:text-transform="none" fo:color="#000000" style:text-line-through-style="none" style:text-line-through-type="none" style:text-position="0% 100%" style:font-name="Gill Sans MT" fo:font-size="10.5pt" fo:letter-spacing="normal" fo:font-style="italic" style:text-underline-style="none" fo:font-weight="bold" style:font-size-asian="10.5pt" style:font-style-asian="italic" style:font-weight-asian="bold" style:font-name-complex="Gill Sans MT" style:font-size-complex="10.5pt" style:font-style-complex="italic" style:font-weight-complex="bold"/>
    </style:style>
    <style:style style:name="T170" style:family="text">
      <style:text-properties fo:font-variant="normal" fo:text-transform="none" fo:color="#000000" style:text-line-through-style="none" style:text-line-through-type="none" style:text-position="0% 100%" style:font-name="Gill Sans MT" fo:font-size="10.5pt" fo:letter-spacing="0.009cm" fo:font-style="italic" style:text-underline-style="none" fo:font-weight="bold" style:font-size-asian="10.5pt" style:font-style-asian="italic" style:font-weight-asian="bold" style:font-name-complex="Gill Sans MT" style:font-size-complex="10.5pt" style:font-style-complex="italic" style:font-weight-complex="bold"/>
    </style:style>
    <style:style style:name="T171" style:family="text">
      <style:text-properties fo:font-variant="normal" fo:text-transform="none" fo:color="#000000" style:text-line-through-style="none" style:text-line-through-type="none" style:text-position="0% 100%" style:font-name="Gill Sans MT" fo:font-size="10.5pt" fo:letter-spacing="0.019cm" fo:font-style="italic" style:text-underline-style="none" fo:font-weight="bold" style:font-size-asian="10.5pt" style:font-style-asian="italic" style:font-weight-asian="bold" style:font-name-complex="Gill Sans MT" style:font-size-complex="10.5pt" style:font-style-complex="italic" style:font-weight-complex="bold"/>
    </style:style>
    <style:style style:name="T172" style:family="text">
      <style:text-properties fo:font-variant="normal" fo:text-transform="none" fo:color="#000000" style:text-line-through-style="none" style:text-line-through-type="none" style:text-position="0% 100%" style:font-name="Courier New1" fo:font-size="10.5pt" fo:letter-spacing="-0.029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text-position="0% 100%" style:font-name="Segoe UI Symbol1" fo:font-size="10.5pt" fo:letter-spacing="normal" fo:font-style="normal" style:text-underline-style="none" fo:font-weight="normal" style:font-size-asian="10.5pt" style:font-style-asian="normal" style:font-weight-asian="normal" style:font-name-complex="Segoe UI Symbol1" style:font-size-complex="10.5pt" style:font-style-complex="normal" style:font-weight-complex="normal"/>
    </style:style>
    <style:style style:name="T17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75" style:family="text">
      <style:text-properties fo:font-variant="normal" fo:text-transform="none" fo:color="#000000" style:text-line-through-style="none" style:text-line-through-type="none" style:text-position="0% 100%" style:font-name="Times New Roman1" fo:font-size="14.5pt" fo:letter-spacing="normal" fo:font-style="normal" style:text-underline-style="none" fo:font-weight="normal" style:font-size-asian="14.5pt" style:font-style-asian="normal" style:font-weight-asian="normal" style:font-name-complex="Times New Roman1" style:font-size-complex="14.5pt" style:font-style-complex="normal" style:font-weight-complex="normal"/>
    </style:style>
    <style:style style:name="T176" style:family="text">
      <style:text-properties fo:font-variant="normal" fo:text-transform="none" fo:color="#000000" style:text-line-through-style="none" style:text-line-through-type="none" style:text-position="0% 100%" style:font-name="Arial Black1" fo:font-size="9pt" fo:letter-spacing="-0.001cm" fo:font-style="normal" style:text-underline-style="none" fo:font-weight="bold" style:font-size-asian="9pt" style:font-style-asian="normal" style:font-weight-asian="bold" style:font-name-complex="Arial Black1" style:font-size-complex="9pt" style:font-style-complex="normal" style:font-weight-complex="bold"/>
    </style:style>
    <style:style style:name="T177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33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78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63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179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141cm" fo:font-style="normal" style:text-underline-style="none" fo:font-weight="bold" style:font-size-asian="14pt" style:font-style-asian="normal" style:font-weight-asian="bold" style:font-name-complex="Palatino Linotype1" style:font-size-complex="14pt" style:font-style-complex="normal" style:font-weight-complex="bold"/>
    </style:style>
    <style:style style:name="T180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18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181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68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182" style:family="text">
      <style:text-properties fo:font-variant="normal" fo:text-transform="none" fo:color="#000000" style:text-line-through-style="none" style:text-line-through-type="none" style:text-position="0% 100%" style:font-name="Palatino Linotype1" fo:font-size="14pt" fo:letter-spacing="0.023cm" fo:font-style="normal" style:text-underline-style="none" fo:font-weight="bold" style:font-size-asian="14pt" style:font-style-asian="normal" style:font-weight-asian="bold" style:font-name-complex="Palatino Linotype1" style:font-size-complex="14pt" style:font-style-complex="normal" style:font-weight-complex="bold"/>
    </style:style>
    <style:style style:name="T183" style:family="text">
      <style:text-properties fo:font-variant="normal" fo:text-transform="none" fo:color="#0000ff" style:text-line-through-style="none" style:text-line-through-type="none" style:text-position="0% 100%" style:font-name="Palatino Linotype1" fo:font-size="8pt" fo:letter-spacing="0.014cm" fo:font-style="normal" style:text-underline-style="none" fo:font-weight="normal" style:font-size-asian="8pt" style:font-style-asian="normal" style:font-weight-asian="normal" style:font-name-complex="Palatino Linotype1" style:font-size-complex="8pt" style:font-style-complex="normal" style:font-weight-complex="normal"/>
    </style:style>
    <style:style style:name="T184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43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185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1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186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89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47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04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39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text-position="0% 100%" style:font-name="Courier New1" fo:font-size="10.5pt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text-position="0% 100%" style:font-name="Arial1" fo:font-size="10.5pt" fo:letter-spacing="-0.004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style:text-position="0% 100%" style:font-name="Trebuchet MS1" fo:font-size="10.5pt" fo:letter-spacing="-0.015cm" fo:font-style="italic" style:text-underline-style="none" fo:font-weight="normal" style:font-size-asian="10.5pt" style:font-style-asian="italic" style:font-weight-asian="normal" style:font-name-complex="Trebuchet MS1" style:font-size-complex="10.5pt" style:font-style-complex="italic" style:font-weight-complex="normal"/>
    </style:style>
    <style:style style:name="T194" style:family="text">
      <style:text-properties fo:font-variant="normal" fo:text-transform="none" style:text-line-through-style="none" style:text-line-through-type="none" style:text-position="0% 100%" style:font-name="Trebuchet MS1" fo:font-size="10.5pt" fo:letter-spacing="-0.017cm" fo:font-style="italic" style:text-underline-style="none" fo:font-weight="normal" style:font-size-asian="10.5pt" style:font-style-asian="italic" style:font-weight-asian="normal" style:font-name-complex="Trebuchet MS1" style:font-size-complex="10.5pt" style:font-style-complex="italic" style:font-weight-complex="normal"/>
    </style:style>
    <style:style style:name="T195" style:family="text">
      <style:text-properties fo:font-variant="normal" fo:text-transform="none" style:text-line-through-style="none" style:text-line-through-type="none" style:text-position="0% 100%" style:font-name="Arial1" fo:font-size="10.5pt" fo:letter-spacing="-0.027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text-position="0% 100%" style:font-name="Arial1" fo:font-size="10.5pt" fo:letter-spacing="-0.038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text-position="0% 100%" style:font-name="Arial1" fo:font-size="10.5pt" fo:letter-spacing="-0.036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text-position="0% 100%" style:font-name="Arial1" fo:font-size="10.5pt" fo:letter-spacing="0.021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text-position="0% 100%" style:font-name="Arial1" fo:font-size="10.5pt" fo:letter-spacing="0.03cm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36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text-position="0% 100%" style:font-name="Arial1" fo:font-size="6pt" fo:letter-spacing="-0.001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text-position="0% 100%" style:font-name="Arial1" fo:font-size="6pt" fo:letter-spacing="-0.006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text-position="0% 100%" style:font-name="Arial1" fo:font-size="6pt" fo:letter-spacing="-0.003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text-position="0% 100%" style:font-name="Arial1" fo:font-size="6pt" fo:letter-spacing="0.002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205" style:family="text">
      <style:text-properties fo:font-variant="normal" fo:text-transform="none" style:text-line-through-style="none" style:text-line-through-type="none" style:text-position="0% 100%" style:font-name="Arial1" fo:font-size="6pt" fo:letter-spacing="-0.011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text-position="0% 100%" style:font-name="Arial1" fo:font-size="6pt" fo:letter-spacing="-0.008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207" style:family="text">
      <style:text-properties fo:font-variant="normal" fo:text-transform="none" style:text-line-through-style="none" style:text-line-through-type="none" style:text-position="0% 100%" style:font-name="Arial1" fo:font-size="6pt" fo:letter-spacing="-0.004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text-position="0% 100%" style:font-name="Arial1" fo:font-size="6pt" fo:letter-spacing="0.021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209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41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210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57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211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45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212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48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213" style:family="text">
      <style:text-properties fo:font-variant="normal" fo:text-transform="none" style:text-line-through-style="none" style:text-line-through-type="none" style:text-position="0% 100%" style:font-name="Courier New1" fo:font-size="10.5pt" fo:letter-spacing="0.021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214" style:family="text">
      <style:text-properties fo:font-variant="normal" fo:text-transform="none" fo:color="#000000" style:text-line-through-style="none" style:text-line-through-type="none" style:text-position="0% 100%" style:font-name="Arial Black1" fo:font-size="14pt" fo:letter-spacing="-0.052cm" fo:font-style="normal" style:text-underline-style="none" fo:font-weight="bold" style:font-size-asian="14pt" style:font-style-asian="normal" style:font-weight-asian="bold" style:font-name-complex="Arial Black1" style:font-size-complex="14pt" style:font-style-complex="normal" style:font-weight-complex="bold"/>
    </style:style>
    <style:style style:name="T215" style:family="text">
      <style:text-properties fo:font-variant="normal" fo:text-transform="none" style:text-line-through-style="none" style:text-line-through-type="none" style:text-position="0% 100%" style:font-name="Courier New1" fo:font-size="10.5pt" fo:letter-spacing="0.005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text-position="0% 100%" style:font-name="Courier New1" fo:font-size="10.5pt" fo:letter-spacing="0.023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text-position="0% 100%" style:font-name="Courier New1" fo:font-size="10.5pt" fo:letter-spacing="0.039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text-position="0% 100%" style:font-name="Courier New1" fo:font-size="10.5pt" fo:letter-spacing="-0.006cm" fo:font-style="normal" style:text-underline-style="none" fo:font-weight="normal" style:font-size-asian="10.5pt" style:font-style-asian="normal" style:font-weight-asian="normal" style:font-name-complex="Courier New1" style:font-size-complex="10.5pt" style:font-style-complex="normal" style:font-weight-complex="normal"/>
    </style:style>
    <style:style style:name="T219" style:family="text">
      <style:text-properties fo:font-variant="normal" fo:text-transform="none" fo:color="#c51e41" style:text-line-through-style="none" style:text-line-through-type="none" style:text-position="0% 100%" style:font-name="Arial Black1" fo:font-size="20.5pt" fo:letter-spacing="-0.063cm" fo:font-style="normal" style:text-underline-style="none" fo:font-weight="bold" style:font-size-asian="20.5pt" style:font-style-asian="normal" style:font-weight-asian="bold" style:font-name-complex="Arial Black1" style:font-size-complex="20.5pt" style:font-style-complex="normal" style:font-weight-complex="bold"/>
    </style:style>
    <style:style style:name="T220" style:family="text">
      <style:text-properties fo:font-variant="normal" fo:text-transform="none" fo:color="#c51e41" style:text-line-through-style="none" style:text-line-through-type="none" style:text-position="0% 100%" style:font-name="Arial Black1" fo:font-size="20.5pt" fo:letter-spacing="-0.064cm" fo:font-style="normal" style:text-underline-style="none" fo:font-weight="bold" style:font-size-asian="20.5pt" style:font-style-asian="normal" style:font-weight-asian="bold" style:font-name-complex="Arial Black1" style:font-size-complex="20.5pt" style:font-style-complex="normal" style:font-weight-complex="bold"/>
    </style:style>
    <style:style style:name="T221" style:family="text">
      <style:text-properties fo:font-variant="normal" fo:text-transform="none" fo:color="#c51e41" style:text-line-through-style="none" style:text-line-through-type="none" style:text-position="0% 100%" style:font-name="Arial Black1" fo:font-size="20.5pt" fo:letter-spacing="-0.07cm" fo:font-style="normal" style:text-underline-style="none" fo:font-weight="bold" style:font-size-asian="20.5pt" style:font-style-asian="normal" style:font-weight-asian="bold" style:font-name-complex="Arial Black1" style:font-size-complex="20.5pt" style:font-style-complex="normal" style:font-weight-complex="bold"/>
    </style:style>
    <style:style style:name="T222" style:family="text">
      <style:text-properties fo:font-variant="normal" fo:text-transform="none" fo:color="#c51e41" style:text-line-through-style="none" style:text-line-through-type="none" style:text-position="0% 100%" style:font-name="Arial Black1" fo:font-size="20.5pt" fo:letter-spacing="0.109cm" fo:font-style="normal" style:text-underline-style="none" fo:font-weight="bold" style:font-size-asian="20.5pt" style:font-style-asian="normal" style:font-weight-asian="bold" style:font-name-complex="Arial Black1" style:font-size-complex="20.5pt" style:font-style-complex="normal" style:font-weight-complex="bold"/>
    </style:style>
    <style:style style:name="T223" style:family="text">
      <style:text-properties fo:font-variant="normal" fo:text-transform="none" fo:color="#c51e41" style:text-line-through-style="none" style:text-line-through-type="none" style:text-position="0% 100%" style:font-name="Arial Black1" fo:font-size="20.5pt" fo:letter-spacing="0.026cm" fo:font-style="normal" style:text-underline-style="none" fo:font-weight="bold" style:font-size-asian="20.5pt" style:font-style-asian="normal" style:font-weight-asian="bold" style:font-name-complex="Arial Black1" style:font-size-complex="20.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51e41" fo:font-size="100%"/>
      </text:list-level-style-bullet>
      <text:list-level-style-number text:level="2" style:num-suffix="." style:num-format="1">
        <style:list-level-properties text:space-before="0.606cm" text:min-label-width="1.004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cccccc" fo:font-size="100%"/>
      </text:list-level-style-bullet>
      <text:list-level-style-number text:level="2" style:num-suffix="." style:num-format="1">
        <style:list-level-properties text:space-before="0.606cm" text:min-label-width="1.004cm"/>
        <style:text-properties fo:color="#cccc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6">
      <text:list-level-style-bullet text:level="1" text:bullet-char="•">
        <style:list-level-properties text:space-before="0.036cm" text:min-label-width="0.366cm"/>
        <style:text-properties fo:font-family="Arial" style:font-family-generic="swiss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36cm" text:min-label-width="0.366cm"/>
        <style:text-properties fo:font-family="Arial" style:font-family-generic="swiss" fo:color="#c51e41" fo:font-size="95%"/>
      </text:list-level-style-bullet>
      <text:list-level-style-bullet text:level="2" text:bullet-char="•">
        <style:list-level-properties text:space-before="0.818cm" text:min-label-width="0.355cm"/>
        <style:text-properties fo:font-family="Arial" style:font-family-generic="swiss" fo:color="#c51e41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36cm" text:min-label-width="0.366cm"/>
        <style:text-properties fo:font-family="Arial" style:font-family-generic="swiss" fo:color="#c51e41" fo:font-size="100%"/>
      </text:list-level-style-bullet>
      <text:list-level-style-bullet text:level="2" text:bullet-char="•">
        <style:list-level-properties text:space-before="0.818cm" text:min-label-width="0.355cm"/>
        <style:text-properties fo:font-family="Arial" style:font-family-generic="swiss" fo:color="#c51e41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36cm" text:min-label-width="0.357cm"/>
        <style:text-properties fo:font-family="Arial" style:font-family-generic="swiss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36cm" text:min-label-width="0.366cm"/>
        <style:text-properties fo:font-family="Arial" style:font-family-generic="swiss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•">
        <style:list-level-properties text:space-before="0.036cm" text:min-label-width="0.352cm"/>
        <style:text-properties fo:font-family="Arial" style:font-family-generic="swiss" fo:color="#c51e41" fo:font-size="95%"/>
      </text:list-level-style-bullet>
      <text:list-level-style-bullet text:level="2" text:bullet-char="•">
        <style:list-level-properties text:space-before="0.818cm" text:min-label-width="0.355cm"/>
        <style:text-properties fo:font-family="Arial" style:font-family-generic="swiss" fo:color="#c51e41" fo:font-size="9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122cm" text:min-label-width="0.368cm"/>
        <style:text-properties fo:font-family="Arial" style:font-family-generic="swiss" fo:color="#c51e41" fo:font-size="9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number text:level="2" style:num-suffix="." style:num-format="1">
        <style:list-level-properties text:space-before="0.606cm" text:min-label-width="1.004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36cm" text:min-label-width="0.366cm"/>
        <style:text-properties fo:font-family="Arial" style:font-family-generic="swiss" fo:color="#c51e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c51e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fo:color="#c51e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1">
        <draw:custom-shape draw:name="object 2" draw:style-name="gr1" draw:text-style-name="P1" draw:layer="layout" svg:width="12.799cm" svg:height="4.7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4" draw:layer="layout" svg:width="2.604cm" svg:height="1.456cm" svg:x="5.101cm" svg:y="5.393cm">
          <text:p text:style-name="P2"><text:span text:style-name="T1">LPIC-1</text:span></text:p>
          <text:p text:style-name="P3"><text:span text:style-name="T2">Exam</text:span><text:span text:style-name="T3"> </text:span><text:span text:style-name="T4">1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3" draw:text-style-name="P5" draw:layer="layout" svg:width="4.815cm" svg:height="1.196cm" svg:x="0.527cm" svg:y="7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" draw:text-style-name="P8" draw:layer="layout" svg:width="4.113cm" svg:height="0.731cm" svg:x="8cm" svg:y="8.235cm">
          <text:p text:style-name="P6"><text:span text:style-name="T5">Linagora</text:span><text:span text:style-name="T6"> </text:span><text:span text:style-name="T7">Formation</text:span></text:p>
          <text:p text:style-name="P7"><text:span text:style-name="T8"><text:a xlink:href="mailto:formation@linagora.com" xlink:type="simple">&lt;formation@linagora.com&gt;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maire" draw:style-name="dp1" draw:master-page-name="Title_20_and_20_Content" presentation:presentation-page-layout-name="AL1T11">
        <draw:frame draw:name="object 3" presentation:style-name="pr2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9">Summary</text:span></text:p>
          </draw:text-box>
        </draw:frame>
        <draw:frame draw:name="object 4" presentation:style-name="pr3" draw:text-style-name="P15" draw:layer="layout" svg:width="11.913cm" svg:height="6.429cm" svg:x="0.487cm" svg:y="1.722cm" presentation:class="outline" presentation:user-transformed="true">
          <draw:text-box>
            <text:p text:style-name="P12"><text:span text:style-name="T10">Topic 105 - Shells, scripts and data management</text:span><text:span text:style-name="T10"><text:tab/></text:span><text:span text:style-name="T10">17</text:span></text:p>
            <text:list text:style-name="L3">
              <text:list-item>
                <text:list>
                  <text:list-item>
                    <text:p text:style-name="P13"><text:span text:style-name="T11">Customize and use the shell environment</text:span><text:span text:style-name="T11"><text:tab/></text:span><text:span text:style-name="T11"><text:tab/></text:span><text:span text:style-name="T11"><text:tab/></text:span><text:span text:style-name="T11"> <text:s text:c="13"/>18</text:span></text:p>
                  </text:list-item>
                  <text:list-item>
                    <text:p text:style-name="P14"><text:span text:style-name="T11">Customize or write simple scripts <text:s text:c="65"/>50</text:span></text:p>
                  </text:list-item>
                  <text:list-item>
                    <text:p text:style-name="P14"><text:span text:style-name="T11">SQL data management <text:s text:c="79"/>101</text:span></text:p>
                  </text:list-item>
                </text:list>
              </text:list-item>
            </text:list>
          </draw:text-box>
        </draw:frame>
        <draw:custom-shape draw:name="object 5" draw:style-name="gr6" draw:text-style-name="P16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frame draw:name="object 3" presentation:style-name="pr6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9">Summary</text:span></text:p>
          </draw:text-box>
        </draw:frame>
        <draw:frame draw:name="object 4" presentation:style-name="pr7" draw:text-style-name="P15" draw:layer="layout" svg:width="11.913cm" svg:height="6.429cm" svg:x="0.487cm" svg:y="1.722cm" presentation:class="outline" presentation:user-transformed="true">
          <draw:text-box>
            <text:p text:style-name="P12"><text:span text:style-name="T10">Topic 105 - Shells, scripts and data management</text:span><text:span text:style-name="T10"><text:tab/></text:span><text:span text:style-name="T10">17</text:span></text:p>
            <text:list text:style-name="L3">
              <text:list-item>
                <text:list>
                  <text:list-item>
                    <text:p text:style-name="P13"><text:span text:style-name="T11">Customize and use the shell environment</text:span><text:span text:style-name="T11"><text:tab/></text:span><text:span text:style-name="T11"><text:tab/></text:span><text:span text:style-name="T11"><text:tab/></text:span><text:span text:style-name="T11"> <text:s text:c="13"/>18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8">Customize or write simple scripts <text:s text:c="65"/>50</text:span></text:p>
                  </text:list-item>
                  <text:list-item>
                    <text:p text:style-name="P14"><text:span text:style-name="T18">SQL data management <text:s text:c="79"/>101</text:span></text:p>
                  </text:list-item>
                </text:list>
              </text:list-item>
            </text:list>
          </draw:text-box>
        </draw:frame>
        <draw:custom-shape draw:name="object 5" draw:style-name="gr7" draw:text-style-name="P16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’interpréteur de  commandes  (shell )" draw:style-name="dp1" draw:master-page-name="Title_20_and_20_Content" presentation:presentation-page-layout-name="AL1T11">
        <draw:frame draw:name="object 3" presentation:style-name="pr8" draw:text-style-name="P20" draw:layer="layout" svg:width="10.639cm" svg:height="0.593cm" svg:x="1.078cm" svg:y="0.455cm" presentation:class="title" presentation:user-transformed="true">
          <draw:text-box>
            <text:p text:style-name="P10"><text:span text:style-name="T19">Shell</text:span></text:p>
          </draw:text-box>
        </draw:frame>
        <draw:custom-shape draw:name="object 4" draw:style-name="gr8" draw:text-style-name="P21" draw:layer="layout" svg:width="4.612cm" svg:height="0.001cm" svg:x="1.297cm" svg:y="2.902cm">
          <text:p/>
          <draw:enhanced-geometry draw:mirror-horizontal="false" draw:mirror-vertical="false" svg:viewBox="0 0 0 0" drawooo:sub-view-size="1660525 0" draw:text-areas="0 0 ?f0 ?f1" draw:type="ooxml-non-primitive" draw:enhanced-path="M 0 0 L 1660258 0 N">
            <draw:equation draw:name="f0" draw:formula="logwidth"/>
            <draw:equation draw:name="f1" draw:formula="logheight"/>
          </draw:enhanced-geometry>
        </draw:custom-shape>
        <draw:custom-shape draw:name="object 5" draw:style-name="gr8" draw:text-style-name="P21" draw:layer="layout" svg:width="4.612cm" svg:height="0.001cm" svg:x="1.297cm" svg:y="6.383cm">
          <text:p/>
          <draw:enhanced-geometry draw:mirror-horizontal="false" draw:mirror-vertical="false" svg:viewBox="0 0 0 0" drawooo:sub-view-size="1660525 0" draw:text-areas="0 0 ?f0 ?f1" draw:type="ooxml-non-primitive" draw:enhanced-path="M 0 0 L 1660258 0 N">
            <draw:equation draw:name="f0" draw:formula="logwidth"/>
            <draw:equation draw:name="f1" draw:formula="logheight"/>
          </draw:enhanced-geometry>
        </draw:custom-shape>
        <draw:custom-shape draw:name="object 6" draw:style-name="gr9" draw:text-style-name="P21" draw:layer="layout" svg:width="11.246cm" svg:height="6.269cm" svg:x="0.893cm" svg:y="1.384cm">
          <text:list text:style-name="L6">
            <text:list-item>
              <text:p text:style-name="P22"><text:span text:style-name="T20">It is the tool of choice for UNIX.</text:span></text:p>
            </text:list-item>
            <text:list-item>
              <text:p text:style-name="P22"><text:span text:style-name="T21">There are two main ones:</text:span></text:p>
            </text:list-item>
          </text:list>
          <text:p text:style-name="P23"><text:span text:style-name="T22"/></text:p>
          <text:p text:style-name="P24"><text:span text:style-name="T20"/></text:p>
          <text:p text:style-name="P24"><text:span text:style-name="T20"/></text:p>
          <text:p text:style-name="P24"><text:span text:style-name="T20"/></text:p>
          <text:p text:style-name="P24"><text:span text:style-name="T20"/></text:p>
          <text:p text:style-name="P24"><text:span text:style-name="T20"/></text:p>
          <text:p text:style-name="P24"><text:span text:style-name="T20"/></text:p>
          <text:p text:style-name="P24"><text:span text:style-name="T20"/></text:p>
          <text:p text:style-name="P25"><text:span text:style-name="T22"/></text:p>
          <text:list text:continue-numbering="true" text:style-name="L6">
            <text:list-item>
              <text:p text:style-name="P26"><text:span text:style-name="T23">The shell commands by default in Linux test bash (this is the one we will use later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0" draw:text-style-name="P27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draw:frame draw:style-name="standard" draw:layer="layout" svg:width="9.63cm" svg:height="3.424cm" svg:x="1.415cm" svg:y="3.0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28"><text:span text:style-name="T24">sh</text:span></text:p>
                <text:p text:style-name="P28"><text:span text:style-name="T24">csh</text:span></text:p>
                <text:p text:style-name="P28"><text:span text:style-name="T24">tcsh</text:span></text:p>
                <text:p text:style-name="P28"><text:span text:style-name="T24">ksh</text:span></text:p>
                <text:p text:style-name="P28"><text:span text:style-name="T24">bash</text:span></text:p>
                <text:p text:style-name="P28"><text:span text:style-name="T24">zsh</text:span></text:p>
              </table:table-cell>
              <table:table-cell table:style-name="ce2"/>
              <table:table-cell table:style-name="ce3">
                <text:p text:style-name="P29"><text:span text:style-name="T25">Bourne</text:span><text:span text:style-name="T26"> </text:span><text:span text:style-name="T27">shell</text:span></text:p>
                <text:p text:style-name="P29"><text:span text:style-name="T28">C</text:span><text:span text:style-name="T26"> </text:span><text:span text:style-name="T27">shell</text:span></text:p>
                <text:p text:style-name="P29"><text:span text:style-name="T29">TENEX </text:span><text:span text:style-name="T28">C</text:span><text:span text:style-name="T30"> </text:span><text:span text:style-name="T27">shell</text:span></text:p>
                <text:p text:style-name="P29"><text:span text:style-name="T31">Korn</text:span><text:span text:style-name="T32"> </text:span><text:span text:style-name="T27">shell</text:span></text:p>
                <text:p text:style-name="P29"><text:span text:style-name="T25">Bourne-again</text:span><text:span text:style-name="T33"> </text:span><text:span text:style-name="T27">shell</text:span></text:p>
                <text:p text:style-name="P29"><text:span text:style-name="T33">Z</text:span><text:span text:style-name="T32"> </text:span><text:span text:style-name="T27">shel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35cm" svg:height="11.136cm" svg:x="3.082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’interpréteur de  commandes  (shell )" draw:style-name="dp1" draw:master-page-name="Title_20_and_20_Content" presentation:presentation-page-layout-name="AL1T11">
        <draw:frame draw:name="object 3" presentation:style-name="pr9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34">Shell</text:span></text:p>
          </draw:text-box>
        </draw:frame>
        <draw:custom-shape draw:name="object 4" draw:style-name="gr11" draw:text-style-name="P21" draw:layer="layout" svg:width="0.001cm" svg:height="3.927cm" svg:x="0.58cm" svg:y="2.096cm">
          <text:p/>
          <draw:enhanced-geometry draw:mirror-horizontal="false" draw:mirror-vertical="false" svg:viewBox="0 0 0 0" drawooo:sub-view-size="0 1414145" draw:text-areas="0 0 ?f0 ?f1" draw:type="ooxml-non-primitive" draw:enhanced-path="M 0 0 L 0 1413992 N">
            <draw:equation draw:name="f0" draw:formula="logwidth"/>
            <draw:equation draw:name="f1" draw:formula="logheight"/>
          </draw:enhanced-geometry>
        </draw:custom-shape>
        <draw:custom-shape draw:name="object 5" draw:style-name="gr12" draw:text-style-name="P32" draw:layer="layout" svg:width="9.594cm" svg:height="4.335cm" svg:x="0.806cm" svg:y="2.021cm">
          <text:p text:style-name="P31"><text:span text:style-name="T35"><text:a xlink:href="http://fr.wikipedia.org/wiki/Shell_Unix" xlink:type="simple">http://fr.wikipedia.org/wiki/Shell_Unix </text:a></text:span><text:span text:style-name="T36"> </text:span><text:span text:style-name="T37"><text:a xlink:href="http://explainshell.com/" xlink:type="simple">http://explainshell.com/ </text:a></text:span><text:span text:style-name="T38"> </text:span><text:span text:style-name="T39"><text:a xlink:href="http://en.wikipedia.org/wiki/Bourne_shell" xlink:type="simple">http://en.wikipedia.org/wiki/Bourne_shell </text:a></text:span><text:span text:style-name="T40"> </text:span><text:span text:style-name="T41"><text:a xlink:href="http://en.wikipedia.org/wiki/C_shell" xlink:type="simple">http://en.wikipedia.org/wiki/C_shell </text:a></text:span><text:span text:style-name="T42"> </text:span><text:span text:style-name="T43"><text:a xlink:href="http://www.tcsh.org/Welcome" xlink:type="simple">http://www.tcsh.org/Welcome </text:a></text:span><text:span text:style-name="T44"> </text:span><text:span text:style-name="T41"><text:a xlink:href="http://en.wikipedia.org/wiki/Tcsh" xlink:type="simple">http://en.wikipedia.org/wiki/Tcsh </text:a></text:span><text:span text:style-name="T42"> </text:span><text:span text:style-name="T45"><text:a xlink:href="http://www.kornshell.com/" xlink:type="simple">http://www.kornshell.com/ </text:a></text:span><text:span text:style-name="T46"> </text:span><text:span text:style-name="T41"><text:a xlink:href="http://en.wikipedia.org/wiki/Korn_shell" xlink:type="simple">http://en.wikipedia.org/wiki/Korn_shell </text:a></text:span><text:span text:style-name="T42"> </text:span><text:span text:style-name="T45"><text:a xlink:href="http://www.gnu.org/software/bash/" xlink:type="simple">http://www.gnu.org/software/bash/ </text:a></text:span><text:span text:style-name="T46"> </text:span><text:span text:style-name="T47"><text:a xlink:href="http://fr.wikipedia.org/wiki/Bourne-Again_shell" xlink:type="simple">http://fr.w</text:a></text:span><text:span text:style-name="T35"><text:a xlink:href="http://fr.wikipedia.org/wiki/Bourne-Again_shell" xlink:type="simple">i</text:a></text:span><text:span text:style-name="T48"><text:a xlink:href="http://fr.wikipedia.org/wiki/Bourne-Again_shell" xlink:type="simple">kipedia.org/wiki/Bo</text:a></text:span><text:span text:style-name="T49"><text:a xlink:href="http://fr.wikipedia.org/wiki/Bourne-Again_shell" xlink:type="simple">u</text:a></text:span><text:span text:style-name="T37"><text:a xlink:href="http://fr.wikipedia.org/wiki/Bourne-Again_shell" xlink:type="simple">rne</text:a></text:span><text:span text:style-name="T50"><text:a xlink:href="http://fr.wikipedia.org/wiki/Bourne-Again_shell" xlink:type="simple">-</text:a></text:span><text:span text:style-name="T51"><text:a xlink:href="http://fr.wikipedia.org/wiki/Bourne-Again_shell" xlink:type="simple">Again</text:a></text:span><text:span text:style-name="T52"><text:a xlink:href="http://fr.wikipedia.org/wiki/Bourne-Again_shell" xlink:type="simple">_</text:a></text:span><text:span text:style-name="T53"><text:a xlink:href="http://fr.wikipedia.org/wiki/Bourne-Again_shell" xlink:type="simple">shell </text:a></text:span><text:span text:style-name="T40"> </text:span><text:span text:style-name="T54"><text:a xlink:href="http://zsh.sourceforge.net/" xlink:type="simple">http://zsh.sourceforge.net/ </text:a></text:span><text:span text:style-name="T55"> </text:span><text:span text:style-name="T35"><text:a xlink:href="http://fr.wikipedia.org/wiki/Zsh" xlink:type="simple">http://fr.wikipedia.org/wiki/Zsh</text:a></text:span></text:p>
          <text:p text:style-name="P2"><text:span text:style-name="T37"><text:a xlink:href="http://fr.wikipedia.org/wiki/Shellshock_(faille_informatique)" xlink:type="simple">http://fr.wikipedia.org/wiki/Shellshock_(faille_informatique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11" draw:text-style-name="P21" draw:layer="layout" svg:width="0.001cm" svg:height="0.255cm" svg:x="0.58cm" svg:y="7.146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object 7" draw:style-name="gr13" draw:text-style-name="P4" draw:layer="layout" svg:width="9.594cm" svg:height="0.393cm" svg:x="0.806cm" svg:y="8.2cm">
          <text:p text:style-name="P2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4" draw:text-style-name="P33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9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10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variables" draw:style-name="dp1" draw:master-page-name="Title_20_and_20_Content" presentation:presentation-page-layout-name="AL1T11">
        <draw:frame draw:name="object 3" presentation:style-name="pr10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56">The variables</text:span></text:p>
          </draw:text-box>
        </draw:frame>
        <draw:custom-shape draw:name="object 4" draw:style-name="gr9" draw:text-style-name="P21" draw:layer="layout" svg:width="11.443cm" svg:height="5.985cm" svg:x="0.893cm" svg:y="1.117cm">
          <text:p text:style-name="P34"><text:span text:style-name="T57">Principle</text:span></text:p>
          <text:list text:style-name="L6">
            <text:list-item>
              <text:p text:style-name="P35"><text:span text:style-name="T20">A variable can store a value to future use.</text:span></text:p>
            </text:list-item>
            <text:list-item>
              <text:p text:style-name="P36"><text:span text:style-name="T20">The shell has only one variable, which stores strings (where some programming languages distinguish several types of variables based on the values they can store).</text:span></text:p>
            </text:list-item>
            <text:list-item>
              <text:p text:style-name="P37"><text:span text:style-name="T20">There are three categories of variables:</text:span></text:p>
            </text:list-item>
          </text:list>
          <text:list text:style-name="L7">
            <text:list-item>
              <text:p text:style-name="P38"><text:span text:style-name="T58">Special variables, whose name consists of a symbol or a figure whose value is set by the shell;</text:span></text:p>
            </text:list-item>
            <text:list-item>
              <text:p text:style-name="P39"><text:span text:style-name="T58">Environment variables, whose name is traditionally made up of capitals and whose value is fixed in the configuration of the command is inherited from his father;</text:span></text:p>
            </text:list-item>
          </text:list>
          <text:list text:style-name="L8">
            <text:list-item>
              <text:p text:style-name="P40"><text:span text:style-name="T58">Variables defined by the user, whose name is traditionally made up of letters in lower cas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5" draw:text-style-name="P41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variables" draw:style-name="dp1" draw:master-page-name="Title_20_and_20_Content" presentation:presentation-page-layout-name="AL1T11">
        <draw:frame draw:name="object 3" presentation:style-name="pr11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59">The</text:span><text:span text:style-name="T60"> </text:span><text:span text:style-name="T61">variables</text:span></text:p>
          </draw:text-box>
        </draw:frame>
        <draw:custom-shape draw:name="object 4" draw:style-name="gr9" draw:text-style-name="P21" draw:layer="layout" svg:width="11.24cm" svg:height="6.702cm" svg:x="0.893cm" svg:y="1.117cm">
          <text:p text:style-name="P34"><text:span text:style-name="T62">Creating and initializing a variable defined by the user</text:span></text:p>
          <text:list text:style-name="L6">
            <text:list-item>
              <text:p text:style-name="P42"><text:span text:style-name="T20">The name of a variable defined by the user can contain letters (it makes the difference between capitals and lower case), numbers or underscores. It can not start with a number.</text:span></text:p>
            </text:list-item>
            <text:list-item>
              <text:p text:style-name="P43"><text:span text:style-name="T20">A variable is created by assigning a value using the following syntax:</text:span></text:p>
            </text:list-item>
          </text:list>
          <text:p text:style-name="P44"><text:span text:style-name="T63">$</text:span><text:span text:style-name="T64"> </text:span><text:span text:style-name="T63">name=value</text:span></text:p>
          <text:p text:style-name="P44"><text:span text:style-name="T20">We must put absolutely no space around the equal sign.</text:span></text:p>
          <text:list text:continue-numbering="true" text:style-name="L6">
            <text:list-item>
              <text:p text:style-name="P45"><text:span text:style-name="T20">If the value contains spaces, each of which must be preceded by a backslash or the value must be surrounded by double quotation marks or apostrophes:</text:span></text:p>
            </text:list-item>
          </text:list>
          <text:p text:style-name="P46"><text:span text:style-name="T63">$ name=value\ with\</text:span><text:span text:style-name="T65"> </text:span><text:span text:style-name="T63">spaces</text:span></text:p>
          <text:p text:style-name="P47"><text:span text:style-name="T63">$ name="value with</text:span><text:span text:style-name="T65"> </text:span><text:span text:style-name="T63">spaces"</text:span></text:p>
          <text:p text:style-name="P47"><text:span text:style-name="T63">$ name=’value with</text:span><text:span text:style-name="T65"> </text:span><text:span text:style-name="T63">spaces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6" draw:text-style-name="P48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variables&#10;Valeur d’une variable" draw:style-name="dp1" draw:master-page-name="Title_20_and_20_Content" presentation:presentation-page-layout-name="AL1T11">
        <draw:frame draw:name="object 3" presentation:style-name="pr9" draw:text-style-name="P30" draw:layer="layout" svg:width="10.639cm" svg:height="1.605cm" svg:x="1.078cm" svg:y="0.455cm" presentation:class="title" presentation:user-transformed="true">
          <draw:text-box>
            <text:p text:style-name="P49"><text:span text:style-name="T59">The</text:span><text:span text:style-name="T60"> </text:span><text:span text:style-name="T61">variables</text:span><text:span text:style-name="T61"><text:line-break/></text:span><text:span text:style-name="T66">Value of a variable</text:span></text:p>
          </draw:text-box>
        </draw:frame>
        <draw:custom-shape draw:name="object 4" draw:style-name="gr9" draw:text-style-name="P21" draw:layer="layout" svg:width="10.85cm" svg:height="3.438cm" svg:x="0.893cm" svg:y="2.592cm">
          <text:list text:style-name="L9">
            <text:list-item>
              <text:p text:style-name="P50"><text:span text:style-name="T67">The shell replaces any dollar sign $ followed immediately by a variable name by the value of this variable.</text:span></text:p>
            </text:list-item>
          </text:list>
          <text:list text:style-name="L10">
            <text:list-item>
              <text:p text:style-name="P51"><text:span text:style-name="T23">We can for example display the value of a variable using the echo command with argument in a symbol immediately followed dollar variable name:</text:span></text:p>
            </text:list-item>
          </text:list>
          <text:p text:style-name="P52"><text:span text:style-name="T68">$ echo $name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7" draw:text-style-name="P53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variables" draw:style-name="dp1" draw:master-page-name="Title_20_and_20_Content" presentation:presentation-page-layout-name="AL1T11">
        <draw:frame draw:name="object 3" presentation:style-name="pr12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59">The</text:span><text:span text:style-name="T60"> </text:span><text:span text:style-name="T61">variables</text:span></text:p>
          </draw:text-box>
        </draw:frame>
        <draw:custom-shape draw:name="object 4" draw:style-name="gr9" draw:text-style-name="P21" draw:layer="layout" svg:width="11.268cm" svg:height="6.031cm" svg:x="0.893cm" svg:y="1.117cm">
          <text:p text:style-name="P34"><text:span text:style-name="T69">The </text:span><text:span text:style-name="T70">command</text:span><text:span text:style-name="T71"> </text:span><text:span text:style-name="T72">set</text:span></text:p>
          <text:list text:style-name="L6">
            <text:list-item>
              <text:p text:style-name="P54"><text:span text:style-name="T73">The </text:span><text:span text:style-name="T74">command </text:span><text:span text:style-name="T63">set </text:span><text:span text:style-name="T75">displays</text:span><text:span text:style-name="T76">:</text:span></text:p>
            </text:list-item>
          </text:list>
          <text:list text:style-name="L7">
            <text:list-item>
              <text:p text:style-name="P55"><text:span text:style-name="T77">the environment variables;</text:span></text:p>
            </text:list-item>
            <text:list-item>
              <text:p text:style-name="P56"><text:span text:style-name="T77">variables defined by the user;</text:span></text:p>
            </text:list-item>
            <text:list-item>
              <text:p text:style-name="P56"><text:span text:style-name="T77">the function definitions.</text:span></text:p>
            </text:list-item>
          </text:list>
          <text:p text:style-name="P57"><text:span text:style-name="T20">Each line of the display indicates the name of a variable followed by an equal sign followed by the value of the variable:</text:span></text:p>
          <text:p text:style-name="P58"><text:span text:style-name="T63">$ set <text:s/>[...]</text:span></text:p>
          <text:p text:style-name="P59"><text:span text:style-name="T63">name=value [..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21" draw:layer="layout" svg:width="0.001cm" svg:height="0.255cm" svg:x="0.58cm" svg:y="7.545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object 6" draw:style-name="gr18" draw:text-style-name="P4" draw:layer="layout" svg:width="11.394cm" svg:height="0.395cm" svg:x="0.806cm" svg:y="7.851cm">
          <text:p text:style-name="P2"><text:span text:style-name="T43"><text:a xlink:href="http://www.gnu.org/software/bash/manual/html_node/The-Set-Builtin.html" xlink:type="simple">http://www.</text:a></text:span><text:span text:style-name="T78"><text:a xlink:href="http://www.gnu.org/software/bash/manual/html_node/The-Set-Builtin.html" xlink:type="simple">g</text:a></text:span><text:span text:style-name="T48"><text:a xlink:href="http://www.gnu.org/software/bash/manual/html_node/The-Set-Builtin.html" xlink:type="simple">nu.org/software/bas</text:a></text:span><text:span text:style-name="T79"><text:a xlink:href="http://www.gnu.org/software/bash/manual/html_node/The-Set-Builtin.html" xlink:type="simple">h</text:a></text:span><text:span text:style-name="T80"><text:a xlink:href="http://www.gnu.org/software/bash/manual/html_node/The-Set-Builtin.html" xlink:type="simple">/manual/html_node/T</text:a></text:span><text:span text:style-name="T81"><text:a xlink:href="http://www.gnu.org/software/bash/manual/html_node/The-Set-Builtin.html" xlink:type="simple">h</text:a></text:span><text:span text:style-name="T82"><text:a xlink:href="http://www.gnu.org/software/bash/manual/html_node/The-Set-Builtin.html" xlink:type="simple">e</text:a></text:span><text:span text:style-name="T83"><text:a xlink:href="http://www.gnu.org/software/bash/manual/html_node/The-Set-Builtin.html" xlink:type="simple">-</text:a></text:span><text:span text:style-name="T50"><text:a xlink:href="http://www.gnu.org/software/bash/manual/html_node/The-Set-Builtin.html" xlink:type="simple">Set</text:a></text:span><text:span text:style-name="T84"><text:a xlink:href="http://www.gnu.org/software/bash/manual/html_node/The-Set-Builtin.html" xlink:type="simple">-</text:a></text:span><text:span text:style-name="T35"><text:a xlink:href="http://www.gnu.org/software/bash/manual/html_node/The-Set-Builtin.html" xlink:type="simple">Builtin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9" draw:text-style-name="P60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variables" draw:style-name="dp1" draw:master-page-name="Title_20_and_20_Content" presentation:presentation-page-layout-name="AL1T11">
        <draw:frame draw:name="object 3" presentation:style-name="pr9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59">The</text:span><text:span text:style-name="T60"> </text:span><text:span text:style-name="T61">variables</text:span></text:p>
          </draw:text-box>
        </draw:frame>
        <draw:custom-shape draw:name="object 4" draw:style-name="gr9" draw:text-style-name="P21" draw:layer="layout" svg:width="11.268cm" svg:height="6.809cm" svg:x="0.893cm" svg:y="1.117cm">
          <text:p text:style-name="P34"><text:span text:style-name="T69">The </text:span><text:span text:style-name="T70">command</text:span><text:span text:style-name="T85"> </text:span><text:span text:style-name="T86">env</text:span></text:p>
          <text:p text:style-name="P61"><text:span text:style-name="T87"/></text:p>
          <text:list text:style-name="L6">
            <text:list-item>
              <text:p text:style-name="P62"><text:span text:style-name="T73">The </text:span><text:span text:style-name="T74">command </text:span><text:span text:style-name="T63">env </text:span><text:span text:style-name="T75">displays the</text:span><text:span text:style-name="T88"> environnement </text:span><text:span text:style-name="T89">variables </text:span><text:span text:style-name="T75">.</text:span></text:p>
            </text:list-item>
          </text:list>
          <text:p text:style-name="P63"><text:span text:style-name="T20">Each line of the display indicates the name of a variable followed by an equal sign followed by the value of the variable:</text:span></text:p>
          <text:p text:style-name="P64"><text:span text:style-name="T63">$ env <text:s/>[...]</text:span></text:p>
          <text:p text:style-name="P65"><text:span text:style-name="T63">HOME=/home/formation <text:s/>LOGNAME=formation <text:s/>PATH=/usr/local/bin:/usr/bin:/bin <text:s/>SHELL=/bin/bash</text:span></text:p>
          <text:p text:style-name="P66"><text:span text:style-name="T63">TERM=xterm <text:s/>USER=formation <text:s/>[..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0" draw:text-style-name="P67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variables" draw:style-name="dp1" draw:master-page-name="Title_20_and_20_Content" presentation:presentation-page-layout-name="AL1T11">
        <draw:frame draw:name="object 3" presentation:style-name="pr13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59">The</text:span><text:span text:style-name="T60"> </text:span><text:span text:style-name="T61">variables</text:span></text:p>
          </draw:text-box>
        </draw:frame>
        <draw:custom-shape draw:name="object 4" draw:style-name="gr9" draw:text-style-name="P21" draw:layer="layout" svg:width="9.57cm" svg:height="2.183cm" svg:x="1.078cm" svg:y="1.117cm">
          <text:p text:style-name="P2"><text:span text:style-name="T62">Some classic environment variables</text:span></text:p>
          <text:p text:style-name="P68"><text:span text:style-name="T90"/></text:p>
          <text:p text:style-name="P69"><text:span text:style-name="T90"><text:s/></text:span></text:p>
          <text:p text:style-name="P70"><text:span text:style-name="T9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21" draw:layer="layout" svg:width="0.001cm" svg:height="0.255cm" svg:x="0.58cm" svg:y="7.721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object 6" draw:style-name="gr21" draw:text-style-name="P4" draw:layer="layout" svg:width="8.994cm" svg:height="0.393cm" svg:x="0.806cm" svg:y="7.632cm">
          <text:p text:style-name="P2"><text:span text:style-name="T39"><text:a xlink:href="http://fr.wikipedia.org/wiki/Variable_d%27environnement" xlink:type="simple">http://fr.wikipedia.org/wiki/Variable_d’environnemen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2" draw:text-style-name="P71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draw:frame draw:style-name="standard" draw:layer="layout" svg:width="10.028cm" svg:height="4.794cm" svg:x="1.468cm" svg:y="1.942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2" table:default-cell-style-name="ce4">
              <table:table-cell>
                <text:p text:style-name="P72"><text:span text:style-name="T90">DISPLAY</text:span></text:p>
                <text:p text:style-name="P73"><text:span text:style-name="T90"/></text:p>
              </table:table-cell>
              <table:table-cell>
                <text:p text:style-name="P72"><text:span text:style-name="T91">access path through the X server</text:span><text:span text:style-name="T92"> :</text:span></text:p>
                <text:p text:style-name="P72"><text:span text:style-name="T90">$ echo</text:span><text:span text:style-name="T93"> </text:span><text:span text:style-name="T90">$DISPLAY</text:span></text:p>
                <text:p text:style-name="P73"><text:span text:style-name="T90">:0.0</text:span></text:p>
              </table:table-cell>
            </table:table-row>
            <table:table-row table:style-name="ro3" table:default-cell-style-name="ce5">
              <table:table-cell>
                <text:p text:style-name="P74"><text:span text:style-name="T90">HOME</text:span></text:p>
              </table:table-cell>
              <table:table-cell>
                <text:p text:style-name="P74"><text:span text:style-name="T94">absolute access path to the user's home directory:</text:span></text:p>
                <text:p text:style-name="P73"><text:span text:style-name="T90">$ echo</text:span><text:span text:style-name="T95"> </text:span><text:span text:style-name="T90">$HOME</text:span></text:p>
                <text:p text:style-name="P73"><text:span text:style-name="T90">/home/formation</text:span></text:p>
              </table:table-cell>
            </table:table-row>
            <table:table-row table:style-name="ro4" table:default-cell-style-name="ce6">
              <table:table-cell>
                <text:p text:style-name="P73"><text:span text:style-name="T90">LANG</text:span></text:p>
              </table:table-cell>
              <table:table-cell>
                <text:p text:style-name="P73"><text:span text:style-name="T94">language to use for display</text:span></text:p>
                <text:p text:style-name="P74"><text:span text:style-name="T90">$ echo $LANG <text:s/>fr_FR.UTF-8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35cm" svg:height="11.136cm" svg:x="3.082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draw:frame draw:name="object 3" presentation:style-name="pr14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59">The</text:span><text:span text:style-name="T60"> </text:span><text:span text:style-name="T61">variables</text:span></text:p>
          </draw:text-box>
        </draw:frame>
        <draw:custom-shape draw:name="object 4" draw:style-name="gr23" draw:text-style-name="P4" draw:layer="layout" svg:width="9.57cm" svg:height="2.183cm" svg:x="1.078cm" svg:y="1.117cm">
          <text:p text:style-name="P2"><text:span text:style-name="T62">Some classic environment variables</text:span></text:p>
          <text:p text:style-name="P68"><text:span text:style-name="T90"/></text:p>
          <text:p text:style-name="P69"><text:span text:style-name="T90"><text:s/></text:span></text:p>
          <text:p text:style-name="P70"><text:span text:style-name="T9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4" draw:text-style-name="P21" draw:layer="layout" svg:width="0.001cm" svg:height="0.255cm" svg:x="0.58cm" svg:y="7.721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object 7" draw:style-name="gr25" draw:text-style-name="P71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draw:frame draw:style-name="standard" draw:layer="layout" svg:width="10.028cm" svg:height="5.951cm" svg:x="1.468cm" svg:y="1.942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5" table:default-cell-style-name="ce4">
              <table:table-cell>
                <text:p text:style-name="P72"><text:span text:style-name="T90">PATH</text:span></text:p>
                <text:p text:style-name="P73"><text:span text:style-name="T90"/></text:p>
              </table:table-cell>
              <table:table-cell>
                <text:p text:style-name="P72"><text:span text:style-name="T96">list of search paths for commands:</text:span></text:p>
                <text:p text:style-name="P75"><text:span text:style-name="T90">$ echo $PATH <text:s/>PATH=/usr/local/bin:/usr/bin:/bin</text:span></text:p>
              </table:table-cell>
            </table:table-row>
            <table:table-row table:style-name="ro2">
              <table:table-cell table:style-name="ce5">
                <text:p text:style-name="P74"><text:span text:style-name="T90">HOME</text:span></text:p>
              </table:table-cell>
              <table:table-cell table:style-name="ce7">
                <text:p text:style-name="P76"><text:span text:style-name="T97">absolute access path of the current directory:</text:span></text:p>
                <text:p text:style-name="P76"><text:span text:style-name="T90">$ echo</text:span><text:span text:style-name="T98"> </text:span><text:span text:style-name="T90">$PWD</text:span></text:p>
                <text:p text:style-name="P76"><text:span text:style-name="T90">/home/formation</text:span></text:p>
              </table:table-cell>
            </table:table-row>
            <table:table-row table:style-name="ro2" table:default-cell-style-name="ce6">
              <table:table-cell>
                <text:p text:style-name="P73"><text:span text:style-name="T90">LANG</text:span></text:p>
              </table:table-cell>
              <table:table-cell>
                <text:p text:style-name="P73"><text:span text:style-name="T96">absolute access path of the shell:</text:span></text:p>
                <text:p text:style-name="P73"><text:span text:style-name="T90">$ echo</text:span><text:span text:style-name="T95"> </text:span><text:span text:style-name="T90">$SHELL</text:span></text:p>
                <text:p text:style-name="P73"><text:span text:style-name="T90">/bin/bash</text:span></text:p>
              </table:table-cell>
            </table:table-row>
            <table:table-row table:style-name="ro4" table:default-cell-style-name="ce6">
              <table:table-cell>
                <text:p text:style-name="P73"><text:span text:style-name="T90">USER</text:span></text:p>
              </table:table-cell>
              <table:table-cell>
                <text:p text:style-name="P73"><text:span text:style-name="T96">user login:</text:span></text:p>
                <text:p text:style-name="P74"><text:span text:style-name="T90">$ echo $USER <text:s/>form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4.835cm" svg:height="11.136cm" svg:x="3.082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variables&#10;La  commande export" draw:style-name="dp1" draw:master-page-name="Title_20_and_20_Content" presentation:presentation-page-layout-name="AL1T11">
        <draw:frame draw:name="object 3" presentation:style-name="pr15" draw:text-style-name="P11" draw:layer="layout" svg:width="10.639cm" svg:height="1.177cm" svg:x="1.078cm" svg:y="0.455cm" presentation:class="title" presentation:user-transformed="true">
          <draw:text-box>
            <text:p text:style-name="P10"><text:span text:style-name="T59">The</text:span><text:span text:style-name="T60"> </text:span><text:span text:style-name="T61">variables</text:span><text:span text:style-name="T61"><text:line-break/></text:span><text:span text:style-name="T99">The <text:s/></text:span><text:span text:style-name="T100">command</text:span><text:span text:style-name="T101"> </text:span><text:span text:style-name="T102">export</text:span></text:p>
          </draw:text-box>
        </draw:frame>
        <draw:custom-shape draw:name="object 4" draw:style-name="gr9" draw:text-style-name="P21" draw:layer="layout" svg:width="11.071cm" svg:height="2.794cm" svg:x="0.893cm" svg:y="3.046cm">
          <text:list text:style-name="L6">
            <text:list-item>
              <text:p text:style-name="P62"><text:span text:style-name="T20">Transform any variable environment variable:</text:span></text:p>
            </text:list-item>
          </text:list>
          <text:p text:style-name="P77"><text:span text:style-name="T63">$</text:span><text:span text:style-name="T64"> </text:span><text:span text:style-name="T68">NAME</text:span><text:span text:style-name="T63">=value</text:span></text:p>
          <text:p text:style-name="P78"><text:span text:style-name="T63">$ export</text:span><text:span text:style-name="T103"> </text:span><text:span text:style-name="T63">NAME</text:span></text:p>
          <text:list text:continue-numbering="true" text:style-name="L6">
            <text:list-item>
              <text:p text:style-name="P79"><text:span text:style-name="T20">Both operations can be performed at once:</text:span></text:p>
            </text:list-item>
          </text:list>
          <text:p text:style-name="P77"><text:span text:style-name="T63">$ export</text:span><text:span text:style-name="T104"> </text:span><text:span text:style-name="T68">NAME</text:span><text:span text:style-name="T63">=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6" draw:text-style-name="P80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variables&#10;Variables  d’environnement temporaires" draw:style-name="dp1" draw:master-page-name="Title_20_and_20_Content" presentation:presentation-page-layout-name="AL1T11">
        <draw:frame draw:name="object 3" presentation:style-name="pr16" draw:text-style-name="P81" draw:layer="layout" svg:width="10.639cm" svg:height="1.177cm" svg:x="1.078cm" svg:y="0.455cm" presentation:class="title" presentation:user-transformed="true">
          <draw:text-box>
            <text:p text:style-name="P49"><text:span text:style-name="T59">The </text:span><text:span text:style-name="T61">variables</text:span><text:span text:style-name="T61"><text:line-break/></text:span><text:span text:style-name="T99">Temporary environment variables</text:span></text:p>
          </draw:text-box>
        </draw:frame>
        <draw:custom-shape draw:name="object 4" draw:style-name="gr9" draw:text-style-name="P21" draw:layer="layout" svg:width="11.41cm" svg:height="4.257cm" svg:x="0.893cm" svg:y="2.482cm">
          <text:list text:style-name="L6">
            <text:list-item>
              <text:p text:style-name="P82"><text:span text:style-name="T20">It is possible to create environment variables that exist only during the execution of an order.</text:span></text:p>
            </text:list-item>
            <text:list-item>
              <text:p text:style-name="P83"><text:span text:style-name="T20">For this, we can use two syntaxes:</text:span></text:p>
            </text:list-item>
          </text:list>
          <text:list text:style-name="L7">
            <text:list-item>
              <text:p text:style-name="P84"><text:span text:style-name="T58">by preceding the control (with its options and possible arguments) to initialize environment variables:</text:span></text:p>
            </text:list-item>
          </text:list>
          <text:p text:style-name="P85"><text:span text:style-name="T105">$ </text:span><text:span text:style-name="T106">NAME1</text:span><text:span text:style-name="T105">=value1 </text:span><text:span text:style-name="T106">NAME</text:span><text:span text:style-name="T105">2=value2</text:span><text:span text:style-name="T107"> </text:span><text:span text:style-name="T105">command</text:span></text:p>
          <text:list text:style-name="L8">
            <text:list-item>
              <text:p text:style-name="P86"><text:span text:style-name="T108">using the env command and an identical formulation:</text:span></text:p>
            </text:list-item>
          </text:list>
          <text:p text:style-name="P87"><text:span text:style-name="T105">$ env </text:span><text:span text:style-name="T106">NAME1</text:span><text:span text:style-name="T105">=value1 </text:span><text:span text:style-name="T106">NAME</text:span><text:span text:style-name="T105">2=value2</text:span><text:span text:style-name="T109"> </text:span><text:span text:style-name="T105">comm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7" draw:text-style-name="P88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variables&#10;La  commande unset" draw:style-name="dp1" draw:master-page-name="Title_20_and_20_Content" presentation:presentation-page-layout-name="AL1T11">
        <draw:frame draw:name="object 3" presentation:style-name="pr9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59">The </text:span><text:span text:style-name="T61">variables</text:span><text:span text:style-name="T61"><text:line-break/></text:span><text:span text:style-name="T99">The </text:span><text:span text:style-name="T100">command</text:span><text:span text:style-name="T110"> </text:span><text:span text:style-name="T111">unset</text:span></text:p>
          </draw:text-box>
        </draw:frame>
        <draw:custom-shape draw:name="object 4" draw:style-name="gr28" draw:text-style-name="P92" draw:layer="layout" svg:width="5.107cm" svg:height="2.884cm" svg:x="0.893cm" svg:y="2.346cm">
          <text:list text:style-name="L6">
            <text:list-item>
              <text:p text:style-name="P62"><text:span text:style-name="T21">Destroy a variable:</text:span></text:p>
            </text:list-item>
          </text:list>
          <text:p text:style-name="P89"><text:span text:style-name="T63">$ echo $name <text:s/>valeur</text:span></text:p>
          <text:p text:style-name="P90"><text:span text:style-name="T63">$ unset</text:span><text:span text:style-name="T112"> </text:span><text:span text:style-name="T63">nom</text:span></text:p>
          <text:p text:style-name="P91"><text:span text:style-name="T63">$ echo $nom <text:s/>[ligne</text:span><text:span text:style-name="T113"> </text:span><text:span text:style-name="T63">blanche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21" draw:layer="layout" svg:width="0.001cm" svg:height="0.255cm" svg:x="0.58cm" svg:y="6.648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object 6" draw:style-name="gr9" draw:text-style-name="P21" draw:layer="layout" svg:width="5.15cm" svg:height="0.393cm" svg:x="0.806cm" svg:y="6.558cm">
          <text:p text:style-name="P2"><text:span text:style-name="T39"><text:a xlink:href="http://en.wikipedia.org/wiki/Unset" xlink:type="simple">http://en.wikipedia.org/wiki/Unse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9" draw:text-style-name="P93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herche  des commandes" draw:style-name="dp1" draw:master-page-name="Title_20_and_20_Content" presentation:presentation-page-layout-name="AL1T11">
        <draw:frame draw:name="object 3" presentation:style-name="pr17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114">Search orders</text:span></text:p>
          </draw:text-box>
        </draw:frame>
        <draw:custom-shape draw:name="object 4" draw:style-name="gr9" draw:text-style-name="P21" draw:layer="layout" svg:width="10.863cm" svg:height="2.992cm" svg:x="0.893cm" svg:y="1.865cm">
          <text:list text:style-name="L6">
            <text:list-item>
              <text:p text:style-name="P82"><text:span text:style-name="T23">When an order is entered simply by name, the corresponding executable is searched for in the directories specified by the PATH environment variable.</text:span></text:p>
            </text:list-item>
            <text:list-item>
              <text:p text:style-name="P94"><text:span text:style-name="T20">We can also run a command with its path (absolute or relative):</text:span></text:p>
            </text:list-item>
          </text:list>
          <text:p text:style-name="P95"><text:span text:style-name="T63">$</text:span><text:span text:style-name="T115"> </text:span><text:span text:style-name="T63">/bin/pwd</text:span></text:p>
          <text:p text:style-name="P96"><text:span text:style-name="T63">/home/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21" draw:layer="layout" svg:width="0.001cm" svg:height="0.255cm" svg:x="0.58cm" svg:y="6.717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object 6" draw:style-name="gr30" draw:text-style-name="P4" draw:layer="layout" svg:width="7.194cm" svg:height="0.393cm" svg:x="0.806cm" svg:y="6.627cm">
          <text:p text:style-name="P2"><text:span text:style-name="T49"><text:a xlink:href="http://en.wikipedia.org/wiki/PATH_(variable)" xlink:type="simple">http://en.wikipedia.org/wiki/PATH_(variable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31" draw:text-style-name="P97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alias" draw:style-name="dp1" draw:master-page-name="Title_20_and_20_Content" presentation:presentation-page-layout-name="AL1T11">
        <draw:frame draw:name="object 3" presentation:style-name="pr18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56">The aliases</text:span></text:p>
          </draw:text-box>
        </draw:frame>
        <draw:custom-shape draw:name="object 4" draw:style-name="gr9" draw:text-style-name="P101" draw:layer="layout" svg:width="11.32cm" svg:height="4.24cm" svg:x="0.893cm" svg:y="1.396cm">
          <text:list text:style-name="L6">
            <text:list-item>
              <text:p text:style-name="P98"><text:span text:style-name="T20">An alias is a new order built from an existing command, often used with specific options.</text:span></text:p>
            </text:list-item>
            <text:list-item>
              <text:p text:style-name="P99"><text:span text:style-name="T23">Without argument, the alias command displays the list of existing aliases:</text:span></text:p>
            </text:list-item>
          </text:list>
          <text:p text:style-name="P100"><text:span text:style-name="T63">$ alias <text:s/>[...]</text:span></text:p>
          <text:list text:continue-numbering="true" text:style-name="L6">
            <text:list-item>
              <text:p text:style-name="P79"><text:span text:style-name="T23">With an argument of the form name=definition, the alias command defines an alias called name:</text:span></text:p>
            </text:list-item>
          </text:list>
          <text:p text:style-name="P79"><text:span text:style-name="T63">$ alias ll=’ls</text:span><text:span text:style-name="T116"> </text:span><text:span text:style-name="T63">-l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21" draw:layer="layout" svg:width="0.001cm" svg:height="0.588cm" svg:x="0.58cm" svg:y="7.086cm">
          <text:p/>
          <draw:enhanced-geometry draw:mirror-horizontal="false" draw:mirror-vertical="false" svg:viewBox="0 0 0 0" drawooo:sub-view-size="0 212089" draw:text-areas="0 0 ?f0 ?f1" draw:type="ooxml-non-primitive" draw:enhanced-path="M 0 0 L 0 212001 N">
            <draw:equation draw:name="f0" draw:formula="logwidth"/>
            <draw:equation draw:name="f1" draw:formula="logheight"/>
          </draw:enhanced-geometry>
        </draw:custom-shape>
        <draw:custom-shape draw:name="object 6" draw:style-name="gr32" draw:text-style-name="P32" draw:layer="layout" svg:width="10.394cm" svg:height="0.787cm" svg:x="0.806cm" svg:y="7.011cm">
          <text:p text:style-name="P31"><text:span text:style-name="T35"><text:a xlink:href="http://fr.wikipedia.org/wiki/Alias_(informatique)" xlink:type="simple">http://fr.wikipedia.org/wiki/Alias_(informatique) </text:a></text:span><text:span text:style-name="T36"> </text:span><text:span text:style-name="T117"><text:a xlink:href="http://www.gnu.org/software/bash/manual/html_node/Aliases.html" xlink:type="simple">http://www.gnu.org/software/bash/manual/html_node/Aliase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33" draw:text-style-name="P102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alias" draw:style-name="dp1" draw:master-page-name="Title_20_and_20_Content" presentation:presentation-page-layout-name="AL1T11">
        <draw:frame draw:name="object 3" presentation:style-name="pr19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56">The aliases</text:span></text:p>
          </draw:text-box>
        </draw:frame>
        <draw:custom-shape draw:name="object 4" draw:style-name="gr9" draw:text-style-name="P21" draw:layer="layout" svg:width="11.143cm" svg:height="3.242cm" svg:x="0.893cm" svg:y="2.611cm">
          <text:list text:style-name="L6">
            <text:list-item>
              <text:p text:style-name="P82"><text:span text:style-name="T23">If an alias has the same name as an existing command (which is possible), precede the name with a backslash (\) is used to execute the original command:</text:span></text:p>
            </text:list-item>
          </text:list>
          <text:p text:style-name="P103"><text:span text:style-name="T63">$ \rm</text:span><text:span text:style-name="T112"> </text:span><text:span text:style-name="T63">toto</text:span></text:p>
          <text:list text:continue-numbering="true" text:style-name="L6">
            <text:list-item>
              <text:p text:style-name="P104"><text:span text:style-name="T23">Finally, unalias to remove an alias:</text:span></text:p>
            </text:list-item>
          </text:list>
          <text:p text:style-name="P103"><text:span text:style-name="T63">$ unalias</text:span><text:span text:style-name="T103"> </text:span><text:span text:style-name="T63">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4" draw:text-style-name="P105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fonctions" draw:style-name="dp1" draw:master-page-name="Title_20_and_20_Content" presentation:presentation-page-layout-name="AL1T11">
        <draw:frame draw:name="object 3" presentation:style-name="pr20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56">The functions</text:span></text:p>
          </draw:text-box>
        </draw:frame>
        <draw:custom-shape draw:name="object 4" draw:style-name="gr9" draw:text-style-name="P101" draw:layer="layout" svg:width="11.415cm" svg:height="4.814cm" svg:x="0.893cm" svg:y="1.319cm">
          <text:list text:style-name="L6">
            <text:list-item>
              <text:p text:style-name="P98"><text:span text:style-name="T20">A function is a new command to group a set of commands.</text:span></text:p>
            </text:list-item>
            <text:list-item>
              <text:p text:style-name="P22"><text:span text:style-name="T20">A function is defined and used like this:</text:span></text:p>
            </text:list-item>
          </text:list>
          <text:p text:style-name="P79"><text:span text:style-name="T63">$ function</text:span><text:span text:style-name="T103"> </text:span><text:span text:style-name="T63">()</text:span></text:p>
          <text:p text:style-name="P23"><text:span text:style-name="T63">&gt;</text:span><text:span text:style-name="T118"> </text:span><text:span text:style-name="T63">{</text:span></text:p>
          <text:p text:style-name="P23"><text:span text:style-name="T63">&gt; echo this is</text:span></text:p>
          <text:p text:style-name="P23"><text:span text:style-name="T63">&gt; echo a function</text:span></text:p>
          <text:p text:style-name="P23"><text:span text:style-name="T63">&gt;</text:span><text:span text:style-name="T118"> </text:span><text:span text:style-name="T63">}</text:span></text:p>
          <text:p text:style-name="P98"><text:span text:style-name="T63">$ function</text:span></text:p>
          <text:p text:style-name="P98"><text:span text:style-name="T63">this is</text:span></text:p>
          <text:p text:style-name="P98"><text:span text:style-name="T63">a</text:span><text:span text:style-name="T64"> </text:span><text:span text:style-name="T63">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21" draw:layer="layout" svg:width="0.001cm" svg:height="0.255cm" svg:x="0.58cm" svg:y="7.536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object 6" draw:style-name="gr35" draw:text-style-name="P4" draw:layer="layout" svg:width="11.194cm" svg:height="0.393cm" svg:x="0.806cm" svg:y="7.447cm">
          <text:p text:style-name="P2"><text:span text:style-name="T45"><text:a xlink:href="http://www.gnu.org/software/bash/manual/html_node/Shell-Functions.html" xlink:type="simple">http://www.gnu.org/software/bash/manual/html_node/Shell-Function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36" draw:text-style-name="P106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 statut de  sortie  d’une commande" draw:style-name="dp1" draw:master-page-name="Title_20_and_20_Content" presentation:presentation-page-layout-name="AL1T11">
        <draw:frame draw:name="object 3" presentation:style-name="pr21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56">The exit status of a command</text:span></text:p>
          </draw:text-box>
        </draw:frame>
        <draw:custom-shape draw:name="object 4" draw:style-name="gr9" draw:text-style-name="P21" draw:layer="layout" svg:width="11.415cm" svg:height="5.566cm" svg:x="0.893cm" svg:y="1.117cm">
          <text:p text:style-name="P34"><text:span text:style-name="T57">Principle</text:span></text:p>
          <text:list text:style-name="L6">
            <text:list-item>
              <text:p text:style-name="P107"><text:span text:style-name="T119">Just before finishing its execution, any command returns to the command a number indicating whether it was successful or not. This number is the command exit status.</text:span></text:p>
            </text:list-item>
            <text:list-item>
              <text:p text:style-name="P108"><text:span text:style-name="T23">The exit status of the command that has been executed is stored in the special variable?</text:span></text:p>
            </text:list-item>
            <text:list-item>
              <text:p text:style-name="P109"><text:span text:style-name="T20">Generally, the exit status is:</text:span></text:p>
            </text:list-item>
          </text:list>
          <text:p text:style-name="P110"><text:span text:style-name="T10">0</text:span><text:span text:style-name="T120"> if the command was successful</text:span></text:p>
          <text:p text:style-name="P110"><text:span text:style-name="T10">1 </text:span><text:span text:style-name="T120">on the other hand</text:span></text:p>
          <text:p text:style-name="P111"><text:span text:style-name="T120">Some commands may return other values greater than 1 to categorize errors more precisel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21" draw:layer="layout" svg:width="0.001cm" svg:height="0.255cm" svg:x="0.58cm" svg:y="7.752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object 6" draw:style-name="gr37" draw:text-style-name="P4" draw:layer="layout" svg:width="10.594cm" svg:height="0.393cm" svg:x="0.806cm" svg:y="7.662cm">
          <text:p text:style-name="P2"><text:span text:style-name="T41"><text:a xlink:href="http://en.wikipedia.org/wiki/Exit_status#Bash_shell_and_script" xlink:type="simple">http://en.wikipedia.org/wiki/Exit_status#Bash_shell_and_script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38" draw:text-style-name="P112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 statut de  sortie  d’une commande&#10;Exemple" draw:style-name="dp1" draw:master-page-name="Title_20_and_20_Content" presentation:presentation-page-layout-name="AL1T11">
        <draw:frame draw:name="object 3" presentation:style-name="pr22" draw:text-style-name="P11" draw:layer="layout" svg:width="10.639cm" svg:height="1.177cm" svg:x="1.078cm" svg:y="0.455cm" presentation:class="title" presentation:user-transformed="true">
          <draw:text-box>
            <text:p text:style-name="P10"><text:span text:style-name="T121">The exit status of a command</text:span><text:span text:style-name="T121"><text:line-break/></text:span><text:span text:style-name="T122">Example</text:span></text:p>
          </draw:text-box>
        </draw:frame>
        <draw:custom-shape draw:name="object 4" draw:style-name="gr39" draw:text-style-name="P4" draw:layer="layout" svg:width="3.108cm" svg:height="3.163cm" svg:x="0.492cm" svg:y="2.908cm">
          <text:p text:style-name="P2"><text:span text:style-name="T63">$ which</text:span><text:span text:style-name="T112"> </text:span><text:span text:style-name="T63">ls</text:span></text:p>
          <text:p text:style-name="P113"><text:span text:style-name="T63">/bin/ls</text:span></text:p>
          <text:p text:style-name="P114"><text:span text:style-name="T63">$ echo $?</text:span></text:p>
          <text:p text:style-name="P114"><text:span text:style-name="T63">0</text:span></text:p>
          <text:p text:style-name="P115"><text:span text:style-name="T63">$ which</text:span><text:span text:style-name="T103"> </text:span><text:span text:style-name="T63">glub</text:span></text:p>
          <text:p text:style-name="P114"><text:span text:style-name="T63">$ echo $?</text:span></text:p>
          <text:p text:style-name="P114"><text:span text:style-name="T6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0" draw:text-style-name="P116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ccession  de commandes&#10;Principe" draw:style-name="dp1" draw:master-page-name="Title_20_Only" presentation:presentation-page-layout-name="AL1T11">
        <draw:frame draw:name="object 3" presentation:style-name="pr23" draw:text-style-name="P11" draw:layer="layout" svg:width="10.639cm" svg:height="1.177cm" svg:x="1.078cm" svg:y="0.455cm" presentation:class="title" presentation:user-transformed="true">
          <draw:text-box>
            <text:p text:style-name="P10"><text:span text:style-name="T114">Succession of commands</text:span><text:span text:style-name="T114"><text:line-break/></text:span><text:span text:style-name="T101">Principle</text:span></text:p>
          </draw:text-box>
        </draw:frame>
        <draw:custom-shape draw:name="object 4" draw:style-name="gr9" draw:text-style-name="P21" draw:layer="layout" svg:width="10.778cm" svg:height="0.897cm" svg:x="0.893cm" svg:y="3.852cm">
          <text:list text:style-name="L6">
            <text:list-item>
              <text:p text:style-name="P82"><text:span text:style-name="T20">It is possible to use a command exit status to run another command conditionall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1" draw:text-style-name="P117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2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2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22" presentation:class="page"/>
          <draw:frame presentation:style-name="pr2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ccession  de commandes&#10;Opérateur &amp;&amp;" draw:style-name="dp1" draw:master-page-name="Title_20_and_20_Content" presentation:presentation-page-layout-name="AL1T11">
        <draw:frame draw:name="object 3" presentation:style-name="pr9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114">Succession of commands</text:span><text:span text:style-name="T114"><text:line-break/></text:span><text:span text:style-name="T123">Operator</text:span><text:span text:style-name="T124"> </text:span><text:span text:style-name="T125">&amp;&amp;</text:span></text:p>
          </draw:text-box>
        </draw:frame>
        <draw:custom-shape draw:name="object 4" draw:style-name="gr9" draw:text-style-name="P21" draw:layer="layout" svg:width="11.415cm" svg:height="6.605cm" svg:x="0.893cm" svg:y="2.049cm">
          <text:list text:style-name="L6">
            <text:list-item>
              <text:p text:style-name="P118"><text:span text:style-name="T126">Example</text:span><text:span text:style-name="T127"> </text:span><text:span text:style-name="T128">:</text:span></text:p>
            </text:list-item>
          </text:list>
          <text:p text:style-name="P119"><text:span text:style-name="T129">$ command1 &amp;&amp;</text:span><text:span text:style-name="T130"> </text:span><text:span text:style-name="T129">command2</text:span></text:p>
          <text:list text:continue-numbering="true" text:style-name="L6">
            <text:list-item>
              <text:p text:style-name="P120"><text:span text:style-name="T128">The command command2 will be executed only if the exit status of the command1 command is zero, that is to say, if it is successful. So:</text:span></text:p>
            </text:list-item>
          </text:list>
          <text:list text:style-name="L7">
            <text:list-item>
              <text:list>
                <text:list-item>
                  <text:p text:style-name="P121"><text:span text:style-name="T131">if command1 is completed successfully, command2 will be executed;</text:span></text:p>
                </text:list-item>
                <text:list-item>
                  <text:p text:style-name="P121"><text:span text:style-name="T131">if command1</text:span><text:span text:style-name="T132"> does not complete successfully, </text:span><text:span text:style-name="T131">command2</text:span><text:span text:style-name="T132"> will not be executed.</text:span></text:p>
                </text:list-item>
              </text:list>
            </text:list-item>
            <text:list-item>
              <text:p text:style-name="P122"><text:span text:style-name="T133">For this reason, the operator &amp;&amp; is called operator "and".</text:span></text:p>
            </text:list-item>
          </text:list>
          <text:p text:style-name="P83"><text:span text:style-name="T23">The spaces around the operator &amp;&amp; is not essenti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2" draw:text-style-name="P123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ccession  de commandes&#10;Opérateur ||" draw:style-name="dp1" draw:master-page-name="Title_20_and_20_Content" presentation:presentation-page-layout-name="AL1T11">
        <draw:frame draw:name="object 3" presentation:style-name="pr26" draw:text-style-name="P11" draw:layer="layout" svg:width="10.639cm" svg:height="1.177cm" svg:x="1.078cm" svg:y="0.455cm" presentation:class="title" presentation:user-transformed="true">
          <draw:text-box>
            <text:p text:style-name="P10"><text:span text:style-name="T114">Succession of commands</text:span><text:span text:style-name="T114"><text:line-break/></text:span><text:span text:style-name="T123">Operator</text:span><text:span text:style-name="T124"> </text:span><text:span text:style-name="T111">||</text:span></text:p>
          </draw:text-box>
        </draw:frame>
        <draw:custom-shape draw:name="object 4" draw:style-name="gr9" draw:text-style-name="P21" draw:layer="layout" svg:width="11.415cm" svg:height="5.659cm" svg:x="0.893cm" svg:y="1.88cm">
          <text:list text:style-name="L6">
            <text:list-item>
              <text:p text:style-name="P62"><text:span text:style-name="T74">Example</text:span><text:span text:style-name="T134"> </text:span><text:span text:style-name="T76">:</text:span></text:p>
            </text:list-item>
          </text:list>
          <text:p text:style-name="P77"><text:span text:style-name="T63">$ command1 ||</text:span><text:span text:style-name="T135"> </text:span><text:span text:style-name="T63">command2</text:span></text:p>
          <text:list text:continue-numbering="true" text:style-name="L6">
            <text:list-item>
              <text:p text:style-name="P124"><text:span text:style-name="T73">La </text:span><text:span text:style-name="T74">commande </text:span><text:span text:style-name="T63">commande2 </text:span><text:span text:style-name="T136">ne </text:span><text:span text:style-name="T88">sera </text:span><text:span text:style-name="T137">exécutée </text:span><text:span text:style-name="T138">que </text:span><text:span text:style-name="T89">si le </text:span><text:span text:style-name="T76">statut </text:span><text:span text:style-name="T136">de </text:span><text:span text:style-name="T75">sortie <text:s/></text:span><text:span text:style-name="T136">de </text:span><text:span text:style-name="T139">la </text:span><text:span text:style-name="T74">commande </text:span><text:span text:style-name="T63">commande1 </text:span><text:span text:style-name="T73">est non </text:span><text:span text:style-name="T140">nul, </text:span><text:span text:style-name="T141">c’est-à-dire </text:span><text:span text:style-name="T89">si </text:span><text:span text:style-name="T73">elle </text:span><text:span text:style-name="T136">ne </text:span><text:span text:style-name="T142">s’est <text:s/></text:span><text:span text:style-name="T136">pas <text:s/></text:span><text:span text:style-name="T75">correctement </text:span><text:span text:style-name="T139">terminée. </text:span><text:span text:style-name="T75">Donc</text:span><text:span text:style-name="T143"> </text:span><text:span text:style-name="T76">:</text:span></text:p>
            </text:list-item>
          </text:list>
          <text:list text:style-name="L7">
            <text:list-item>
              <text:list>
                <text:list-item>
                  <text:p text:style-name="P125"><text:span text:style-name="T144">si </text:span><text:span text:style-name="T105">commande1 </text:span><text:span text:style-name="T145">se </text:span><text:span text:style-name="T77">termine </text:span><text:span text:style-name="T146">correctement, </text:span><text:span text:style-name="T105">commande2 </text:span><text:span text:style-name="T147">ne sera </text:span><text:span text:style-name="T148">pas <text:s/></text:span><text:span text:style-name="T149">exécutée</text:span><text:span text:style-name="T150"> </text:span><text:span text:style-name="T151">;</text:span></text:p>
                </text:list-item>
                <text:list-item>
                  <text:p text:style-name="P126"><text:span text:style-name="T144">si </text:span><text:span text:style-name="T105">commande1 </text:span><text:span text:style-name="T147">ne </text:span><text:span text:style-name="T145">se </text:span><text:span text:style-name="T152">termine </text:span><text:span text:style-name="T148">pas </text:span><text:span text:style-name="T146">correctement, </text:span><text:span text:style-name="T105">commande2 </text:span><text:span text:style-name="T147">sera <text:s/></text:span><text:span text:style-name="T153">exécutée.</text:span></text:p>
                </text:list-item>
              </text:list>
            </text:list-item>
            <text:list-item>
              <text:p text:style-name="P127"><text:span text:style-name="T75">Pour </text:span><text:span text:style-name="T67">cette </text:span><text:span text:style-name="T142">raison, </text:span><text:span text:style-name="T67">l’opérateur </text:span><text:span text:style-name="T63">|| </text:span><text:span text:style-name="T73">est <text:s/></text:span><text:span text:style-name="T74">appelé <text:s/></text:span><text:span text:style-name="T139">opérateur </text:span><text:span text:style-name="T74">« </text:span><text:span text:style-name="T73">ou </text:span><text:span text:style-name="T134"><text:s/></text:span><text:span text:style-name="T141">».</text:span></text:p>
            </text:list-item>
            <text:list-item>
              <text:p text:style-name="P128"><text:span text:style-name="T154">Les <text:s/></text:span><text:span text:style-name="T155">espaces <text:s/></text:span><text:span text:style-name="T67">autour </text:span><text:span text:style-name="T136">de <text:s/></text:span><text:span text:style-name="T67">l’opérateur </text:span><text:span text:style-name="T63">|| </text:span><text:span text:style-name="T136">ne <text:s/></text:span><text:span text:style-name="T139">sont </text:span><text:span text:style-name="T136">pas</text:span><text:span text:style-name="T156"> </text:span><text:span text:style-name="T89">indispensable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3" draw:text-style-name="P129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ccession  de commandes&#10;Opérateur ;" draw:style-name="dp1" draw:master-page-name="Title_20_and_20_Content" presentation:presentation-page-layout-name="AL1T11">
        <draw:frame draw:name="object 3" presentation:style-name="pr27" draw:text-style-name="P11" draw:layer="layout" svg:width="10.639cm" svg:height="1.177cm" svg:x="1.078cm" svg:y="0.455cm" presentation:class="title" presentation:user-transformed="true">
          <draw:text-box>
            <text:p text:style-name="P10"><text:span text:style-name="T114">Succession of commands</text:span><text:span text:style-name="T114"><text:line-break/></text:span><text:span text:style-name="T123">Operator</text:span><text:span text:style-name="T124"> </text:span><text:span text:style-name="T157">;</text:span></text:p>
          </draw:text-box>
        </draw:frame>
        <draw:custom-shape draw:name="object 4" draw:style-name="gr9" draw:text-style-name="P21" draw:layer="layout" svg:width="11.413cm" svg:height="3.165cm" svg:x="0.893cm" svg:y="3.078cm">
          <text:list text:style-name="L6">
            <text:list-item>
              <text:p text:style-name="P62"><text:span text:style-name="T74">Example</text:span><text:span text:style-name="T134"> </text:span><text:span text:style-name="T76">:</text:span></text:p>
            </text:list-item>
          </text:list>
          <text:p text:style-name="P77"><text:span text:style-name="T63">$ command1 ;</text:span><text:span text:style-name="T135"> </text:span><text:span text:style-name="T63">command2</text:span></text:p>
          <text:list text:continue-numbering="true" text:style-name="L6">
            <text:list-item>
              <text:p text:style-name="P130"><text:span text:style-name="T23">The separator </text:span><text:span text:style-name="T63">;</text:span><text:span text:style-name="T23"> executes a sequence of commands without condition. Here command1 will be executed, followed by command2.</text:span></text:p>
            </text:list-item>
            <text:list-item>
              <text:p text:style-name="P83"><text:span text:style-name="T23">The spaces around the separator </text:span><text:span text:style-name="T63">;</text:span><text:span text:style-name="T23"> are not essential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4" draw:text-style-name="P131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chiers de  configuration de  bash&#10;Principe" draw:style-name="dp1" draw:master-page-name="Title_20_and_20_Content" presentation:presentation-page-layout-name="AL1T11">
        <draw:frame draw:name="object 3" presentation:style-name="pr28" draw:text-style-name="P11" draw:layer="layout" svg:width="10.639cm" svg:height="1.177cm" svg:x="1.078cm" svg:y="0.455cm" presentation:class="title" presentation:user-transformed="true">
          <draw:text-box>
            <text:p text:style-name="P10"><text:span text:style-name="T9">Configuration files</text:span><text:span text:style-name="T158"> </text:span><text:span text:style-name="T159">bash</text:span><text:span text:style-name="T159"><text:line-break/></text:span><text:span text:style-name="T101">Principle</text:span></text:p>
          </draw:text-box>
        </draw:frame>
        <draw:custom-shape draw:name="object 4" draw:style-name="gr9" draw:text-style-name="P21" draw:layer="layout" svg:width="11.119cm" svg:height="0.445cm" svg:x="0.893cm" svg:y="2.93cm">
          <text:p text:style-name="P82"><text:span text:style-name="T63">bash </text:span><text:span text:style-name="T67">uses many configuration files, subject to their existe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21" draw:layer="layout" svg:width="0.001cm" svg:height="0.255cm" svg:x="0.58cm" svg:y="5.753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object 6" draw:style-name="gr45" draw:text-style-name="P4" draw:layer="layout" svg:width="11.594cm" svg:height="0.395cm" svg:x="0.806cm" svg:y="5.663cm">
          <text:p text:style-name="P2"><text:span text:style-name="T43"><text:a xlink:href="http://www.gnu.org/software/bash/manual/html_node/Bash-Startup-Files.html" xlink:type="simple">http://www.</text:a></text:span><text:span text:style-name="T78"><text:a xlink:href="http://www.gnu.org/software/bash/manual/html_node/Bash-Startup-Files.html" xlink:type="simple">g</text:a></text:span><text:span text:style-name="T48"><text:a xlink:href="http://www.gnu.org/software/bash/manual/html_node/Bash-Startup-Files.html" xlink:type="simple">nu.org/software/bas</text:a></text:span><text:span text:style-name="T79"><text:a xlink:href="http://www.gnu.org/software/bash/manual/html_node/Bash-Startup-Files.html" xlink:type="simple">h</text:a></text:span><text:span text:style-name="T80"><text:a xlink:href="http://www.gnu.org/software/bash/manual/html_node/Bash-Startup-Files.html" xlink:type="simple">/manual/html_node/B</text:a></text:span><text:span text:style-name="T81"><text:a xlink:href="http://www.gnu.org/software/bash/manual/html_node/Bash-Startup-Files.html" xlink:type="simple">a</text:a></text:span><text:span text:style-name="T37"><text:a xlink:href="http://www.gnu.org/software/bash/manual/html_node/Bash-Startup-Files.html" xlink:type="simple">sh</text:a></text:span><text:span text:style-name="T50"><text:a xlink:href="http://www.gnu.org/software/bash/manual/html_node/Bash-Startup-Files.html" xlink:type="simple">-</text:a></text:span><text:span text:style-name="T79"><text:a xlink:href="http://www.gnu.org/software/bash/manual/html_node/Bash-Startup-Files.html" xlink:type="simple">Startu</text:a></text:span><text:span text:style-name="T39"><text:a xlink:href="http://www.gnu.org/software/bash/manual/html_node/Bash-Startup-Files.html" xlink:type="simple">p</text:a></text:span><text:span text:style-name="T160"><text:a xlink:href="http://www.gnu.org/software/bash/manual/html_node/Bash-Startup-Files.html" xlink:type="simple">-</text:a></text:span><text:span text:style-name="T49"><text:a xlink:href="http://www.gnu.org/software/bash/manual/html_node/Bash-Startup-Files.html" xlink:type="simple">Files.ht</text:a></text:span><text:span text:style-name="T84"><text:a xlink:href="http://www.gnu.org/software/bash/manual/html_node/Bash-Startup-Files.html" xlink:type="simple">m</text:a></text:span><text:span text:style-name="T161"><text:a xlink:href="http://www.gnu.org/software/bash/manual/html_node/Bash-Startup-Files.html" xlink:type="simple">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46" draw:text-style-name="P132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2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chiers de  configuration de  bash" draw:style-name="dp1" draw:master-page-name="Title_20_and_20_Content" presentation:presentation-page-layout-name="AL1T11">
        <draw:frame draw:name="object 3" presentation:style-name="pr29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9">Configuration files</text:span><text:span text:style-name="T158"> </text:span><text:span text:style-name="T159">bash</text:span></text:p>
          </draw:text-box>
        </draw:frame>
        <draw:custom-shape draw:name="object 4" draw:style-name="gr9" draw:text-style-name="P21" draw:layer="layout" svg:width="10.681cm" svg:height="6.903cm" svg:x="0.893cm" svg:y="1.117cm">
          <text:p text:style-name="P34"><text:span text:style-name="T57">Description</text:span></text:p>
          <text:list text:style-name="L6">
            <text:list-item>
              <text:p text:style-name="P133"><text:span text:style-name="T119">Invoked as interpreter interactive login shell, bash executes the file:</text:span></text:p>
            </text:list-item>
          </text:list>
          <text:list text:style-name="L7">
            <text:list-item>
              <text:p text:style-name="P134"><text:span text:style-name="T105">/etc/profile </text:span><text:span text:style-name="T162">(also used by the</text:span><text:span text:style-name="T163"> Bourne shell </text:span><text:span text:style-name="T164"><text:s/></text:span><text:span text:style-name="T165">sh</text:span><text:span text:style-name="T152">)</text:span></text:p>
            </text:list-item>
          </text:list>
          <text:p text:style-name="P135"><text:span text:style-name="T20">then the first of the following files exist:</text:span></text:p>
          <text:list text:style-name="L8">
            <text:list-item>
              <text:list>
                <text:list-item>
                  <text:p text:style-name="P136"><text:span text:style-name="T105">~/.bash_profile</text:span></text:p>
                </text:list-item>
                <text:list-item>
                  <text:p text:style-name="P137"><text:span text:style-name="T105">~/.bash_login</text:span></text:p>
                </text:list-item>
                <text:list-item>
                  <text:p text:style-name="P137"><text:span text:style-name="T105">~/.profile </text:span><text:span text:style-name="T162">(also used by the</text:span><text:span text:style-name="T163"> Bourne shell </text:span><text:span text:style-name="T166"><text:s/></text:span><text:span text:style-name="T165">sh</text:span><text:span text:style-name="T152">)</text:span></text:p>
                </text:list-item>
              </text:list>
            </text:list-item>
          </text:list>
          <text:p text:style-name="P135"><text:span text:style-name="T23">When it ends, bash execute the file:</text:span></text:p>
          <text:list text:continue-numbering="true" text:style-name="L8">
            <text:list-item>
              <text:list>
                <text:list-item>
                  <text:p text:style-name="P138"><text:span text:style-name="T105">~/.bash_logout</text:span></text:p>
                </text:list-item>
              </text:list>
            </text:list-item>
          </text:list>
          <text:list text:style-name="L11">
            <text:list-item>
              <text:p text:style-name="P139"><text:span text:style-name="T76">Invoked as interpreter of interactive non-login shell, bash executes the file:</text:span></text:p>
              <text:list>
                <text:list-item>
                  <text:p text:style-name="P140"><text:span text:style-name="T105">/etc/bash.bashrc</text:span></text:p>
                </text:list-item>
                <text:list-item>
                  <text:p text:style-name="P141"><text:span text:style-name="T105">~/.bashrc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7" draw:text-style-name="P142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chiers de  configuration de  bash&#10;Résumé" draw:style-name="dp1" draw:master-page-name="Two_20_Content" presentation:presentation-page-layout-name="AL1T11">
        <draw:frame draw:name="object 3" presentation:style-name="pr30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9">Configuration files</text:span><text:span text:style-name="T158"> </text:span><text:span text:style-name="T159">bash</text:span><text:span text:style-name="T159"><text:line-break/></text:span><text:span text:style-name="T167">Summary</text:span></text:p>
          </draw:text-box>
        </draw:frame>
        <draw:custom-shape draw:name="object 4" draw:style-name="gr8" draw:text-style-name="P21" draw:layer="layout" svg:width="9.886cm" svg:height="0.001cm" svg:x="1.457cm" svg:y="2.21cm">
          <text:p/>
          <draw:enhanced-geometry draw:mirror-horizontal="false" draw:mirror-vertical="false" svg:viewBox="0 0 0 0" drawooo:sub-view-size="3559175 0" draw:text-areas="0 0 ?f0 ?f1" draw:type="ooxml-non-primitive" draw:enhanced-path="M 0 0 L 3558908 0 N">
            <draw:equation draw:name="f0" draw:formula="logwidth"/>
            <draw:equation draw:name="f1" draw:formula="logheight"/>
          </draw:enhanced-geometry>
        </draw:custom-shape>
        <draw:frame draw:name="object 7" draw:style-name="standard" draw:layer="layout" svg:width="9.884cm" svg:height="4.399cm" svg:x="1.457cm" svg:y="2.4cm">
          <table:table>
            <table:table-column table:style-name="co6"/>
            <table:table-column table:style-name="co7"/>
            <table:table-column table:style-name="co8"/>
            <table:table-row table:style-name="ro6">
              <table:table-cell table:style-name="ce8">
                <text:p text:style-name="P143"><text:span text:style-name="T168">file</text:span></text:p>
              </table:table-cell>
              <table:table-cell table:style-name="ce9">
                <text:p text:style-name="P144"><text:span text:style-name="T169">interactive</text:span></text:p>
                <text:p text:style-name="P144"><text:span text:style-name="T169">login</text:span><text:span text:style-name="T170"> </text:span><text:span text:style-name="T169">shell</text:span></text:p>
              </table:table-cell>
              <table:table-cell table:style-name="ce10">
                <text:p text:style-name="P145"><text:span text:style-name="T169">interactive</text:span></text:p>
                <text:p text:style-name="P145"><text:span text:style-name="T169">non-login</text:span><text:span text:style-name="T171"> </text:span><text:span text:style-name="T169">shell</text:span></text:p>
              </table:table-cell>
            </table:table-row>
            <table:table-row table:style-name="ro7">
              <table:table-cell table:style-name="ce11">
                <text:p text:style-name="P146"><text:span text:style-name="T172">/etc/profile</text:span></text:p>
              </table:table-cell>
              <table:table-cell table:style-name="ce12">
                <text:p text:style-name="P147"><text:span text:style-name="T173">✦</text:span></text:p>
              </table:table-cell>
              <table:table-cell table:style-name="ce13"/>
            </table:table-row>
            <table:table-row table:style-name="ro7">
              <table:table-cell table:style-name="ce14">
                <text:p text:style-name="P148"><text:span text:style-name="T172">~/.bash_profile</text:span></text:p>
              </table:table-cell>
              <table:table-cell table:style-name="ce15">
                <text:p text:style-name="P149"><text:span text:style-name="T173">➀</text:span></text:p>
              </table:table-cell>
              <table:table-cell table:style-name="ce16"/>
            </table:table-row>
            <table:table-row table:style-name="ro7">
              <table:table-cell table:style-name="ce14">
                <text:p text:style-name="P148"><text:span text:style-name="T172">~/.bash_login</text:span></text:p>
              </table:table-cell>
              <table:table-cell table:style-name="ce15">
                <text:p text:style-name="P149"><text:span text:style-name="T173">➁</text:span></text:p>
              </table:table-cell>
              <table:table-cell table:style-name="ce16"/>
            </table:table-row>
            <table:table-row table:style-name="ro8">
              <table:table-cell table:style-name="ce14">
                <text:p text:style-name="P148"><text:span text:style-name="T172">~/.profile</text:span></text:p>
                <text:p text:style-name="P150"><text:span text:style-name="T172">/etc/bash.bashrc</text:span></text:p>
              </table:table-cell>
              <table:table-cell table:style-name="ce15">
                <text:p text:style-name="P149"><text:span text:style-name="T173">➂</text:span></text:p>
              </table:table-cell>
              <table:table-cell table:style-name="ce17">
                <text:p text:style-name="P151"><text:span text:style-name="T174"/></text:p>
                <text:p text:style-name="P152"><text:span text:style-name="T173">✦</text:span></text:p>
              </table:table-cell>
            </table:table-row>
            <table:table-row table:style-name="ro9">
              <table:table-cell table:style-name="ce18">
                <text:p text:style-name="P153"><text:span text:style-name="T172">~/.bashrc</text:span></text:p>
                <text:p text:style-name="P150"><text:span text:style-name="T172">~/.bash_logout</text:span></text:p>
              </table:table-cell>
              <table:table-cell table:style-name="ce19">
                <text:p text:style-name="P154"><text:span text:style-name="T175"/></text:p>
                <text:p text:style-name="P155"><text:span text:style-name="T173">✦</text:span></text:p>
              </table:table-cell>
              <table:table-cell table:style-name="ce20">
                <text:p text:style-name="P156"><text:span text:style-name="T173">✦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object 8" draw:style-name="gr48" draw:text-style-name="P157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9" presentation:style-name="pr31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10" presentation:style-name="pr31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28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chiers de  configuration de  bash&#10;Graphique" draw:style-name="dp1" draw:master-page-name="Title_20_Only" presentation:presentation-page-layout-name="AL1T11">
        <draw:frame draw:name="object 3" presentation:style-name="pr33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9">Configuration files</text:span><text:span text:style-name="T158"> </text:span><text:span text:style-name="T159">bash</text:span><text:span text:style-name="T159"><text:line-break/></text:span><text:span text:style-name="T110">Chart</text:span></text:p>
          </draw:text-box>
        </draw:frame>
        <draw:custom-shape draw:name="object 4" draw:style-name="gr49" draw:text-style-name="P158" draw:layer="layout" svg:width="5.178cm" svg:height="5.424cm" svg:x="3.81cm" svg:y="1.6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21" draw:layer="layout" svg:width="0.001cm" svg:height="0.255cm" svg:x="0.58cm" svg:y="7.784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object 6" draw:style-name="gr50" draw:text-style-name="P4" draw:layer="layout" svg:width="9.794cm" svg:height="0.393cm" svg:x="0.806cm" svg:y="7.695cm">
          <text:p text:style-name="P2"><text:span text:style-name="T41"><text:a xlink:href="http://www.solipsys.co.uk/new/BashInitialisationFiles.html" xlink:type="simple">http://www.solipsys.co.uk/new/BashInitialisationFile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51" draw:text-style-name="P159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2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2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29" presentation:class="page"/>
          <draw:frame presentation:style-name="pr2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chiers de  configuration de  bash&#10;En pratique" draw:style-name="dp1" draw:master-page-name="Title_20_and_20_Content" presentation:presentation-page-layout-name="AL1T11">
        <draw:frame draw:name="object 3" presentation:style-name="pr9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9">Configuration files</text:span><text:span text:style-name="T158"> </text:span><text:span text:style-name="T159">bash</text:span><text:span text:style-name="T159"><text:line-break/></text:span><text:span text:style-name="T176">In practice</text:span></text:p>
          </draw:text-box>
        </draw:frame>
        <draw:custom-shape draw:name="object 4" draw:style-name="gr9" draw:text-style-name="P21" draw:layer="layout" svg:width="11.415cm" svg:height="2.611cm" svg:x="0.893cm" svg:y="2.881cm">
          <text:list text:style-name="L6">
            <text:list-item>
              <text:p text:style-name="P160"><text:span text:style-name="T20">The configurations of interactive login shell or mere interpreters are in practice are usually little different. Consequently :</text:span></text:p>
            </text:list-item>
          </text:list>
          <text:list text:style-name="L7">
            <text:list-item>
              <text:p text:style-name="P39"><text:span text:style-name="T108">at level system, the /etc/bash.bashrc file is often run from the /etc/profile (or the reverse);</text:span></text:p>
            </text:list-item>
            <text:list-item>
              <text:p text:style-name="P39"><text:span text:style-name="T108">in the configuration of users, the ~/.bashrc is often executed from the file ~/.profile (or the reverse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2" draw:text-style-name="P161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3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chiers de  configuration de  bash" draw:style-name="dp1" draw:master-page-name="Title_20_and_20_Content" presentation:presentation-page-layout-name="AL1T11">
        <draw:frame draw:name="object 3" presentation:style-name="pr9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9">Configuration files</text:span><text:span text:style-name="T158"> </text:span><text:span text:style-name="T159">bash</text:span></text:p>
          </draw:text-box>
        </draw:frame>
        <draw:custom-shape draw:name="object 4" draw:style-name="gr11" draw:text-style-name="P21" draw:layer="layout" svg:width="0.001cm" svg:height="0.255cm" svg:x="0.58cm" svg:y="7.838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object 5" draw:style-name="gr9" draw:text-style-name="P21" draw:layer="layout" svg:width="11.512cm" svg:height="6.765cm" svg:x="0.806cm" svg:y="1.117cm">
          <text:p text:style-name="P162"><text:span text:style-name="T62">Examples of use</text:span></text:p>
          <text:list text:style-name="L12">
            <text:list-item>
              <text:p text:style-name="P163"><text:span text:style-name="T23">Enable or disable an option bash:</text:span></text:p>
            </text:list-item>
          </text:list>
          <text:p text:style-name="P164"><text:span text:style-name="T63">$ set -o</text:span><text:span text:style-name="T116"> </text:span><text:span text:style-name="T63">noclobber</text:span></text:p>
          <text:list text:continue-numbering="true" text:style-name="L12">
            <text:list-item>
              <text:p text:style-name="P165"><text:span text:style-name="T20">Edit an environment variable:</text:span></text:p>
            </text:list-item>
          </text:list>
          <text:p text:style-name="P164"><text:span text:style-name="T63">$ export</text:span><text:span text:style-name="T177"> </text:span><text:span text:style-name="T63">PATH=$PATH:$HOME/bin</text:span></text:p>
          <text:list text:continue-numbering="true" text:style-name="L12">
            <text:list-item>
              <text:p text:style-name="P165"><text:span text:style-name="T20">Define an alias:</text:span></text:p>
            </text:list-item>
          </text:list>
          <text:p text:style-name="P164"><text:span text:style-name="T63">$ alias ll=’ls</text:span><text:span text:style-name="T116"> </text:span><text:span text:style-name="T63">-l’</text:span></text:p>
          <text:list text:continue-numbering="true" text:style-name="L12">
            <text:list-item>
              <text:p text:style-name="P165"><text:span text:style-name="T20">Edit the file creation mask:</text:span></text:p>
            </text:list-item>
          </text:list>
          <text:p text:style-name="P164"><text:span text:style-name="T63">$ umask</text:span><text:span text:style-name="T112"> </text:span><text:span text:style-name="T63">077</text:span></text:p>
          <text:list text:continue-numbering="true" text:style-name="L12">
            <text:list-item>
              <text:p text:style-name="P166"><text:span text:style-name="T23">Call the command fortune (from one of the files read by an interpreter of interactive login shell) to display a random message early in the session.</text:span></text:p>
            </text:list-item>
          </text:list>
          <text:p text:style-name="P167"><text:span text:style-name="T79"><text:a xlink:href="http://fr.wikipedia.org/wiki/Fortune_(programme)" xlink:type="simple">http://fr.wikipedia.org/wiki/Fortune_(programme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3" draw:text-style-name="P168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8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3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 commandes  . (point) et source" draw:style-name="dp1" draw:master-page-name="Title_20_and_20_Content" presentation:presentation-page-layout-name="AL1T11">
        <draw:frame draw:name="object 3" presentation:style-name="pr34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59">The </text:span><text:span text:style-name="T178">commands </text:span><text:span text:style-name="T179">.</text:span><text:span text:style-name="T180">(point) and</text:span><text:span text:style-name="T181"> </text:span><text:span text:style-name="T182">source</text:span></text:p>
          </draw:text-box>
        </draw:frame>
        <draw:custom-shape draw:name="object 4" draw:style-name="gr9" draw:text-style-name="P173" draw:layer="layout" svg:width="11.415cm" svg:height="4.764cm" svg:x="0.893cm" svg:y="1.202cm">
          <text:list text:style-name="L6">
            <text:list-item>
              <text:p text:style-name="P169"><text:span text:style-name="T137">The commands . (point) and source allow execute the contents of a file by the shell.</text:span></text:p>
            </text:list-item>
            <text:list-item>
              <text:p text:style-name="P170"><text:span text:style-name="T139">They are therefore well suited to proofreading a configuration file (rather than having to quit and restart in the shell).</text:span></text:p>
            </text:list-item>
            <text:list-item>
              <text:p text:style-name="P171"><text:span text:style-name="T138">Examples</text:span><text:span text:style-name="T21"> </text:span><text:span text:style-name="T76">:</text:span></text:p>
            </text:list-item>
          </text:list>
          <text:p text:style-name="P172"><text:span text:style-name="T63">$ .</text:span><text:span text:style-name="T103"> </text:span><text:span text:style-name="T63">~/.bashrc</text:span></text:p>
          <text:p text:style-name="P172"><text:span text:style-name="T73">or</text:span><text:span text:style-name="T76">:</text:span></text:p>
          <text:p text:style-name="P172"><text:span text:style-name="T63">$ source</text:span><text:span text:style-name="T104"> </text:span><text:span text:style-name="T63">~/.bashr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21" draw:layer="layout" svg:width="0.001cm" svg:height="1.228cm" svg:x="0.58cm" svg:y="6.737cm">
          <text:p/>
          <draw:enhanced-geometry draw:mirror-horizontal="false" draw:mirror-vertical="false" svg:viewBox="0 0 0 0" drawooo:sub-view-size="0 442594" draw:text-areas="0 0 ?f0 ?f1" draw:type="ooxml-non-primitive" draw:enhanced-path="M 0 0 L 0 442556 N">
            <draw:equation draw:name="f0" draw:formula="logwidth"/>
            <draw:equation draw:name="f1" draw:formula="logheight"/>
          </draw:enhanced-geometry>
        </draw:custom-shape>
        <draw:custom-shape draw:name="object 6" draw:style-name="gr54" draw:text-style-name="P32" draw:layer="layout" svg:width="12cm" svg:height="1.575cm" svg:x="0.806cm" svg:y="6.661cm">
          <text:p text:style-name="P31"><text:span text:style-name="T48"><text:a xlink:href="http://www.gnu.org/software/bash/manual/html_node/Bourne-Shell-Builtins.html#index-_002e" xlink:type="simple">http://www.gnu.org/software/bash/manual/html_node/Bourne-Shell-Builtins. </text:a></text:span><text:span text:style-name="T183"> </text:span><text:span text:style-name="T117"><text:a xlink:href="http://www.gnu.org/software/bash/manual/html_node/Bourne-Shell-Builtins.html#index-_002e" xlink:type="simple">html#index-_002e</text:a></text:span></text:p>
          <text:p text:style-name="P174"><text:span text:style-name="T45"><text:a xlink:href="http://www.gnu.org/software/bash/manual/html_node/Bash-Builtins.html#index-source" xlink:type="simple">http://www.gnu.org/software/bash/manual/html_node/Bash-Builtins.html#</text:a></text:span></text:p>
          <text:p text:style-name="P175"><text:span text:style-name="T79"><text:a xlink:href="http://www.gnu.org/software/bash/manual/html_node/Bash-Builtins.html#index-source" xlink:type="simple">index-source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55" draw:text-style-name="P176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1T11">
        <draw:frame draw:name="object 3" presentation:style-name="pr35" draw:text-style-name="P11" draw:layer="layout" svg:width="10.639cm" svg:height="0.593cm" svg:x="1.078cm" svg:y="0.455cm" presentation:class="title" presentation:user-transformed="true">
          <draw:text-box>
            <text:p text:style-name="P10"><text:span text:style-name="T9">Summary</text:span></text:p>
          </draw:text-box>
        </draw:frame>
        <draw:frame draw:name="object 4" presentation:style-name="pr36" draw:text-style-name="P15" draw:layer="layout" svg:width="11.913cm" svg:height="6.429cm" svg:x="0.487cm" svg:y="1.722cm" presentation:class="outline" presentation:user-transformed="true">
          <draw:text-box>
            <text:p text:style-name="P12"><text:span text:style-name="T10">Topic 105 - Shells, scripts and data management</text:span><text:span text:style-name="T10"><text:tab/></text:span><text:span text:style-name="T10">17</text:span></text:p>
            <text:list text:style-name="L5">
              <text:list-item>
                <text:list>
                  <text:list-item>
                    <text:p text:style-name="P13"><text:span text:style-name="T18">Customize and use the shell environment</text:span><text:span text:style-name="T18"><text:tab/></text:span><text:span text:style-name="T18"><text:tab/></text:span><text:span text:style-name="T18"><text:tab/></text:span><text:span text:style-name="T18"> <text:s text:c="13"/>18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14"><text:span text:style-name="T11">Customize or write simple scripts <text:s text:c="65"/>50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8">SQL data management <text:s text:c="79"/>101</text:span></text:p>
                  </text:list-item>
                </text:list>
              </text:list-item>
            </text:list>
          </draw:text-box>
        </draw:frame>
        <draw:custom-shape draw:name="object 5" draw:style-name="gr7" draw:text-style-name="P16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37" draw:text-style-name="P177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38" draw:text-style-name="P17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33" presentation:class="page"/>
          <draw:frame presentation:style-name="pr5" draw:text-style-name="P17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1T11">
        <draw:frame draw:name="object 3" presentation:style-name="pr9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34">Introduction</text:span></text:p>
          </draw:text-box>
        </draw:frame>
        <draw:custom-shape draw:name="object 4" draw:style-name="gr9" draw:text-style-name="P21" draw:layer="layout" svg:width="11.475cm" svg:height="4.831cm" svg:x="0.893cm" svg:y="1.33cm">
          <text:list text:style-name="L6">
            <text:list-item>
              <text:p text:style-name="P51"><text:span text:style-name="T134">The shell doesn't only allow the capture and execution of independent controls, it contains a real programming language.</text:span></text:p>
            </text:list-item>
            <text:list-item>
              <text:p text:style-name="P51"><text:span text:style-name="T134">Due to their size larger than that of a simple command, and to allow reusability, programs are often seized in files.</text:span></text:p>
            </text:list-item>
            <text:list-item>
              <text:p text:style-name="P51"><text:span text:style-name="T134">These files are called shell scripts or simply scripts.</text:span></text:p>
            </text:list-item>
            <text:list-item>
              <text:p text:style-name="P51"><text:span text:style-name="T134">They have a .sh extension when they are to be executed by the Bourne shell sh (the general case), a .bash extension when using specific features of the Bourne-again shell bash or a .csh extension when they use the programming language C shell (which is totally different)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6" draw:text-style-name="P180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7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3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mier script" draw:style-name="dp1" draw:master-page-name="Title_20_and_20_Content" presentation:presentation-page-layout-name="AL1T11">
        <draw:frame draw:name="object 3" presentation:style-name="pr9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184">First</text:span><text:span text:style-name="T185"> </text:span><text:span text:style-name="T9">script</text:span></text:p>
          </draw:text-box>
        </draw:frame>
        <draw:custom-shape draw:name="object 4" draw:style-name="gr57" draw:text-style-name="P21" draw:layer="layout" svg:width="3.467cm" svg:height="0.001cm" svg:x="1.297cm" svg:y="4.131cm">
          <text:p/>
          <draw:enhanced-geometry draw:mirror-horizontal="false" draw:mirror-vertical="false" svg:viewBox="0 0 0 0" drawooo:sub-view-size="1248410 0" draw:text-areas="0 0 ?f0 ?f1" draw:type="ooxml-non-primitive" draw:enhanced-path="M 0 0 L 1248308 0 N">
            <draw:equation draw:name="f0" draw:formula="logwidth"/>
            <draw:equation draw:name="f1" draw:formula="logheight"/>
          </draw:enhanced-geometry>
        </draw:custom-shape>
        <draw:custom-shape draw:name="object 5" draw:style-name="gr9" draw:text-style-name="P21" draw:layer="layout" svg:width="11.42cm" svg:height="2.249cm" svg:x="0.893cm" svg:y="1.817cm">
          <text:list text:style-name="L6">
            <text:list-item>
              <text:p text:style-name="P181"><text:span text:style-name="T20">It can be used in a script all the commands and syntax studied until now.</text:span></text:p>
            </text:list-item>
            <text:list-item>
              <text:p text:style-name="P181"><text:span text:style-name="T20">A simple command is already a script. Consider the file</text:span></text:p>
            </text:list-item>
          </text:list>
          <text:p text:style-name="P182"><text:span text:style-name="T63">premier.sh</text:span><text:span text:style-name="T186"> </text:span><text:span text:style-name="T141">suivant </text:span><text:span text:style-name="T76">:</text:span></text:p>
          <text:p text:style-name="P183"><text:span text:style-name="T63">file</text:span><text:span text:style-name="T187"> first</text:span><text:span text:style-name="T63">.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7" draw:text-style-name="P21" draw:layer="layout" svg:width="3.467cm" svg:height="0.001cm" svg:x="8.805cm" svg:y="4.131cm">
          <text:p/>
          <draw:enhanced-geometry draw:mirror-horizontal="false" draw:mirror-vertical="false" svg:viewBox="0 0 0 0" drawooo:sub-view-size="1248410 0" draw:text-areas="0 0 ?f0 ?f1" draw:type="ooxml-non-primitive" draw:enhanced-path="M 0 0 L 1248308 0 N">
            <draw:equation draw:name="f0" draw:formula="logwidth"/>
            <draw:equation draw:name="f1" draw:formula="logheight"/>
          </draw:enhanced-geometry>
        </draw:custom-shape>
        <draw:custom-shape draw:name="object 7" draw:style-name="gr57" draw:text-style-name="P21" draw:layer="layout" svg:width="0.001cm" svg:height="0.085cm" svg:x="1.304cm" svg:y="4.138cm">
          <text:p/>
          <draw:enhanced-geometry draw:mirror-horizontal="false" draw:mirror-vertical="false" svg:viewBox="0 0 0 0" drawooo:sub-view-size="0 31115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8" draw:style-name="gr57" draw:text-style-name="P21" draw:layer="layout" svg:width="0.001cm" svg:height="0.085cm" svg:x="12.266cm" svg:y="4.138cm">
          <text:p/>
          <draw:enhanced-geometry draw:mirror-horizontal="false" draw:mirror-vertical="false" svg:viewBox="0 0 0 0" drawooo:sub-view-size="0 31115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9" draw:style-name="gr57" draw:text-style-name="P21" draw:layer="layout" svg:width="0.001cm" svg:height="0.477cm" svg:x="1.304cm" svg:y="4.223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0" draw:style-name="gr9" draw:text-style-name="P21" draw:layer="layout" svg:width="6.94cm" svg:height="0.445cm" svg:x="1.361cm" svg:y="4.17cm">
          <text:p text:style-name="P2"><text:span text:style-name="T63">echo ’this is my first</text:span><text:span text:style-name="T188"> </text:span><text:span text:style-name="T63">script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57" draw:text-style-name="P21" draw:layer="layout" svg:width="0.001cm" svg:height="0.477cm" svg:x="12.266cm" svg:y="4.223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2" draw:style-name="gr57" draw:text-style-name="P21" draw:layer="layout" svg:width="0.001cm" svg:height="0.085cm" svg:x="1.304cm" svg:y="4.701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13" draw:style-name="gr57" draw:text-style-name="P21" draw:layer="layout" svg:width="0.001cm" svg:height="0.085cm" svg:x="12.266cm" svg:y="4.701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14" draw:style-name="gr57" draw:text-style-name="P21" draw:layer="layout" svg:width="10.976cm" svg:height="0.001cm" svg:x="1.297cm" svg:y="4.794cm">
          <text:p/>
          <draw:enhanced-geometry draw:mirror-horizontal="false" draw:mirror-vertical="false" svg:viewBox="0 0 0 0" drawooo:sub-view-size="3951604 0" draw:text-areas="0 0 ?f0 ?f1" draw:type="ooxml-non-primitive" draw:enhanced-path="M 0 0 L 3951338 0 N">
            <draw:equation draw:name="f0" draw:formula="logwidth"/>
            <draw:equation draw:name="f1" draw:formula="logheight"/>
          </draw:enhanced-geometry>
        </draw:custom-shape>
        <draw:custom-shape draw:name="object 15" draw:style-name="gr9" draw:text-style-name="P21" draw:layer="layout" svg:width="10.477cm" svg:height="1.984cm" svg:x="1.262cm" svg:y="5.054cm">
          <text:p text:style-name="P184"><text:span text:style-name="T23">You can run it by providing its path argument of the Bourne shell sh:</text:span></text:p>
          <text:p text:style-name="P185"><text:span text:style-name="T63">$ sh</text:span><text:span text:style-name="T189"> first</text:span><text:span text:style-name="T63">.sh</text:span></text:p>
          <text:p text:style-name="P186"><text:span text:style-name="T190">this is my first 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" draw:style-name="gr58" draw:text-style-name="P187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7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18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3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shebang" draw:style-name="dp1" draw:master-page-name="Title_20_and_20_Content" presentation:presentation-page-layout-name="AL1T11">
        <draw:frame draw:name="object 3" presentation:style-name="pr9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121">Shebang</text:span></text:p>
          </draw:text-box>
        </draw:frame>
        <draw:custom-shape draw:name="object 4" draw:style-name="gr9" draw:text-style-name="P21" draw:layer="layout" svg:width="11.311cm" svg:height="2.567cm" svg:x="0.893cm" svg:y="1.117cm">
          <text:p text:style-name="P34"><text:span text:style-name="T57">Principle</text:span></text:p>
          <text:list text:style-name="L6">
            <text:list-item>
              <text:p text:style-name="P188"><text:span text:style-name="T20">It would be useful to run a script directly without having to specify which shell to use:</text:span></text:p>
            </text:list-item>
          </text:list>
          <text:p text:style-name="P189"><text:span text:style-name="T63">$</text:span><text:span text:style-name="T113"> </text:span><text:span text:style-name="T63">./first.sh</text:span></text:p>
          <text:list text:continue-numbering="true" text:style-name="L6">
            <text:list-item>
              <text:p text:style-name="P190"><text:span text:style-name="T20">To this must be added the first line of the script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9" draw:text-style-name="P21" draw:layer="layout" svg:width="10.962cm" svg:height="0.477cm" svg:x="1.304cm" svg:y="3.922cm">
          <text:p text:style-name="P191"><text:span text:style-name="T63">#!</text:span><text:span text:style-name="T115"> </text:span><text:span text:style-name="T63">/bin/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9" draw:text-style-name="P21" draw:layer="layout" svg:width="6.94cm" svg:height="3.182cm" svg:x="1.262cm" svg:y="4.821cm">
          <text:p text:style-name="P2"><text:span text:style-name="T20">Resulting in total:</text:span></text:p>
          <text:p text:style-name="P192"><text:span text:style-name="T63">#!</text:span><text:span text:style-name="T115"> </text:span><text:span text:style-name="T63">/bin/sh</text:span></text:p>
          <text:p text:style-name="P193"><text:span text:style-name="T191"/></text:p>
          <text:p text:style-name="P2"><text:span text:style-name="T63">echo ’this is my first</text:span><text:span text:style-name="T188"> </text:span><text:span text:style-name="T63">script’</text:span></text:p>
          <text:p text:style-name="P192"><text:span text:style-name="T20">and make the script executable:</text:span></text:p>
          <text:p text:style-name="P192"><text:span text:style-name="T63">$ chmod 755</text:span><text:span text:style-name="T135"> first</text:span><text:span text:style-name="T63">.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60" draw:text-style-name="P194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3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shebang" draw:style-name="dp1" draw:master-page-name="Title_20_and_20_Content" presentation:presentation-page-layout-name="AL1T11">
        <draw:frame draw:name="object 3" presentation:style-name="pr9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56">Shebang</text:span></text:p>
          </draw:text-box>
        </draw:frame>
        <draw:custom-shape draw:name="object 4" draw:style-name="gr9" draw:text-style-name="P21" draw:layer="layout" svg:width="11.413cm" svg:height="6.68cm" svg:x="0.893cm" svg:y="1.117cm">
          <text:p text:style-name="P34"><text:span text:style-name="T71">Running</text:span></text:p>
          <text:list text:style-name="L6">
            <text:list-item>
              <text:p text:style-name="P195"><text:span text:style-name="T154">Les <text:s/></text:span><text:span text:style-name="T137">deux <text:s/></text:span><text:span text:style-name="T74">caractères <text:s/></text:span><text:span text:style-name="T63">#! </text:span><text:span text:style-name="T140">constituent </text:span><text:span text:style-name="T154">ce <text:s/></text:span><text:span text:style-name="T141">qu’on </text:span><text:span text:style-name="T73">appelle </text:span><text:span text:style-name="T88">en</text:span><text:span text:style-name="T192"> </text:span><text:span text:style-name="T89">anglais</text:span></text:p>
            </text:list-item>
          </text:list>
          <text:p text:style-name="P78"><text:span text:style-name="T193">hash-bang <text:s/></text:span><text:span text:style-name="T73">ou <text:s/></text:span><text:span text:style-name="T194">sharp-bang <text:s/></text:span><text:span text:style-name="T134">et </text:span><text:span text:style-name="T67">qui </text:span><text:span text:style-name="T137">donne <text:s/></text:span><text:span text:style-name="T73">par <text:s/></text:span><text:span text:style-name="T140">contraction </text:span><text:span text:style-name="T76">:</text:span><text:span text:style-name="T195"> </text:span><text:span text:style-name="T137">shebang.</text:span></text:p>
          <text:list text:style-name="L16">
            <text:list-item>
              <text:p text:style-name="P23"><text:span text:style-name="T137">The two characters </text:span><text:span text:style-name="T74"><text:s/></text:span><text:span text:style-name="T63">#!</text:span><text:span text:style-name="T137"> constitute what is called in English </text:span><text:span text:style-name="T193">hash-bang </text:span><text:span text:style-name="T73">or <text:s/></text:span><text:span text:style-name="T194">sharp-bang </text:span><text:span text:style-name="T137">and gives "shebang".</text:span></text:p>
            </text:list-item>
          </text:list>
          <text:list text:style-name="L6">
            <text:list-item>
              <text:p text:style-name="P196"><text:span text:style-name="T73">Lorsqu’un </text:span><text:span text:style-name="T67">fichier </text:span><text:span text:style-name="T74">exécutable </text:span><text:span text:style-name="T88">commence </text:span><text:span text:style-name="T74">par </text:span><text:span text:style-name="T196">ces </text:span><text:span text:style-name="T138">deux </text:span><text:span text:style-name="T74">caractères, </text:span><text:span text:style-name="T139">c’est <text:s/></text:span><text:span text:style-name="T88">en </text:span><text:span text:style-name="T141">réalité </text:span><text:span text:style-name="T89">le </text:span><text:span text:style-name="T73">chemin </text:span><text:span text:style-name="T137">d’accès </text:span><text:span text:style-name="T74">absolu </text:span><text:span text:style-name="T67">qui </text:span><text:span text:style-name="T134">suit </text:span><text:span text:style-name="T67">qui </text:span><text:span text:style-name="T73">est exécuté, </text:span><text:span text:style-name="T89">auquel <text:s/></text:span><text:span text:style-name="T73">est </text:span><text:span text:style-name="T197">passé </text:span><text:span text:style-name="T88">en </text:span><text:span text:style-name="T142">argument </text:span><text:span text:style-name="T89">le </text:span><text:span text:style-name="T73">chemin </text:span><text:span text:style-name="T137">d’accès </text:span><text:span text:style-name="T154">sous </text:span><text:span text:style-name="T73">lequel </text:span><text:span text:style-name="T89">le </text:span><text:span text:style-name="T140">fichier <text:s/></text:span><text:span text:style-name="T73">exécutable </text:span><text:span text:style-name="T88">a <text:s/></text:span><text:span text:style-name="T73">été</text:span><text:span text:style-name="T198"> </text:span><text:span text:style-name="T89">appelé.</text:span></text:p>
            </text:list-item>
            <text:list-item>
              <text:p text:style-name="P197"><text:span text:style-name="T137">Dans <text:s/></text:span><text:span text:style-name="T141">notre </text:span><text:span text:style-name="T74">exemple, <text:s/></text:span><text:span text:style-name="T139">la </text:span><text:span text:style-name="T74">commande</text:span><text:span text:style-name="T156"> </text:span><text:span text:style-name="T76">:</text:span></text:p>
            </text:list-item>
          </text:list>
          <text:p text:style-name="P198"><text:span text:style-name="T63">$</text:span><text:span text:style-name="T113"> </text:span><text:span text:style-name="T63">./premier.sh</text:span></text:p>
          <text:p text:style-name="P198"><text:span text:style-name="T73">est </text:span><text:span text:style-name="T89">donc </text:span><text:span text:style-name="T192">traduite </text:span><text:span text:style-name="T73">par </text:span><text:span text:style-name="T199"><text:s/></text:span><text:span text:style-name="T76">:</text:span></text:p>
          <text:p text:style-name="P198"><text:span text:style-name="T63">$ /bin/sh</text:span><text:span text:style-name="T200"> </text:span><text:span text:style-name="T63">./premier.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" draw:text-style-name="P21" draw:layer="layout" svg:width="0.001cm" svg:height="0.255cm" svg:x="0.58cm" svg:y="7.699cm">
          <text:p/>
          <draw:enhanced-geometry draw:mirror-horizontal="false" draw:mirror-vertical="false" svg:viewBox="0 0 0 0" drawooo:sub-view-size="0 92075" draw:text-areas="0 0 ?f0 ?f1" draw:type="ooxml-non-primitive" draw:enhanced-path="M 0 0 L 0 91795 N">
            <draw:equation draw:name="f0" draw:formula="logwidth"/>
            <draw:equation draw:name="f1" draw:formula="logheight"/>
          </draw:enhanced-geometry>
        </draw:custom-shape>
        <draw:custom-shape draw:name="object 6" draw:style-name="gr9" draw:text-style-name="P21" draw:layer="layout" svg:width="5.448cm" svg:height="0.393cm" svg:x="0.806cm" svg:y="7.61cm">
          <text:p text:style-name="P2"><text:span text:style-name="T41"><text:a xlink:href="http://fr.wikipedia.org/wiki/Shebang" xlink:type="simple">http://fr.wikipedia.org/wiki/Sheba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61" draw:text-style-name="P199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3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inuation de  ligne" draw:style-name="dp1" draw:master-page-name="Title_20_and_20_Content" presentation:presentation-page-layout-name="AL1T11">
        <draw:custom-shape draw:name="object 2" draw:style-name="gr9" draw:text-style-name="P21" draw:layer="layout" svg:width="9.475cm" svg:height="0.507cm" svg:x="1.491cm" svg:y="0.21cm">
          <text:p text:style-name="P200"><text:span text:style-name="T201">Sujet </text:span><text:span text:style-name="T202">105 <text:s/>– <text:s/>Shells, </text:span><text:span text:style-name="T203">scripts </text:span><text:span text:style-name="T204">et </text:span><text:span text:style-name="T203">gestion </text:span><text:span text:style-name="T205">de <text:s/></text:span><text:span text:style-name="T206">données105.2 <text:s/></text:span><text:span text:style-name="T203">Personnalisation </text:span><text:span text:style-name="T207">ou </text:span><text:span text:style-name="T201">écriture </text:span><text:span text:style-name="T205">de <text:s/></text:span><text:span text:style-name="T203">scripts </text:span><text:span text:style-name="T208"><text:s/></text:span><text:span text:style-name="T202">si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9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209">Continuation </text:span><text:span text:style-name="T210">de </text:span><text:span text:style-name="T211"><text:s/></text:span><text:span text:style-name="T212">ligne</text:span></text:p>
          </draw:text-box>
        </draw:frame>
        <draw:custom-shape draw:name="object 4" draw:style-name="gr57" draw:text-style-name="P21" draw:layer="layout" svg:width="3.347cm" svg:height="0.001cm" svg:x="0.527cm" svg:y="2.265cm">
          <text:p/>
          <draw:enhanced-geometry draw:mirror-horizontal="false" draw:mirror-vertical="false" svg:viewBox="0 0 0 0" drawooo:sub-view-size="1205230 0" draw:text-areas="0 0 ?f0 ?f1" draw:type="ooxml-non-primitive" draw:enhanced-path="M 0 0 L 1205014 0 N">
            <draw:equation draw:name="f0" draw:formula="logwidth"/>
            <draw:equation draw:name="f1" draw:formula="logheight"/>
          </draw:enhanced-geometry>
        </draw:custom-shape>
        <draw:custom-shape draw:name="object 5" draw:style-name="gr9" draw:text-style-name="P21" draw:layer="layout" svg:width="4.717cm" svg:height="0.445cm" svg:x="4.041cm" svg:y="1.908cm">
          <text:p text:style-name="P2"><text:span text:style-name="T63">fichier</text:span><text:span text:style-name="T112"> </text:span><text:span text:style-name="T63">continuation.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7" draw:text-style-name="P21" draw:layer="layout" svg:width="3.347cm" svg:height="0.001cm" svg:x="8.926cm" svg:y="2.265cm">
          <text:p/>
          <draw:enhanced-geometry draw:mirror-horizontal="false" draw:mirror-vertical="false" svg:viewBox="0 0 0 0" drawooo:sub-view-size="1205229 0" draw:text-areas="0 0 ?f0 ?f1" draw:type="ooxml-non-primitive" draw:enhanced-path="M 0 0 L 1205014 0 N">
            <draw:equation draw:name="f0" draw:formula="logwidth"/>
            <draw:equation draw:name="f1" draw:formula="logheight"/>
          </draw:enhanced-geometry>
        </draw:custom-shape>
        <draw:custom-shape draw:name="object 7" draw:style-name="gr57" draw:text-style-name="P21" draw:layer="layout" svg:width="0.001cm" svg:height="0.085cm" svg:x="0.534cm" svg:y="2.272cm">
          <text:p/>
          <draw:enhanced-geometry draw:mirror-horizontal="false" draw:mirror-vertical="false" svg:viewBox="0 0 0 0" drawooo:sub-view-size="0 31115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8" draw:style-name="gr57" draw:text-style-name="P21" draw:layer="layout" svg:width="0.001cm" svg:height="0.085cm" svg:x="12.266cm" svg:y="2.272cm">
          <text:p/>
          <draw:enhanced-geometry draw:mirror-horizontal="false" draw:mirror-vertical="false" svg:viewBox="0 0 0 0" drawooo:sub-view-size="0 31115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9" draw:style-name="gr57" draw:text-style-name="P21" draw:layer="layout" svg:width="0.001cm" svg:height="0.477cm" svg:x="0.534cm" svg:y="2.358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0" draw:style-name="gr9" draw:text-style-name="P21" draw:layer="layout" svg:width="2.091cm" svg:height="0.445cm" svg:x="0.592cm" svg:y="2.304cm">
          <text:p text:style-name="P2"><text:span text:style-name="T63">#!</text:span><text:span text:style-name="T115"> </text:span><text:span text:style-name="T63">/bin/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57" draw:text-style-name="P21" draw:layer="layout" svg:width="0.001cm" svg:height="0.477cm" svg:x="12.266cm" svg:y="2.358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2" draw:style-name="gr57" draw:text-style-name="P21" draw:layer="layout" svg:width="0.001cm" svg:height="0.477cm" svg:x="0.534cm" svg:y="2.836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3" draw:style-name="gr57" draw:text-style-name="P21" draw:layer="layout" svg:width="0.001cm" svg:height="0.477cm" svg:x="12.266cm" svg:y="2.836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4" draw:style-name="gr57" draw:text-style-name="P21" draw:layer="layout" svg:width="0.001cm" svg:height="0.477cm" svg:x="0.534cm" svg:y="3.314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5" draw:style-name="gr57" draw:text-style-name="P21" draw:layer="layout" svg:width="0.001cm" svg:height="0.477cm" svg:x="12.266cm" svg:y="3.314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6" draw:style-name="gr57" draw:text-style-name="P21" draw:layer="layout" svg:width="0.001cm" svg:height="0.477cm" svg:x="0.534cm" svg:y="3.792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7" draw:style-name="gr9" draw:text-style-name="P21" draw:layer="layout" svg:width="0.272cm" svg:height="0.901cm" svg:x="11.906cm" svg:y="3.26cm">
          <text:p text:style-name="P2"><text:span text:style-name="T63">\</text:span></text:p>
          <text:p text:style-name="P113"><text:span text:style-name="T63">\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" draw:style-name="gr57" draw:text-style-name="P21" draw:layer="layout" svg:width="0.001cm" svg:height="0.477cm" svg:x="12.266cm" svg:y="3.792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9" draw:style-name="gr57" draw:text-style-name="P21" draw:layer="layout" svg:width="0.001cm" svg:height="0.477cm" svg:x="0.534cm" svg:y="4.27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20" draw:style-name="gr9" draw:text-style-name="P21" draw:layer="layout" svg:width="10.374cm" svg:height="1.349cm" svg:x="0.592cm" svg:y="3.248cm">
          <text:p text:style-name="P201"><text:span text:style-name="T63">echo ’une barre oblique inverse en fin de ligne’ <text:s/>’permet de\npoursuivre une longue commande’ <text:s/>’sur la ligne</text:span><text:span text:style-name="T135"> </text:span><text:span text:style-name="T63">suivante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1" draw:style-name="gr57" draw:text-style-name="P21" draw:layer="layout" svg:width="0.001cm" svg:height="0.477cm" svg:x="12.266cm" svg:y="4.27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22" draw:style-name="gr57" draw:text-style-name="P21" draw:layer="layout" svg:width="0.001cm" svg:height="0.085cm" svg:x="0.534cm" svg:y="4.748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23" draw:style-name="gr57" draw:text-style-name="P21" draw:layer="layout" svg:width="0.001cm" svg:height="0.085cm" svg:x="12.266cm" svg:y="4.748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24" draw:style-name="gr57" draw:text-style-name="P21" draw:layer="layout" svg:width="11.745cm" svg:height="0.001cm" svg:x="0.527cm" svg:y="4.84cm">
          <text:p/>
          <draw:enhanced-geometry draw:mirror-horizontal="false" draw:mirror-vertical="false" svg:viewBox="0 0 0 0" drawooo:sub-view-size="4228465 0" draw:text-areas="0 0 ?f0 ?f1" draw:type="ooxml-non-primitive" draw:enhanced-path="M 0 0 L 4228426 0 N">
            <draw:equation draw:name="f0" draw:formula="logwidth"/>
            <draw:equation draw:name="f1" draw:formula="logheight"/>
          </draw:enhanced-geometry>
        </draw:custom-shape>
        <draw:custom-shape draw:name="object 25" draw:style-name="gr57" draw:text-style-name="P21" draw:layer="layout" svg:width="4.762cm" svg:height="0.001cm" svg:x="0.527cm" svg:y="5.382cm">
          <text:p/>
          <draw:enhanced-geometry draw:mirror-horizontal="false" draw:mirror-vertical="false" svg:viewBox="0 0 0 0" drawooo:sub-view-size="1714500 0" draw:text-areas="0 0 ?f0 ?f1" draw:type="ooxml-non-primitive" draw:enhanced-path="M 0 0 L 1714157 0 N">
            <draw:equation draw:name="f0" draw:formula="logwidth"/>
            <draw:equation draw:name="f1" draw:formula="logheight"/>
          </draw:enhanced-geometry>
        </draw:custom-shape>
        <draw:custom-shape draw:name="object 26" draw:style-name="gr9" draw:text-style-name="P21" draw:layer="layout" svg:width="1.888cm" svg:height="0.445cm" svg:x="5.456cm" svg:y="5.025cm">
          <text:p text:style-name="P2"><text:span text:style-name="T63">affich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7" draw:style-name="gr57" draw:text-style-name="P21" draw:layer="layout" svg:width="4.762cm" svg:height="0.001cm" svg:x="7.511cm" svg:y="5.382cm">
          <text:p/>
          <draw:enhanced-geometry draw:mirror-horizontal="false" draw:mirror-vertical="false" svg:viewBox="0 0 0 0" drawooo:sub-view-size="1714500 0" draw:text-areas="0 0 ?f0 ?f1" draw:type="ooxml-non-primitive" draw:enhanced-path="M 0 0 L 1714157 0 N">
            <draw:equation draw:name="f0" draw:formula="logwidth"/>
            <draw:equation draw:name="f1" draw:formula="logheight"/>
          </draw:enhanced-geometry>
        </draw:custom-shape>
        <draw:custom-shape draw:name="object 28" draw:style-name="gr57" draw:text-style-name="P21" draw:layer="layout" svg:width="0.001cm" svg:height="0.085cm" svg:x="0.534cm" svg:y="5.389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29" draw:style-name="gr57" draw:text-style-name="P21" draw:layer="layout" svg:width="0.001cm" svg:height="0.085cm" svg:x="12.266cm" svg:y="5.389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30" draw:style-name="gr57" draw:text-style-name="P21" draw:layer="layout" svg:width="0.001cm" svg:height="0.477cm" svg:x="0.534cm" svg:y="5.474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31" draw:style-name="gr57" draw:text-style-name="P21" draw:layer="layout" svg:width="0.001cm" svg:height="0.477cm" svg:x="12.266cm" svg:y="5.474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32" draw:style-name="gr57" draw:text-style-name="P21" draw:layer="layout" svg:width="0.001cm" svg:height="0.477cm" svg:x="0.534cm" svg:y="5.952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33" draw:style-name="gr9" draw:text-style-name="P21" draw:layer="layout" svg:width="10.577cm" svg:height="0.897cm" svg:x="0.592cm" svg:y="5.409cm">
          <text:p text:style-name="P184"><text:span text:style-name="T63">une barre oblique inverse en fin de ligne permet de <text:s/>poursuivre une longue commande sur la ligne</text:span><text:span text:style-name="T213"> </text:span><text:span text:style-name="T63">suiv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4" draw:style-name="gr57" draw:text-style-name="P21" draw:layer="layout" svg:width="0.001cm" svg:height="0.477cm" svg:x="12.266cm" svg:y="5.952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35" draw:style-name="gr57" draw:text-style-name="P21" draw:layer="layout" svg:width="0.001cm" svg:height="0.085cm" svg:x="0.534cm" svg:y="6.43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36" draw:style-name="gr57" draw:text-style-name="P21" draw:layer="layout" svg:width="0.001cm" svg:height="0.085cm" svg:x="12.266cm" svg:y="6.43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37" draw:style-name="gr57" draw:text-style-name="P21" draw:layer="layout" svg:width="11.745cm" svg:height="0.001cm" svg:x="0.527cm" svg:y="6.523cm">
          <text:p/>
          <draw:enhanced-geometry draw:mirror-horizontal="false" draw:mirror-vertical="false" svg:viewBox="0 0 0 0" drawooo:sub-view-size="4228465 0" draw:text-areas="0 0 ?f0 ?f1" draw:type="ooxml-non-primitive" draw:enhanced-path="M 0 0 L 4228426 0 N">
            <draw:equation draw:name="f0" draw:formula="logwidth"/>
            <draw:equation draw:name="f1" draw:formula="logheight"/>
          </draw:enhanced-geometry>
        </draw:custom-shape>
        <draw:custom-shape draw:name="object 38" draw:style-name="gr62" draw:text-style-name="P202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9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40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3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entaires" draw:style-name="dp1" draw:master-page-name="Title_20_and_20_Content" presentation:presentation-page-layout-name="AL1T11">
        <draw:custom-shape draw:name="object 2" draw:style-name="gr9" draw:text-style-name="P21" draw:layer="layout" svg:width="9.475cm" svg:height="0.507cm" svg:x="1.491cm" svg:y="0.21cm">
          <text:p text:style-name="P200"><text:span text:style-name="T201">Sujet </text:span><text:span text:style-name="T202">105 <text:s/>– <text:s/>Shells, </text:span><text:span text:style-name="T203">scripts </text:span><text:span text:style-name="T204">et </text:span><text:span text:style-name="T203">gestion </text:span><text:span text:style-name="T205">de <text:s/></text:span><text:span text:style-name="T206">données105.2 <text:s/></text:span><text:span text:style-name="T203">Personnalisation </text:span><text:span text:style-name="T207">ou </text:span><text:span text:style-name="T201">écriture </text:span><text:span text:style-name="T205">de <text:s/></text:span><text:span text:style-name="T203">scripts </text:span><text:span text:style-name="T208"><text:s/></text:span><text:span text:style-name="T202">si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9" draw:text-style-name="P30" draw:layer="layout" svg:width="10.639cm" svg:height="1.605cm" svg:x="1.078cm" svg:y="0.455cm" presentation:class="title" presentation:user-transformed="true">
          <draw:text-box>
            <text:p text:style-name="P10"><text:span text:style-name="T214">Commentaires</text:span></text:p>
          </draw:text-box>
        </draw:frame>
        <draw:custom-shape draw:name="object 4" draw:style-name="gr57" draw:text-style-name="P21" draw:layer="layout" svg:width="3.347cm" svg:height="0.001cm" svg:x="0.527cm" svg:y="2.265cm">
          <text:p/>
          <draw:enhanced-geometry draw:mirror-horizontal="false" draw:mirror-vertical="false" svg:viewBox="0 0 0 0" drawooo:sub-view-size="1205230 0" draw:text-areas="0 0 ?f0 ?f1" draw:type="ooxml-non-primitive" draw:enhanced-path="M 0 0 L 1205014 0 N">
            <draw:equation draw:name="f0" draw:formula="logwidth"/>
            <draw:equation draw:name="f1" draw:formula="logheight"/>
          </draw:enhanced-geometry>
        </draw:custom-shape>
        <draw:custom-shape draw:name="object 5" draw:style-name="gr9" draw:text-style-name="P21" draw:layer="layout" svg:width="4.717cm" svg:height="0.445cm" svg:x="4.041cm" svg:y="1.908cm">
          <text:p text:style-name="P2"><text:span text:style-name="T63">fichier</text:span><text:span text:style-name="T112"> </text:span><text:span text:style-name="T63">commentaires.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7" draw:text-style-name="P21" draw:layer="layout" svg:width="3.347cm" svg:height="0.001cm" svg:x="8.926cm" svg:y="2.265cm">
          <text:p/>
          <draw:enhanced-geometry draw:mirror-horizontal="false" draw:mirror-vertical="false" svg:viewBox="0 0 0 0" drawooo:sub-view-size="1205229 0" draw:text-areas="0 0 ?f0 ?f1" draw:type="ooxml-non-primitive" draw:enhanced-path="M 0 0 L 1205014 0 N">
            <draw:equation draw:name="f0" draw:formula="logwidth"/>
            <draw:equation draw:name="f1" draw:formula="logheight"/>
          </draw:enhanced-geometry>
        </draw:custom-shape>
        <draw:custom-shape draw:name="object 7" draw:style-name="gr57" draw:text-style-name="P21" draw:layer="layout" svg:width="0.001cm" svg:height="0.085cm" svg:x="0.534cm" svg:y="2.272cm">
          <text:p/>
          <draw:enhanced-geometry draw:mirror-horizontal="false" draw:mirror-vertical="false" svg:viewBox="0 0 0 0" drawooo:sub-view-size="0 31115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8" draw:style-name="gr57" draw:text-style-name="P21" draw:layer="layout" svg:width="0.001cm" svg:height="0.085cm" svg:x="12.266cm" svg:y="2.272cm">
          <text:p/>
          <draw:enhanced-geometry draw:mirror-horizontal="false" draw:mirror-vertical="false" svg:viewBox="0 0 0 0" drawooo:sub-view-size="0 31115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9" draw:style-name="gr57" draw:text-style-name="P21" draw:layer="layout" svg:width="0.001cm" svg:height="0.477cm" svg:x="0.534cm" svg:y="2.358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0" draw:style-name="gr9" draw:text-style-name="P21" draw:layer="layout" svg:width="2.091cm" svg:height="0.445cm" svg:x="0.592cm" svg:y="2.304cm">
          <text:p text:style-name="P2"><text:span text:style-name="T63">#!</text:span><text:span text:style-name="T115"> </text:span><text:span text:style-name="T63">/bin/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57" draw:text-style-name="P21" draw:layer="layout" svg:width="0.001cm" svg:height="0.477cm" svg:x="12.266cm" svg:y="2.358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2" draw:style-name="gr57" draw:text-style-name="P21" draw:layer="layout" svg:width="0.001cm" svg:height="0.477cm" svg:x="0.534cm" svg:y="2.836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3" draw:style-name="gr57" draw:text-style-name="P21" draw:layer="layout" svg:width="0.001cm" svg:height="0.477cm" svg:x="12.266cm" svg:y="2.836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4" draw:style-name="gr57" draw:text-style-name="P21" draw:layer="layout" svg:width="0.001cm" svg:height="0.477cm" svg:x="0.534cm" svg:y="3.314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5" draw:style-name="gr57" draw:text-style-name="P21" draw:layer="layout" svg:width="0.001cm" svg:height="0.477cm" svg:x="12.266cm" svg:y="3.314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6" draw:style-name="gr57" draw:text-style-name="P21" draw:layer="layout" svg:width="0.001cm" svg:height="0.477cm" svg:x="0.534cm" svg:y="3.792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7" draw:style-name="gr57" draw:text-style-name="P21" draw:layer="layout" svg:width="0.001cm" svg:height="0.477cm" svg:x="12.266cm" svg:y="3.792cm">
          <text:p/>
          <draw:enhanced-geometry draw:mirror-horizontal="false" draw:mirror-vertical="false" svg:viewBox="0 0 0 0" drawooo:sub-view-size="0 172084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8" draw:style-name="gr57" draw:text-style-name="P21" draw:layer="layout" svg:width="0.001cm" svg:height="0.477cm" svg:x="0.534cm" svg:y="4.27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19" draw:style-name="gr57" draw:text-style-name="P21" draw:layer="layout" svg:width="0.001cm" svg:height="0.477cm" svg:x="12.266cm" svg:y="4.27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20" draw:style-name="gr57" draw:text-style-name="P21" draw:layer="layout" svg:width="0.001cm" svg:height="0.477cm" svg:x="0.534cm" svg:y="4.748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21" draw:style-name="gr9" draw:text-style-name="P21" draw:layer="layout" svg:width="10.981cm" svg:height="1.856cm" svg:x="0.592cm" svg:y="3.26cm">
          <text:p text:style-name="P2"><text:span text:style-name="T63"># les commentaires commencent par un</text:span><text:span text:style-name="T215"> </text:span><text:span text:style-name="T63">#</text:span></text:p>
          <text:p text:style-name="P113"><text:span text:style-name="T63"># et s’étendent jusqu’à la fin de la</text:span><text:span text:style-name="T216"> </text:span><text:span text:style-name="T63">ligne</text:span></text:p>
          <text:p text:style-name="P193"><text:span text:style-name="T191"/></text:p>
          <text:p text:style-name="P2"><text:span text:style-name="T63">echo ’ce qui suit est un commentaire’ # non</text:span><text:span text:style-name="T217"> </text:span><text:span text:style-name="T63">interpré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2" draw:style-name="gr57" draw:text-style-name="P21" draw:layer="layout" svg:width="0.001cm" svg:height="0.477cm" svg:x="12.266cm" svg:y="4.748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23" draw:style-name="gr57" draw:text-style-name="P21" draw:layer="layout" svg:width="0.001cm" svg:height="0.085cm" svg:x="0.534cm" svg:y="5.226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24" draw:style-name="gr57" draw:text-style-name="P21" draw:layer="layout" svg:width="0.001cm" svg:height="0.085cm" svg:x="12.266cm" svg:y="5.226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25" draw:style-name="gr57" draw:text-style-name="P21" draw:layer="layout" svg:width="11.745cm" svg:height="0.001cm" svg:x="0.527cm" svg:y="5.318cm">
          <text:p/>
          <draw:enhanced-geometry draw:mirror-horizontal="false" draw:mirror-vertical="false" svg:viewBox="0 0 0 0" drawooo:sub-view-size="4228465 0" draw:text-areas="0 0 ?f0 ?f1" draw:type="ooxml-non-primitive" draw:enhanced-path="M 0 0 L 4228426 0 N">
            <draw:equation draw:name="f0" draw:formula="logwidth"/>
            <draw:equation draw:name="f1" draw:formula="logheight"/>
          </draw:enhanced-geometry>
        </draw:custom-shape>
        <draw:custom-shape draw:name="object 26" draw:style-name="gr57" draw:text-style-name="P21" draw:layer="layout" svg:width="4.762cm" svg:height="0.001cm" svg:x="0.527cm" svg:y="5.86cm">
          <text:p/>
          <draw:enhanced-geometry draw:mirror-horizontal="false" draw:mirror-vertical="false" svg:viewBox="0 0 0 0" drawooo:sub-view-size="1714500 0" draw:text-areas="0 0 ?f0 ?f1" draw:type="ooxml-non-primitive" draw:enhanced-path="M 0 0 L 1714157 0 N">
            <draw:equation draw:name="f0" draw:formula="logwidth"/>
            <draw:equation draw:name="f1" draw:formula="logheight"/>
          </draw:enhanced-geometry>
        </draw:custom-shape>
        <draw:custom-shape draw:name="object 27" draw:style-name="gr9" draw:text-style-name="P21" draw:layer="layout" svg:width="1.888cm" svg:height="0.445cm" svg:x="5.456cm" svg:y="5.503cm">
          <text:p text:style-name="P2"><text:span text:style-name="T63">affich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8" draw:style-name="gr57" draw:text-style-name="P21" draw:layer="layout" svg:width="4.762cm" svg:height="0.001cm" svg:x="7.511cm" svg:y="5.86cm">
          <text:p/>
          <draw:enhanced-geometry draw:mirror-horizontal="false" draw:mirror-vertical="false" svg:viewBox="0 0 0 0" drawooo:sub-view-size="1714500 0" draw:text-areas="0 0 ?f0 ?f1" draw:type="ooxml-non-primitive" draw:enhanced-path="M 0 0 L 1714157 0 N">
            <draw:equation draw:name="f0" draw:formula="logwidth"/>
            <draw:equation draw:name="f1" draw:formula="logheight"/>
          </draw:enhanced-geometry>
        </draw:custom-shape>
        <draw:custom-shape draw:name="object 29" draw:style-name="gr57" draw:text-style-name="P21" draw:layer="layout" svg:width="0.001cm" svg:height="0.085cm" svg:x="0.534cm" svg:y="5.867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30" draw:style-name="gr57" draw:text-style-name="P21" draw:layer="layout" svg:width="0.001cm" svg:height="0.085cm" svg:x="12.266cm" svg:y="5.867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31" draw:style-name="gr57" draw:text-style-name="P21" draw:layer="layout" svg:width="0.001cm" svg:height="0.477cm" svg:x="0.534cm" svg:y="5.952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32" draw:style-name="gr9" draw:text-style-name="P21" draw:layer="layout" svg:width="6.132cm" svg:height="0.445cm" svg:x="0.592cm" svg:y="5.899cm">
          <text:p text:style-name="P2"><text:span text:style-name="T63">ce qui suit est un</text:span><text:span text:style-name="T218"> </text:span><text:span text:style-name="T63">comment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3" draw:style-name="gr57" draw:text-style-name="P21" draw:layer="layout" svg:width="0.001cm" svg:height="0.477cm" svg:x="12.266cm" svg:y="5.952cm">
          <text:p/>
          <draw:enhanced-geometry draw:mirror-horizontal="false" draw:mirror-vertical="false" svg:viewBox="0 0 0 0" drawooo:sub-view-size="0 172085" draw:text-areas="0 0 ?f0 ?f1" draw:type="ooxml-non-primitive" draw:enhanced-path="M 0 172072 L 0 0 N">
            <draw:equation draw:name="f0" draw:formula="logwidth"/>
            <draw:equation draw:name="f1" draw:formula="logheight"/>
          </draw:enhanced-geometry>
        </draw:custom-shape>
        <draw:custom-shape draw:name="object 34" draw:style-name="gr57" draw:text-style-name="P21" draw:layer="layout" svg:width="0.001cm" svg:height="0.085cm" svg:x="0.534cm" svg:y="6.43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35" draw:style-name="gr57" draw:text-style-name="P21" draw:layer="layout" svg:width="0.001cm" svg:height="0.085cm" svg:x="12.266cm" svg:y="6.43cm">
          <text:p/>
          <draw:enhanced-geometry draw:mirror-horizontal="false" draw:mirror-vertical="false" svg:viewBox="0 0 0 0" drawooo:sub-view-size="0 31114" draw:text-areas="0 0 ?f0 ?f1" draw:type="ooxml-non-primitive" draw:enhanced-path="M 0 30784 L 0 0 N">
            <draw:equation draw:name="f0" draw:formula="logwidth"/>
            <draw:equation draw:name="f1" draw:formula="logheight"/>
          </draw:enhanced-geometry>
        </draw:custom-shape>
        <draw:custom-shape draw:name="object 36" draw:style-name="gr57" draw:text-style-name="P21" draw:layer="layout" svg:width="11.745cm" svg:height="0.001cm" svg:x="0.527cm" svg:y="6.523cm">
          <text:p/>
          <draw:enhanced-geometry draw:mirror-horizontal="false" draw:mirror-vertical="false" svg:viewBox="0 0 0 0" drawooo:sub-view-size="4228465 0" draw:text-areas="0 0 ?f0 ?f1" draw:type="ooxml-non-primitive" draw:enhanced-path="M 0 0 L 4228426 0 N">
            <draw:equation draw:name="f0" draw:formula="logwidth"/>
            <draw:equation draw:name="f1" draw:formula="logheight"/>
          </draw:enhanced-geometry>
        </draw:custom-shape>
        <draw:custom-shape draw:name="object 37" draw:style-name="gr63" draw:text-style-name="P203" draw:layer="layout" svg:width="2.815cm" svg:height="0.699cm" svg:x="0.3cm" svg:y="8.8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8" presentation:style-name="pr4" draw:text-style-name="P18" draw:layer="layout" svg:width="2.139cm" svg:height="5.575cm" svg:x="4.969cm" svg:y="9.305cm" presentation:class="footer" presentation:user-transformed="true">
          <draw:text-box>
            <text:p text:style-name="P17"><text:span text:style-name="T12">LPIC-1 </text:span><text:span text:style-name="T13">– </text:span><text:span text:style-name="T14">Examen <text:s/></text:span><text:span text:style-name="T13">102</text:span></text:p>
          </draw:text-box>
        </draw:frame>
        <draw:frame draw:name="object 39" presentation:style-name="pr4" draw:text-style-name="P18" draw:layer="layout" svg:width="1.071cm" svg:height="5.575cm" svg:x="11.57cm" svg:y="9.304cm" presentation:class="page-number" presentation:user-transformed="true">
          <draw:text-box>
            <text:p text:style-name="P19"><text:span text:style-name="T15"><text:page-number>&lt;numéro&gt;</text:page-number></text:span><text:span text:style-name="T15"> </text:span><text:span text:style-name="T16">/</text:span><text:span text:style-name="T17"> </text:span><text:span text:style-name="T15">436</text:span></text:p>
          </draw:text-box>
        </draw:frame>
        <presentation:notes draw:style-name="dp2">
          <draw:page-thumbnail draw:style-name="gr5" draw:layer="layout" svg:width="14.835cm" svg:height="11.136cm" svg:x="3.082cm" svg:y="2.257cm" draw:page-number="3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" presentation:presentation-page-layout-name="AL1T11">
        <draw:custom-shape draw:name="object 2" draw:style-name="gr64" draw:text-style-name="P204" draw:layer="layout" svg:width="12.799cm" svg:height="4.7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9" draw:text-style-name="P21" draw:layer="layout" svg:width="9.566cm" svg:height="1.733cm" svg:x="1.63cm" svg:y="5.558cm">
          <text:p text:style-name="P2"><text:span text:style-name="T219">Merci </text:span><text:span text:style-name="T220">pour </text:span><text:span text:style-name="T221">votre <text:s/></text:span><text:span text:style-name="T219">attention</text:span><text:span text:style-name="T222"> </text:span><text:span text:style-name="T223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35cm" svg:height="11.136cm" svg:x="3.082cm" svg:y="2.257cm" draw:page-number="4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lack1" svg:font-family="'Arial Black'"/>
    <style:font-face style:name="Calibri2" svg:font-family="Calibri"/>
    <style:font-face style:name="Courier New1" svg:font-family="'Courier New'"/>
    <style:font-face style:name="Gill Sans MT" svg:font-family="'Gill Sans MT'"/>
    <style:font-face style:name="Palatino Linotype1" svg:font-family="'Palatino Linotype'"/>
    <style:font-face style:name="Segoe UI Symbol1" svg:font-family="'Segoe UI Symbol'"/>
    <style:font-face style:name="Times New Roman1" svg:font-family="'Times New Roman'"/>
    <style:font-face style:name="Trebuchet MS1" svg:font-family="'Trebuchet MS'"/>
    <style:font-face style:name="Arial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alatino Linotype" svg:font-family="'Palatino Linotype'" style:font-pitch="variable"/>
    <style:font-face style:name="Segoe UI Symbol" svg:font-family="'Segoe UI Symbol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msFillBitmap_20_1" draw:display-name="msFillBitmap 1" xlink:href="Pictures/10000201000001F4000001F4D0F4557A4C10E64C.png" xlink:type="simple" xlink:show="embed" xlink:actuate="onLoad"/>
    <draw:fill-image draw:name="msFillBitmap_20_106" draw:display-name="msFillBitmap 106" xlink:href="Pictures/10000201000002A900000007C0CE8847B684B808.png" xlink:type="simple" xlink:show="embed" xlink:actuate="onLoad"/>
    <draw:fill-image draw:name="msFillBitmap_20_107" draw:display-name="msFillBitmap 107" xlink:href="Pictures/1000000000000379000000DD89C6CF3BB7B10100.jpg" xlink:type="simple" xlink:show="embed" xlink:actuate="onLoad"/>
    <draw:fill-image draw:name="msFillBitmap_20_108" draw:display-name="msFillBitmap 108" xlink:href="Pictures/1000000000000379000000DD5B9DEB5EFD89C51A.jpg" xlink:type="simple" xlink:show="embed" xlink:actuate="onLoad"/>
    <draw:fill-image draw:name="msFillBitmap_20_109" draw:display-name="msFillBitmap 109" xlink:href="Pictures/1000000000000379000000DD9E6189F7F2F9FF30.jpg" xlink:type="simple" xlink:show="embed" xlink:actuate="onLoad"/>
    <draw:fill-image draw:name="msFillBitmap_20_110" draw:display-name="msFillBitmap 110" xlink:href="Pictures/1000000000000379000000DD07A4D43C8569EB43.jpg" xlink:type="simple" xlink:show="embed" xlink:actuate="onLoad"/>
    <draw:fill-image draw:name="msFillBitmap_20_111" draw:display-name="msFillBitmap 111" xlink:href="Pictures/10000201000002A900000007C0CE8847B684B808.png" xlink:type="simple" xlink:show="embed" xlink:actuate="onLoad"/>
    <draw:fill-image draw:name="msFillBitmap_20_112" draw:display-name="msFillBitmap 112" xlink:href="Pictures/1000000000000379000000DD62DC8A266A09A7DC.jpg" xlink:type="simple" xlink:show="embed" xlink:actuate="onLoad"/>
    <draw:fill-image draw:name="msFillBitmap_20_113" draw:display-name="msFillBitmap 113" xlink:href="Pictures/1000000000000379000000DDC3E4FE53B4AB66BA.jpg" xlink:type="simple" xlink:show="embed" xlink:actuate="onLoad"/>
    <draw:fill-image draw:name="msFillBitmap_20_114" draw:display-name="msFillBitmap 114" xlink:href="Pictures/1000000000000379000000DDB15830147604863A.jpg" xlink:type="simple" xlink:show="embed" xlink:actuate="onLoad"/>
    <draw:fill-image draw:name="msFillBitmap_20_115" draw:display-name="msFillBitmap 115" xlink:href="Pictures/1000000000000379000000DDFEAD22D19E0E1692.jpg" xlink:type="simple" xlink:show="embed" xlink:actuate="onLoad"/>
    <draw:fill-image draw:name="msFillBitmap_20_116" draw:display-name="msFillBitmap 116" xlink:href="Pictures/1000000000000379000000DDBD2096207B7AEC32.jpg" xlink:type="simple" xlink:show="embed" xlink:actuate="onLoad"/>
    <draw:fill-image draw:name="msFillBitmap_20_117" draw:display-name="msFillBitmap 117" xlink:href="Pictures/1000000000000379000000DD01A9A334893D8EDE.jpg" xlink:type="simple" xlink:show="embed" xlink:actuate="onLoad"/>
    <draw:fill-image draw:name="msFillBitmap_20_118" draw:display-name="msFillBitmap 118" xlink:href="Pictures/1000000000000379000000DDBAF9F3ABB55E4FAB.jpg" xlink:type="simple" xlink:show="embed" xlink:actuate="onLoad"/>
    <draw:fill-image draw:name="msFillBitmap_20_171" draw:display-name="msFillBitmap 171" xlink:href="Pictures/1000000000000379000000DDBB10D2F71BF7B121.jpg" xlink:type="simple" xlink:show="embed" xlink:actuate="onLoad"/>
    <draw:fill-image draw:name="msFillBitmap_20_2" draw:display-name="msFillBitmap 2" xlink:href="Pictures/10000000000006400000024E9FA42DEFDE9CC3AB.jpg" xlink:type="simple" xlink:show="embed" xlink:actuate="onLoad"/>
    <draw:fill-image draw:name="msFillBitmap_20_29" draw:display-name="msFillBitmap 29" xlink:href="Pictures/1000000000000379000000DD8D0B946BCD905143.jpg" xlink:type="simple" xlink:show="embed" xlink:actuate="onLoad"/>
    <draw:fill-image draw:name="msFillBitmap_20_3" draw:display-name="msFillBitmap 3" xlink:href="Pictures/1000000000000379000000DDDB029B9C66984846.jpg" xlink:type="simple" xlink:show="embed" xlink:actuate="onLoad"/>
    <draw:fill-image draw:name="msFillBitmap_20_31" draw:display-name="msFillBitmap 31" xlink:href="Pictures/1000000000000379000000DD13125D85F61CA0E1.jpg" xlink:type="simple" xlink:show="embed" xlink:actuate="onLoad"/>
    <draw:fill-image draw:name="msFillBitmap_20_32" draw:display-name="msFillBitmap 32" xlink:href="Pictures/1000000000000379000000DD7468643C1C1A4F34.jpg" xlink:type="simple" xlink:show="embed" xlink:actuate="onLoad"/>
    <draw:fill-image draw:name="msFillBitmap_20_37" draw:display-name="msFillBitmap 37" xlink:href="Pictures/1000000000000379000000DDC76598A3449F2C92.jpg" xlink:type="simple" xlink:show="embed" xlink:actuate="onLoad"/>
    <draw:fill-image draw:name="msFillBitmap_20_38" draw:display-name="msFillBitmap 38" xlink:href="Pictures/1000000000000379000000DD0670C5BBDA5103F3.jpg" xlink:type="simple" xlink:show="embed" xlink:actuate="onLoad"/>
    <draw:fill-image draw:name="msFillBitmap_20_39" draw:display-name="msFillBitmap 39" xlink:href="Pictures/1000000000000379000000DD683D5063A9C29181.jpg" xlink:type="simple" xlink:show="embed" xlink:actuate="onLoad"/>
    <draw:fill-image draw:name="msFillBitmap_20_4" draw:display-name="msFillBitmap 4" xlink:href="Pictures/10000201000001F4000001F4D0F4557A4C10E64C.png" xlink:type="simple" xlink:show="embed" xlink:actuate="onLoad"/>
    <draw:fill-image draw:name="msFillBitmap_20_40" draw:display-name="msFillBitmap 40" xlink:href="Pictures/1000000000000379000000DDB37C2F33A75AFB8B.jpg" xlink:type="simple" xlink:show="embed" xlink:actuate="onLoad"/>
    <draw:fill-image draw:name="msFillBitmap_20_41" draw:display-name="msFillBitmap 41" xlink:href="Pictures/1000000000000379000000DD58320E6E11DF042D.jpg" xlink:type="simple" xlink:show="embed" xlink:actuate="onLoad"/>
    <draw:fill-image draw:name="msFillBitmap_20_42" draw:display-name="msFillBitmap 42" xlink:href="Pictures/1000000000000379000000DDE462015C623EABA2.jpg" xlink:type="simple" xlink:show="embed" xlink:actuate="onLoad"/>
    <draw:fill-image draw:name="msFillBitmap_20_44" draw:display-name="msFillBitmap 44" xlink:href="Pictures/1000000000000379000000DD0F4F38981614C78A.jpg" xlink:type="simple" xlink:show="embed" xlink:actuate="onLoad"/>
    <draw:fill-image draw:name="msFillBitmap_20_45" draw:display-name="msFillBitmap 45" xlink:href="Pictures/1000000000000379000000DD1C945A59B6AC87B5.jpg" xlink:type="simple" xlink:show="embed" xlink:actuate="onLoad"/>
    <draw:fill-image draw:name="msFillBitmap_20_46" draw:display-name="msFillBitmap 46" xlink:href="Pictures/1000000000000379000000DD5EDEA345412395AD.jpg" xlink:type="simple" xlink:show="embed" xlink:actuate="onLoad"/>
    <draw:fill-image draw:name="msFillBitmap_20_47" draw:display-name="msFillBitmap 47" xlink:href="Pictures/1000000000000379000000DD8C88F95B38413872.jpg" xlink:type="simple" xlink:show="embed" xlink:actuate="onLoad"/>
    <draw:fill-image draw:name="msFillBitmap_20_48" draw:display-name="msFillBitmap 48" xlink:href="Pictures/1000000000000379000000DDE8018341D30E022B.jpg" xlink:type="simple" xlink:show="embed" xlink:actuate="onLoad"/>
    <draw:fill-image draw:name="msFillBitmap_20_487" draw:display-name="msFillBitmap 487" xlink:href="Pictures/10000000000006400000024E9FA42DEFDE9CC3AB.jpg" xlink:type="simple" xlink:show="embed" xlink:actuate="onLoad"/>
    <draw:fill-image draw:name="msFillBitmap_20_49" draw:display-name="msFillBitmap 49" xlink:href="Pictures/1000000000000379000000DD9B9CD46DC34FAF90.jpg" xlink:type="simple" xlink:show="embed" xlink:actuate="onLoad"/>
    <draw:fill-image draw:name="msFillBitmap_20_50" draw:display-name="msFillBitmap 50" xlink:href="Pictures/1000000000000379000000DDFAA0EBE1614F966D.jpg" xlink:type="simple" xlink:show="embed" xlink:actuate="onLoad"/>
    <draw:fill-image draw:name="msFillBitmap_20_51" draw:display-name="msFillBitmap 51" xlink:href="Pictures/1000000000000379000000DDFAA0EBE1614F966D.jpg" xlink:type="simple" xlink:show="embed" xlink:actuate="onLoad"/>
    <draw:fill-image draw:name="msFillBitmap_20_52" draw:display-name="msFillBitmap 52" xlink:href="Pictures/1000000000000379000000DDFAA0EBE1614F966D.jpg" xlink:type="simple" xlink:show="embed" xlink:actuate="onLoad"/>
    <draw:fill-image draw:name="msFillBitmap_20_53" draw:display-name="msFillBitmap 53" xlink:href="Pictures/10000201000001F4000001F4D0F4557A4C10E64C.png" xlink:type="simple" xlink:show="embed" xlink:actuate="onLoad"/>
    <draw:fill-image draw:name="msFillBitmap_20_54" draw:display-name="msFillBitmap 54" xlink:href="Pictures/1000000000000379000000DDFAA0EBE1614F966D.jpg" xlink:type="simple" xlink:show="embed" xlink:actuate="onLoad"/>
    <draw:fill-image draw:name="msFillBitmap_20_55" draw:display-name="msFillBitmap 55" xlink:href="Pictures/1000000000000379000000DDFAA0EBE1614F966D.jpg" xlink:type="simple" xlink:show="embed" xlink:actuate="onLoad"/>
    <draw:fill-image draw:name="msFillBitmap_20_56" draw:display-name="msFillBitmap 56" xlink:href="Pictures/1000000000000379000000DDFAA0EBE1614F966D.jpg" xlink:type="simple" xlink:show="embed" xlink:actuate="onLoad"/>
    <draw:fill-image draw:name="msFillBitmap_20_57" draw:display-name="msFillBitmap 57" xlink:href="Pictures/1000000000000379000000DDFAA0EBE1614F966D.jpg" xlink:type="simple" xlink:show="embed" xlink:actuate="onLoad"/>
    <draw:fill-image draw:name="msFillBitmap_20_58" draw:display-name="msFillBitmap 58" xlink:href="Pictures/1000000000000379000000DDFAA0EBE1614F966D.jpg" xlink:type="simple" xlink:show="embed" xlink:actuate="onLoad"/>
    <draw:fill-image draw:name="msFillBitmap_20_59" draw:display-name="msFillBitmap 59" xlink:href="Pictures/1000000000000379000000DDFAA0EBE1614F966D.jpg" xlink:type="simple" xlink:show="embed" xlink:actuate="onLoad"/>
    <draw:fill-image draw:name="msFillBitmap_20_60" draw:display-name="msFillBitmap 60" xlink:href="Pictures/10000201000001F4000001F4D0F4557A4C10E64C.png" xlink:type="simple" xlink:show="embed" xlink:actuate="onLoad"/>
    <draw:fill-image draw:name="msFillBitmap_20_61" draw:display-name="msFillBitmap 61" xlink:href="Pictures/1000000000000379000000DDC3E4FE53B4AB66BA.jpg" xlink:type="simple" xlink:show="embed" xlink:actuate="onLoad"/>
    <draw:fill-image draw:name="msFillBitmap_20_62" draw:display-name="msFillBitmap 62" xlink:href="Pictures/1000000000000263000002808EDAE75CF2076EDB.png" xlink:type="simple" xlink:show="embed" xlink:actuate="onLoad"/>
    <draw:fill-image draw:name="msFillBitmap_20_63" draw:display-name="msFillBitmap 63" xlink:href="Pictures/1000000000000379000000DDFAA0EBE1614F966D.jpg" xlink:type="simple" xlink:show="embed" xlink:actuate="onLoad"/>
    <draw:fill-image draw:name="msFillBitmap_20_64" draw:display-name="msFillBitmap 64" xlink:href="Pictures/1000000000000379000000DDFAA0EBE1614F966D.jpg" xlink:type="simple" xlink:show="embed" xlink:actuate="onLoad"/>
    <draw:fill-image draw:name="msFillBitmap_20_65" draw:display-name="msFillBitmap 65" xlink:href="Pictures/1000000000000379000000DDFAA0EBE1614F966D.jpg" xlink:type="simple" xlink:show="embed" xlink:actuate="onLoad"/>
    <draw:fill-image draw:name="msFillBitmap_20_66" draw:display-name="msFillBitmap 66" xlink:href="Pictures/1000000000000379000000DDB15830147604863A.jpg" xlink:type="simple" xlink:show="embed" xlink:actuate="onLoad"/>
    <draw:fill-image draw:name="msFillBitmap_20_68" draw:display-name="msFillBitmap 68" xlink:href="Pictures/1000000000000379000000DDDD8F98E564C383D4.jpg" xlink:type="simple" xlink:show="embed" xlink:actuate="onLoad"/>
    <draw:fill-image draw:name="msFillBitmap_20_69" draw:display-name="msFillBitmap 69" xlink:href="Pictures/1000000000000379000000DDB15830147604863A.jpg" xlink:type="simple" xlink:show="embed" xlink:actuate="onLoad"/>
    <draw:fill-image draw:name="msFillBitmap_20_70" draw:display-name="msFillBitmap 70" xlink:href="Pictures/1000000000000379000000DDFAA0EBE1614F966D.jpg" xlink:type="simple" xlink:show="embed" xlink:actuate="onLoad"/>
    <draw:fill-image draw:name="msFillBitmap_20_71" draw:display-name="msFillBitmap 71" xlink:href="Pictures/1000000000000379000000DDFAA0EBE1614F966D.jpg" xlink:type="simple" xlink:show="embed" xlink:actuate="onLoad"/>
    <draw:fill-image draw:name="msFillBitmap_20_72" draw:display-name="msFillBitmap 72" xlink:href="Pictures/1000000000000379000000DDFAA0EBE1614F966D.jpg" xlink:type="simple" xlink:show="embed" xlink:actuate="onLoad"/>
    <draw:fill-image draw:name="msFillBitmap_20_73" draw:display-name="msFillBitmap 73" xlink:href="Pictures/1000000000000379000000DD8C88F95B38413872.jpg" xlink:type="simple" xlink:show="embed" xlink:actuate="onLoad"/>
    <draw:fill-image draw:name="msFillBitmap_20_74" draw:display-name="msFillBitmap 74" xlink:href="Pictures/1000000000000379000000DDFAA0EBE1614F966D.jpg" xlink:type="simple" xlink:show="embed" xlink:actuate="onLoad"/>
    <draw:fill-image draw:name="msFillBitmap_20_75" draw:display-name="msFillBitmap 75" xlink:href="Pictures/1000000000000379000000DD9E6189F7F2F9FF30.jpg" xlink:type="simple" xlink:show="embed" xlink:actuate="onLoad"/>
    <draw:fill-image draw:name="msFillBitmap_20_76" draw:display-name="msFillBitmap 76" xlink:href="Pictures/1000000000000379000000DDFAA0EBE1614F966D.jpg" xlink:type="simple" xlink:show="embed" xlink:actuate="onLoad"/>
    <draw:fill-image draw:name="msFillBitmap_20_77" draw:display-name="msFillBitmap 77" xlink:href="Pictures/10000201000002A900000007C0CE8847B684B808.png" xlink:type="simple" xlink:show="embed" xlink:actuate="onLoad"/>
    <draw:fill-image draw:name="msFillBitmap_20_78" draw:display-name="msFillBitmap 78" xlink:href="Pictures/1000000000000379000000DDFAA0EBE1614F966D.jpg" xlink:type="simple" xlink:show="embed" xlink:actuate="onLoad"/>
    <draw:fill-image draw:name="msFillBitmap_20_79" draw:display-name="msFillBitmap 79" xlink:href="Pictures/1000000000000379000000DDFAA0EBE1614F966D.jpg" xlink:type="simple" xlink:show="embed" xlink:actuate="onLoad"/>
    <draw:fill-image draw:name="msFillBitmap_20_80" draw:display-name="msFillBitmap 80" xlink:href="Pictures/1000000000000379000000DD812A8393B98183B5.jpg" xlink:type="simple" xlink:show="embed" xlink:actuate="onLoad"/>
    <draw:fill-image draw:name="msFillBitmap_20_81" draw:display-name="msFillBitmap 81" xlink:href="Pictures/1000000000000379000000DDFAA0EBE1614F966D.jpg" xlink:type="simple" xlink:show="embed" xlink:actuate="onLoad"/>
    <draw:fill-image draw:name="msFillBitmap_20_82" draw:display-name="msFillBitmap 82" xlink:href="Pictures/1000000000000379000000DDFAA0EBE1614F966D.jpg" xlink:type="simple" xlink:show="embed" xlink:actuate="onLoad"/>
    <draw:fill-image draw:name="msFillBitmap_20_83" draw:display-name="msFillBitmap 83" xlink:href="Pictures/1000000000000379000000DDFAA0EBE1614F966D.jpg" xlink:type="simple" xlink:show="embed" xlink:actuate="onLoad"/>
    <draw:fill-image draw:name="msFillBitmap_20_84" draw:display-name="msFillBitmap 84" xlink:href="Pictures/1000000000000379000000DDFAA0EBE1614F966D.jpg" xlink:type="simple" xlink:show="embed" xlink:actuate="onLoad"/>
    <draw:fill-image draw:name="msFillBitmap_20_85" draw:display-name="msFillBitmap 85" xlink:href="Pictures/1000000000000379000000DDFAA0EBE1614F966D.jpg" xlink:type="simple" xlink:show="embed" xlink:actuate="onLoad"/>
    <draw:fill-image draw:name="msFillBitmap_20_86" draw:display-name="msFillBitmap 86" xlink:href="Pictures/1000000000000379000000DDFAA0EBE1614F966D.jpg" xlink:type="simple" xlink:show="embed" xlink:actuate="onLoad"/>
    <draw:fill-image draw:name="msFillBitmap_20_87" draw:display-name="msFillBitmap 87" xlink:href="Pictures/1000000000000379000000DDFAA0EBE1614F966D.jpg" xlink:type="simple" xlink:show="embed" xlink:actuate="onLoad"/>
    <draw:fill-image draw:name="msFillBitmap_20_88" draw:display-name="msFillBitmap 88" xlink:href="Pictures/1000000000000379000000DD9B9CD46DC34FAF90.jpg" xlink:type="simple" xlink:show="embed" xlink:actuate="onLoad"/>
    <draw:fill-image draw:name="msFillBitmap_20_89" draw:display-name="msFillBitmap 89" xlink:href="Pictures/1000000000000379000000DDCDB147EE129AA1C6.jpg" xlink:type="simple" xlink:show="embed" xlink:actuate="onLoad"/>
    <draw:fill-image draw:name="msFillBitmap_20_90" draw:display-name="msFillBitmap 90" xlink:href="Pictures/1000000000000379000000DDFAA0EBE1614F966D.jpg" xlink:type="simple" xlink:show="embed" xlink:actuate="onLoad"/>
    <draw:fill-image draw:name="msFillBitmap_20_91" draw:display-name="msFillBitmap 91" xlink:href="Pictures/1000000000000379000000DDFAA0EBE1614F966D.jpg" xlink:type="simple" xlink:show="embed" xlink:actuate="onLoad"/>
    <draw:fill-image draw:name="msFillBitmap_20_92" draw:display-name="msFillBitmap 92" xlink:href="Pictures/1000000000000379000000DDFAA0EBE1614F966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18pt" fo:letter-spacing="normal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2.806cm" fo:page-height="9.61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solid" draw:fill-color="#c51e41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6" style:family="graphic" style:parent-style-name="standard">
      <style:graphic-properties draw:stroke="none" svg:stroke-width="0cm" draw:fill="bitmap" draw:fill-image-name="msFillBitmap_20_53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gr7" style:family="graphic" style:parent-style-name="standard">
      <style:graphic-properties draw:stroke="none" svg:stroke-width="0cm" draw:fill="bitmap" draw:fill-image-name="msFillBitmap_20_60" style:repeat="stretch" draw:textarea-vertical-align="top" draw:auto-grow-height="false" draw:fit-to-size="false" fo:min-height="0cm" fo:min-width="0cm" fo:padding-top="0cm" fo:padding-bottom="0cm" fo:padding-left="0cm" fo:padding-right="0cm" fo:wrap-option="wrap" fo:clip="rect(0cm, 0cm, 0cm, 0cm)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5.575cm" fo:padding-top="0cm" fo:padding-bottom="0cm" fo:padding-left="0cm" fo:padding-right="0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1.605cm" fo:padding-top="0cm" fo:padding-bottom="0cm" fo:padding-left="0cm" fo:padding-right="0cm" fo:wrap-option="wrap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5.575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1.605cm" fo:padding-top="0cm" fo:padding-bottom="0cm" fo:padding-left="0cm" fo:padding-right="0cm" fo:wrap-option="wrap"/>
    </style:style>
    <style:style style:name="Mpr9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fo:min-height="5.575cm" fo:padding-top="0cm" fo:padding-bottom="0cm" fo:padding-left="0cm" fo:padding-right="0cm" fo:wrap-option="wrap"/>
    </style:style>
    <style:style style:name="Mpr10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wo_20_Content-title">
      <style:graphic-properties draw:stroke="none" svg:stroke-width="0cm" draw:fill="none" draw:textarea-vertical-align="top" draw:auto-grow-height="false" draw:fit-to-size="false" fo:min-height="1.605cm" fo:padding-top="0cm" fo:padding-bottom="0cm" fo:padding-left="0cm" fo:padding-right="0cm" fo:wrap-option="wrap"/>
    </style:style>
    <style:style style:name="Mpr13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fo:min-height="5.575cm" fo:padding-top="0cm" fo:padding-bottom="0cm" fo:padding-left="0cm" fo:padding-right="0cm" fo:wrap-option="wrap"/>
    </style:style>
    <style:style style:name="Mpr14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c51e41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.035cm" fo:margin-right="0cm" fo:margin-top="0cm" fo:margin-bottom="0cm" style:line-height-at-least="0.243cm" fo:text-align="start" fo:text-indent="0cm"/>
      <style:text-properties fo:font-size="6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.071cm" fo:margin-right="0cm" fo:margin-top="0cm" fo:margin-bottom="0cm" style:line-height-at-least="0.245cm" fo:text-align="start" fo:text-indent="0cm"/>
      <style:text-properties fo:font-size="6pt" style:font-size-asian="14pt" style:font-size-complex="14pt"/>
    </style:style>
    <style:style style:name="MP11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loext:graphic-properties draw:fill="bitmap" draw:fill-image-name="msFillBitmap_20_53" style:repeat="stretch"/>
      <style:paragraph-properties fo:text-align="start" style:font-independent-line-spacing="true"/>
      <style:text-properties fo:font-size="18pt"/>
    </style:style>
    <style:style style:name="MP14" style:family="paragraph">
      <loext:graphic-properties draw:fill="bitmap" draw:fill-image-name="msFillBitmap_20_60" style:repeat="stretch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-0.001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-0.006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-0.008cm" fo:font-style="normal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 Black1" fo:font-size="6pt" fo:letter-spacing="-0.025cm" fo:font-style="normal" style:text-underline-style="none" fo:font-weight="bold" style:font-size-asian="6pt" style:font-style-asian="normal" style:font-weight-asian="bold" style:font-name-complex="Arial Black1" style:font-size-complex="6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 Black1" fo:font-size="6pt" fo:letter-spacing="0.056cm" fo:font-style="normal" style:text-underline-style="none" fo:font-weight="bold" style:font-size-asian="6pt" style:font-style-asian="normal" style:font-weight-asian="bold" style:font-name-complex="Arial Black1" style:font-size-complex="6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 Black1" fo:font-size="6pt" fo:letter-spacing="0.009cm" fo:font-style="normal" style:text-underline-style="none" fo:font-weight="bold" style:font-size-asian="6pt" style:font-style-asian="normal" style:font-weight-asian="bold" style:font-name-complex="Arial Black1" style:font-size-complex="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" style:page-layout-name="PM1" draw:style-name="Mdp1">
      <draw:custom-shape draw:name="bk object 16" draw:style-name="Mgr3" draw:text-style-name="MP5" draw:layer="backgroundobjects" svg:width="5.951cm" svg:height="5.95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6" draw:layer="backgroundobjects" svg:width="0.999cm" svg:height="2.1cm" svg:x="0cm" svg:y="0cm">
        <text:p/>
        <draw:enhanced-geometry draw:mirror-horizontal="false" draw:mirror-vertical="false" svg:viewBox="0 0 0 0" drawooo:sub-view-size="360045 756285" draw:text-areas="0 0 ?f0 ?f1" draw:type="ooxml-non-primitive" draw:enhanced-path="M 360004 0 L 0 0 0 756018 360004 0 Z N">
          <draw:equation draw:name="f0" draw:formula="logwidth"/>
          <draw:equation draw:name="f1" draw:formula="logheight"/>
        </draw:enhanced-geometry>
      </draw:custom-shape>
      <draw:custom-shape draw:name="bk object 18" draw:style-name="Mgr4" draw:text-style-name="MP6" draw:layer="backgroundobjects" svg:width="1.4cm" svg:height="3.1cm" svg:x="11.4cm" svg:y="6.5cm">
        <text:p/>
        <draw:enhanced-geometry draw:mirror-horizontal="false" draw:mirror-vertical="false" svg:viewBox="0 0 0 0" drawooo:sub-view-size="504189 1116329" draw:text-areas="0 0 ?f0 ?f1" draw:type="ooxml-non-primitive" draw:enhanced-path="M 503999 0 L 0 1116013 503999 1116013 503999 0 Z N">
          <draw:equation draw:name="f0" draw:formula="logwidth"/>
          <draw:equation draw:name="f1" draw:formula="logheight"/>
        </draw:enhanced-geometry>
      </draw:custom-shape>
      <draw:frame draw:name="Holder 2" presentation:style-name="Mpr1" draw:text-style-name="MP8" draw:layer="backgroundobjects" svg:width="2.139cm" svg:height="0.281cm" svg:x="4.969cm" svg:y="9.305cm" presentation:class="footer" presentation:user-transformed="true">
        <draw:text-box>
          <text:p text:style-name="MP7"><text:span text:style-name="MT2">LPIC-1 </text:span><text:span text:style-name="MT3">– </text:span><text:span text:style-name="MT4">Examen <text:s/></text:span><text:span text:style-name="MT3">102</text:span></text:p>
        </draw:text-box>
      </draw:frame>
      <draw:frame draw:name="Holder 3" presentation:style-name="Mpr1" draw:text-style-name="MP9" draw:layer="backgroundobjects" svg:width="2.944cm" svg:height="0.48cm" svg:x="0.64cm" svg:y="8.94cm" presentation:class="date-time" presentation:user-transformed="true">
        <draw:text-box>
          <text:p/>
        </draw:text-box>
      </draw:frame>
      <draw:frame draw:name="Holder 4" presentation:style-name="Mpr1" draw:text-style-name="MP8" draw:layer="backgroundobjects" svg:width="1.071cm" svg:height="0.281cm" svg:x="11.57cm" svg:y="9.304cm" presentation:class="page-number" presentation:user-transformed="true">
        <draw:text-box>
          <text:p text:style-name="MP10"><text:span text:style-name="MT5"><text:page-number>&lt;numéro&gt;</text:page-number></text:span><text:span text:style-name="MT5"> </text:span><text:span text:style-name="MT6">/</text:span><text:span text:style-name="MT7"> </text:span><text:span text:style-name="MT5">436</text:span></text:p>
        </draw:text-box>
      </draw:frame>
      <draw:frame presentation:style-name="Blank-title" draw:layer="backgroundobjects" svg:width="11.524cm" svg:height="1.604cm" svg:x="0.64cm" svg:y="0.383cm" presentation:class="title" presentation:placeholder="true">
        <draw:text-box/>
      </draw:frame>
      <draw:frame presentation:style-name="Blank-outline1" draw:layer="backgroundobjects" svg:width="11.524cm" svg:height="5.574cm" svg:x="0.64cm" svg:y="2.249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bk object 16" draw:style-name="Mgr5" draw:text-style-name="MP11" draw:layer="backgroundobjects" svg:width="5.951cm" svg:height="5.95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6" draw:layer="backgroundobjects" svg:width="0.999cm" svg:height="2.1cm" svg:x="0cm" svg:y="0cm">
        <text:p/>
        <draw:enhanced-geometry draw:mirror-horizontal="false" draw:mirror-vertical="false" svg:viewBox="0 0 0 0" drawooo:sub-view-size="360045 756285" draw:text-areas="0 0 ?f0 ?f1" draw:type="ooxml-non-primitive" draw:enhanced-path="M 360004 0 L 0 0 0 756018 360004 0 Z N">
          <draw:equation draw:name="f0" draw:formula="logwidth"/>
          <draw:equation draw:name="f1" draw:formula="logheight"/>
        </draw:enhanced-geometry>
      </draw:custom-shape>
      <draw:custom-shape draw:name="bk object 18" draw:style-name="Mgr4" draw:text-style-name="MP6" draw:layer="backgroundobjects" svg:width="1.4cm" svg:height="3.1cm" svg:x="11.4cm" svg:y="6.5cm">
        <text:p/>
        <draw:enhanced-geometry draw:mirror-horizontal="false" draw:mirror-vertical="false" svg:viewBox="0 0 0 0" drawooo:sub-view-size="504189 1116329" draw:text-areas="0 0 ?f0 ?f1" draw:type="ooxml-non-primitive" draw:enhanced-path="M 503999 0 L 0 1116013 503999 1116013 503999 0 Z N">
          <draw:equation draw:name="f0" draw:formula="logwidth"/>
          <draw:equation draw:name="f1" draw:formula="logheight"/>
        </draw:enhanced-geometry>
      </draw:custom-shape>
      <draw:frame draw:name="Holder 2" presentation:style-name="Mpr4" draw:text-style-name="MP12" draw:layer="backgroundobjects" svg:width="10.639cm" svg:height="1.216cm" svg:x="1.078cm" svg:y="0.455cm" presentation:class="title" presentation:user-transformed="true">
        <draw:text-box>
          <text:p/>
        </draw:text-box>
      </draw:frame>
      <draw:frame draw:name="Holder 3" presentation:style-name="Title_20_and_20_Content-outline1" draw:layer="backgroundobjects" svg:width="11.831cm" svg:height="5.781cm" svg:x="0.487cm" svg:y="1.722cm" presentation:class="outline" presentation:placeholder="true" presentation:user-transformed="true">
        <draw:text-box/>
      </draw:frame>
      <draw:frame draw:name="Holder 4" presentation:style-name="Mpr5" draw:text-style-name="MP8" draw:layer="backgroundobjects" svg:width="2.139cm" svg:height="0.281cm" svg:x="4.969cm" svg:y="9.305cm" presentation:class="footer" presentation:user-transformed="true">
        <draw:text-box>
          <text:p text:style-name="MP7"><text:span text:style-name="MT2">LPIC-1 </text:span><text:span text:style-name="MT3">– </text:span><text:span text:style-name="MT4">Examen <text:s/></text:span><text:span text:style-name="MT3">102</text:span></text:p>
        </draw:text-box>
      </draw:frame>
      <draw:frame draw:name="Holder 5" presentation:style-name="Mpr5" draw:text-style-name="MP9" draw:layer="backgroundobjects" svg:width="2.944cm" svg:height="0.48cm" svg:x="0.64cm" svg:y="8.94cm" presentation:class="date-time" presentation:user-transformed="true">
        <draw:text-box>
          <text:p/>
        </draw:text-box>
      </draw:frame>
      <draw:frame draw:name="Holder 6" presentation:style-name="Mpr5" draw:text-style-name="MP8" draw:layer="backgroundobjects" svg:width="1.071cm" svg:height="0.281cm" svg:x="11.57cm" svg:y="9.304cm" presentation:class="page-number" presentation:user-transformed="true">
        <draw:text-box>
          <text:p text:style-name="MP10"><text:span text:style-name="MT5"><text:page-number>&lt;numéro&gt;</text:page-number></text:span><text:span text:style-name="MT5"> </text:span><text:span text:style-name="MT6">/</text:span><text:span text:style-name="MT7"> </text:span><text:span text:style-name="MT5">436</text:span></text:p>
        </draw:text-box>
      </draw:frame>
      <presentation:notes style:page-layout-name="PM0">
        <draw:page-thumbnail presentation:style-name="Title_20_and_20_Content-title" draw:layer="backgroundobjects" svg:width="14.835cm" svg:height="11.136cm" svg:x="3.082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bk object 16" draw:style-name="Mgr6" draw:text-style-name="MP13" draw:layer="backgroundobjects" svg:width="5.951cm" svg:height="5.95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6" draw:layer="backgroundobjects" svg:width="0.999cm" svg:height="2.1cm" svg:x="0cm" svg:y="0cm">
        <text:p/>
        <draw:enhanced-geometry draw:mirror-horizontal="false" draw:mirror-vertical="false" svg:viewBox="0 0 0 0" drawooo:sub-view-size="360045 756285" draw:text-areas="0 0 ?f0 ?f1" draw:type="ooxml-non-primitive" draw:enhanced-path="M 360004 0 L 0 0 0 756018 360004 0 Z N">
          <draw:equation draw:name="f0" draw:formula="logwidth"/>
          <draw:equation draw:name="f1" draw:formula="logheight"/>
        </draw:enhanced-geometry>
      </draw:custom-shape>
      <draw:custom-shape draw:name="bk object 18" draw:style-name="Mgr4" draw:text-style-name="MP6" draw:layer="backgroundobjects" svg:width="1.4cm" svg:height="3.1cm" svg:x="11.4cm" svg:y="6.5cm">
        <text:p/>
        <draw:enhanced-geometry draw:mirror-horizontal="false" draw:mirror-vertical="false" svg:viewBox="0 0 0 0" drawooo:sub-view-size="504189 1116329" draw:text-areas="0 0 ?f0 ?f1" draw:type="ooxml-non-primitive" draw:enhanced-path="M 503999 0 L 0 1116013 503999 1116013 503999 0 Z N">
          <draw:equation draw:name="f0" draw:formula="logwidth"/>
          <draw:equation draw:name="f1" draw:formula="logheight"/>
        </draw:enhanced-geometry>
      </draw:custom-shape>
      <draw:frame draw:name="Holder 2" presentation:style-name="Mpr8" draw:text-style-name="MP12" draw:layer="backgroundobjects" svg:width="10.639cm" svg:height="1.216cm" svg:x="1.078cm" svg:y="0.455cm" presentation:class="title" presentation:user-transformed="true">
        <draw:text-box>
          <text:p/>
        </draw:text-box>
      </draw:frame>
      <draw:frame draw:name="Holder 3" presentation:style-name="Mpr9" draw:text-style-name="MP8" draw:layer="backgroundobjects" svg:width="2.139cm" svg:height="0.281cm" svg:x="4.969cm" svg:y="9.305cm" presentation:class="footer" presentation:user-transformed="true">
        <draw:text-box>
          <text:p text:style-name="MP7"><text:span text:style-name="MT2">LPIC-1 </text:span><text:span text:style-name="MT3">– </text:span><text:span text:style-name="MT4">Examen <text:s/></text:span><text:span text:style-name="MT3">102</text:span></text:p>
        </draw:text-box>
      </draw:frame>
      <draw:frame draw:name="Holder 4" presentation:style-name="Mpr9" draw:text-style-name="MP9" draw:layer="backgroundobjects" svg:width="2.944cm" svg:height="0.48cm" svg:x="0.64cm" svg:y="8.94cm" presentation:class="date-time" presentation:user-transformed="true">
        <draw:text-box>
          <text:p/>
        </draw:text-box>
      </draw:frame>
      <draw:frame draw:name="Holder 5" presentation:style-name="Mpr9" draw:text-style-name="MP8" draw:layer="backgroundobjects" svg:width="1.071cm" svg:height="0.281cm" svg:x="11.57cm" svg:y="9.304cm" presentation:class="page-number" presentation:user-transformed="true">
        <draw:text-box>
          <text:p text:style-name="MP10"><text:span text:style-name="MT5"><text:page-number>&lt;numéro&gt;</text:page-number></text:span><text:span text:style-name="MT5"> </text:span><text:span text:style-name="MT6">/</text:span><text:span text:style-name="MT7"> </text:span><text:span text:style-name="MT5">436</text:span></text:p>
        </draw:text-box>
      </draw:frame>
      <draw:frame presentation:style-name="Title_20_Only-outline1" draw:layer="backgroundobjects" svg:width="11.524cm" svg:height="5.574cm" svg:x="0.64cm" svg:y="2.249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35cm" svg:height="11.136cm" svg:x="3.082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bk object 16" draw:style-name="Mgr7" draw:text-style-name="MP14" draw:layer="backgroundobjects" svg:width="5.951cm" svg:height="5.95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6" draw:layer="backgroundobjects" svg:width="0.999cm" svg:height="2.1cm" svg:x="0cm" svg:y="0cm">
        <text:p/>
        <draw:enhanced-geometry draw:mirror-horizontal="false" draw:mirror-vertical="false" svg:viewBox="0 0 0 0" drawooo:sub-view-size="360045 756285" draw:text-areas="0 0 ?f0 ?f1" draw:type="ooxml-non-primitive" draw:enhanced-path="M 360004 0 L 0 0 0 756018 360004 0 Z N">
          <draw:equation draw:name="f0" draw:formula="logwidth"/>
          <draw:equation draw:name="f1" draw:formula="logheight"/>
        </draw:enhanced-geometry>
      </draw:custom-shape>
      <draw:custom-shape draw:name="bk object 18" draw:style-name="Mgr4" draw:text-style-name="MP6" draw:layer="backgroundobjects" svg:width="1.4cm" svg:height="3.1cm" svg:x="11.4cm" svg:y="6.5cm">
        <text:p/>
        <draw:enhanced-geometry draw:mirror-horizontal="false" draw:mirror-vertical="false" svg:viewBox="0 0 0 0" drawooo:sub-view-size="504189 1116329" draw:text-areas="0 0 ?f0 ?f1" draw:type="ooxml-non-primitive" draw:enhanced-path="M 503999 0 L 0 1116013 503999 1116013 503999 0 Z N">
          <draw:equation draw:name="f0" draw:formula="logwidth"/>
          <draw:equation draw:name="f1" draw:formula="logheight"/>
        </draw:enhanced-geometry>
      </draw:custom-shape>
      <draw:frame draw:name="Holder 2" presentation:style-name="Mpr12" draw:text-style-name="MP12" draw:layer="backgroundobjects" svg:width="10.639cm" svg:height="1.216cm" svg:x="1.078cm" svg:y="0.455cm" presentation:class="title" presentation:user-transformed="true">
        <draw:text-box>
          <text:p/>
        </draw:text-box>
      </draw:frame>
      <draw:frame draw:name="Holder 3" presentation:style-name="Two_20_Content-outline1" draw:layer="backgroundobjects" svg:width="5.541cm" svg:height="38.053cm" svg:x="0.718cm" svg:y="2.195cm" presentation:class="outline" presentation:placeholder="true" presentation:user-transformed="true">
        <draw:text-box/>
      </draw:frame>
      <draw:frame draw:name="Holder 4" presentation:style-name="Two_20_Content-outline1" draw:layer="backgroundobjects" svg:width="5.525cm" svg:height="38.053cm" svg:x="6.64cm" svg:y="2.689cm" presentation:class="outline" presentation:placeholder="true" presentation:user-transformed="true">
        <draw:text-box/>
      </draw:frame>
      <draw:frame draw:name="Holder 5" presentation:style-name="Mpr13" draw:text-style-name="MP8" draw:layer="backgroundobjects" svg:width="2.139cm" svg:height="0.281cm" svg:x="4.969cm" svg:y="9.305cm" presentation:class="footer" presentation:user-transformed="true">
        <draw:text-box>
          <text:p text:style-name="MP7"><text:span text:style-name="MT2">LPIC-1 </text:span><text:span text:style-name="MT3">– </text:span><text:span text:style-name="MT4">Examen <text:s/></text:span><text:span text:style-name="MT3">102</text:span></text:p>
        </draw:text-box>
      </draw:frame>
      <draw:frame draw:name="Holder 6" presentation:style-name="Mpr13" draw:text-style-name="MP9" draw:layer="backgroundobjects" svg:width="2.944cm" svg:height="0.48cm" svg:x="0.64cm" svg:y="8.94cm" presentation:class="date-time" presentation:user-transformed="true">
        <draw:text-box>
          <text:p/>
        </draw:text-box>
      </draw:frame>
      <draw:frame draw:name="Holder 7" presentation:style-name="Mpr13" draw:text-style-name="MP8" draw:layer="backgroundobjects" svg:width="1.071cm" svg:height="0.281cm" svg:x="11.57cm" svg:y="9.304cm" presentation:class="page-number" presentation:user-transformed="true">
        <draw:text-box>
          <text:p text:style-name="MP10"><text:span text:style-name="MT5"><text:page-number>&lt;numéro&gt;</text:page-number></text:span><text:span text:style-name="MT5"> </text:span><text:span text:style-name="MT6">/</text:span><text:span text:style-name="MT7"> </text:span><text:span text:style-name="MT5">436</text:span></text:p>
        </draw:text-box>
      </draw:frame>
      <presentation:notes style:page-layout-name="PM0">
        <draw:page-thumbnail presentation:style-name="Two_20_Content-title" draw:layer="backgroundobjects" svg:width="14.835cm" svg:height="11.136cm" svg:x="3.082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agora Formation  &lt;formation@linagora.com&gt;</meta:initial-creator>
    <dc:title>LPIC-1 - Examen 102</dc:title>
    <meta:creation-date>2016-11-09T04:22:07</meta:creation-date>
    <dc:date>2016-11-09T15:48:10.177432452</dc:date>
    <meta:editing-duration>PT24M31S</meta:editing-duration>
    <meta:generator>LibreOffice/5.0.5.2$Linux_X86_64 LibreOffice_project/55b006a02d247b5f7215fc6ea0fde844b30035b3</meta:generator>
    <meta:editing-cycles>10</meta:editing-cycles>
    <meta:document-statistic meta:object-count="456"/>
    <meta:user-defined meta:name="AppVersion">12.0000</meta:user-defined>
    <meta:user-defined meta:name="Created" meta:value-type="date">2016-07-21T00:00:00</meta:user-defined>
    <meta:user-defined meta:name="Creator">LaTeX with Beamer class version 3.36</meta:user-defined>
    <meta:user-defined meta:name="HyperlinksChanged" meta:value-type="boolean">false</meta:user-defined>
    <meta:user-defined meta:name="LastSaved" meta:value-type="date">2016-11-09T00:00:00</meta:user-defined>
    <meta:user-defined meta:name="LinksUpToDate" meta:value-type="boolean">false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</office:meta>
</office:document-meta>
</file>